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Times New Roman" fo:font-size="6.80000019073486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Kp</text:p>
          </table:table-cell>
          <table:table-cell office:value-type="string">
            <text:p><text:s/>0.18</text:p>
          </table:table-cell>
          <table:table-cell table:number-columns-repeated="5"/>
        </table:table-row>
        <table:table-row table:style-name="ro1">
          <table:table-cell office:value-type="string">
            <text:p>Ki</text:p>
          </table:table-cell>
          <table:table-cell office:value-type="float" office:value="0.122625">
            <text:p>0.122625</text:p>
          </table:table-cell>
          <table:table-cell table:number-columns-repeated="5"/>
        </table:table-row>
        <table:table-row table:style-name="ro1">
          <table:table-cell office:value-type="string">
            <text:p>Kd</text:p>
          </table:table-cell>
          <table:table-cell office:value-type="string">
            <text:p><text:s/>0.220183</text:p>
          </table:table-cell>
          <table:table-cell table:number-columns-repeated="2"/>
          <table:table-cell office:value-type="string">
            <text:p>min err:</text:p>
          </table:table-cell>
          <table:table-cell table:formula="of:=MIN([.B13:.B747])" office:value-type="float" office:value="0.0916748">
            <text:p>0.0916748</text:p>
          </table:table-cell>
          <table:table-cell/>
        </table:table-row>
        <table:table-row table:style-name="ro1">
          <table:table-cell office:value-type="string">
            <text:p>tau</text:p>
          </table:table-cell>
          <table:table-cell office:value-type="string">
            <text:p><text:s/>0.025</text:p>
          </table:table-cell>
          <table:table-cell table:number-columns-repeated="2"/>
          <table:table-cell office:value-type="string">
            <text:p>intLim:</text:p>
          </table:table-cell>
          <table:table-cell table:formula="of:=0.25/[.B2]" office:value-type="float" office:value="2.03873598369011">
            <text:p>2.0387359837</text:p>
          </table:table-cell>
          <table:table-cell/>
        </table:table-row>
        <table:table-row table:style-name="ro1">
          <table:table-cell office:value-type="string">
            <text:p>limMin</text:p>
          </table:table-cell>
          <table:table-cell office:value-type="string">
            <text:p><text:s/>0.25</text:p>
          </table:table-cell>
          <table:table-cell table:number-columns-repeated="5"/>
        </table:table-row>
        <table:table-row table:style-name="ro2">
          <table:table-cell office:value-type="string">
            <text:p>limMax</text:p>
          </table:table-cell>
          <table:table-cell office:value-type="string">
            <text:p><text:s/>0.765</text:p>
          </table:table-cell>
          <table:table-cell table:number-columns-repeated="5"/>
        </table:table-row>
        <table:table-row table:style-name="ro2">
          <table:table-cell office:value-type="string">
            <text:p>intLimMin</text:p>
          </table:table-cell>
          <table:table-cell office:value-type="string">
            <text:p><text:s/>0.25</text:p>
          </table:table-cell>
          <table:table-cell table:number-columns-repeated="3"/>
          <table:table-cell table:style-name="ce2"/>
          <table:table-cell/>
        </table:table-row>
        <table:table-row table:style-name="ro2">
          <table:table-cell office:value-type="string">
            <text:p>intLimMax</text:p>
          </table:table-cell>
          <table:table-cell office:value-type="string">
            <text:p><text:s/>0.5</text:p>
          </table:table-cell>
          <table:table-cell table:number-columns-repeated="5"/>
        </table:table-row>
        <table:table-row table:style-name="ro1">
          <table:table-cell office:value-type="string">
            <text:p>holdSpeed</text:p>
          </table:table-cell>
          <table:table-cell office:value-type="string">
            <text:p><text:s/>180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<text:s/>0.05</text:p>
          </table:table-cell>
          <table:table-cell table:number-columns-repeated="5"/>
        </table:table-row>
        <table:table-row table:style-name="ro1">
          <table:table-cell office:value-type="string">
            <text:p>setpoint</text:p>
          </table:table-cell>
          <table:table-cell office:value-type="string">
            <text:p><text:s/>180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/>
          <table:table-cell>
            <draw:frame table:end-cell-address="Tabelle1.Q54" table:end-x="1.599cm" table:end-y="0.026cm" draw:z-index="0" draw:style-name="gr1" draw:text-style-name="P1" svg:width="23.638cm" svg:height="18.942cm" svg:x="0.543cm" svg:y="0.053cm">
              <draw:object draw:notify-on-update-of-ranges="Tabelle1.C12:Tabelle1.C12 Tabelle1.C13:Tabelle1.C747 Tabelle1.E12:Tabelle1.E12 Tabelle1.E13:Tabelle1.E7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161133">
            <text:p>0.161133</text:p>
          </table:table-cell>
          <table:table-cell office:value-type="float" office:value="27.5397">
            <text:p>27.5397</text:p>
          </table:table-cell>
          <table:table-cell office:value-type="float" office:value="152.46">
            <text:p>152.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272217">
            <text:p>0.272217</text:p>
          </table:table-cell>
          <table:table-cell office:value-type="float" office:value="27.5596">
            <text:p>27.5596</text:p>
          </table:table-cell>
          <table:table-cell office:value-type="float" office:value="152.44">
            <text:p>152.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37915">
            <text:p>0.37915</text:p>
          </table:table-cell>
          <table:table-cell office:value-type="float" office:value="27.5791">
            <text:p>27.5791</text:p>
          </table:table-cell>
          <table:table-cell office:value-type="float" office:value="152.421">
            <text:p>152.4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480713">
            <text:p>0.480713</text:p>
          </table:table-cell>
          <table:table-cell office:value-type="float" office:value="27.5976">
            <text:p>27.5976</text:p>
          </table:table-cell>
          <table:table-cell office:value-type="float" office:value="152.402">
            <text:p>152.40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588379">
            <text:p>0.588379</text:p>
          </table:table-cell>
          <table:table-cell office:value-type="float" office:value="27.6157">
            <text:p>27.6157</text:p>
          </table:table-cell>
          <table:table-cell office:value-type="float" office:value="152.384">
            <text:p>152.3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694824">
            <text:p>0.694824</text:p>
          </table:table-cell>
          <table:table-cell office:value-type="float" office:value="27.6308">
            <text:p>27.6308</text:p>
          </table:table-cell>
          <table:table-cell office:value-type="float" office:value="152.369">
            <text:p>152.3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806396">
            <text:p>0.806396</text:p>
          </table:table-cell>
          <table:table-cell office:value-type="float" office:value="27.6413">
            <text:p>27.6413</text:p>
          </table:table-cell>
          <table:table-cell office:value-type="float" office:value="152.359">
            <text:p>152.3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907715">
            <text:p>0.907715</text:p>
          </table:table-cell>
          <table:table-cell office:value-type="float" office:value="27.6449">
            <text:p>27.6449</text:p>
          </table:table-cell>
          <table:table-cell office:value-type="float" office:value="152.355">
            <text:p>152.3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01245">
            <text:p>1.01245</text:p>
          </table:table-cell>
          <table:table-cell office:value-type="float" office:value="27.6411">
            <text:p>27.6411</text:p>
          </table:table-cell>
          <table:table-cell office:value-type="float" office:value="152.359">
            <text:p>152.3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11353">
            <text:p>1.11353</text:p>
          </table:table-cell>
          <table:table-cell office:value-type="float" office:value="27.629">
            <text:p>27.629</text:p>
          </table:table-cell>
          <table:table-cell office:value-type="float" office:value="152.371">
            <text:p>152.3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21875">
            <text:p>1.21875</text:p>
          </table:table-cell>
          <table:table-cell office:value-type="float" office:value="27.6064">
            <text:p>27.6064</text:p>
          </table:table-cell>
          <table:table-cell office:value-type="float" office:value="152.394">
            <text:p>152.3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34033">
            <text:p>1.34033</text:p>
          </table:table-cell>
          <table:table-cell office:value-type="float" office:value="27.5668">
            <text:p>27.5668</text:p>
          </table:table-cell>
          <table:table-cell office:value-type="float" office:value="152.433">
            <text:p>152.4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45264">
            <text:p>1.45264</text:p>
          </table:table-cell>
          <table:table-cell office:value-type="float" office:value="27.5169">
            <text:p>27.5169</text:p>
          </table:table-cell>
          <table:table-cell office:value-type="float" office:value="152.483">
            <text:p>152.4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55371">
            <text:p>1.55371</text:p>
          </table:table-cell>
          <table:table-cell office:value-type="float" office:value="27.4604">
            <text:p>27.4604</text:p>
          </table:table-cell>
          <table:table-cell office:value-type="float" office:value="152.54">
            <text:p>152.5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65845">
            <text:p>1.65845</text:p>
          </table:table-cell>
          <table:table-cell office:value-type="float" office:value="27.3908">
            <text:p>27.3908</text:p>
          </table:table-cell>
          <table:table-cell office:value-type="float" office:value="152.609">
            <text:p>152.6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76978">
            <text:p>1.76978</text:p>
          </table:table-cell>
          <table:table-cell office:value-type="float" office:value="27.3041">
            <text:p>27.3041</text:p>
          </table:table-cell>
          <table:table-cell office:value-type="float" office:value="152.696">
            <text:p>152.6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88086">
            <text:p>1.88086</text:p>
          </table:table-cell>
          <table:table-cell office:value-type="float" office:value="27.2051">
            <text:p>27.2051</text:p>
          </table:table-cell>
          <table:table-cell office:value-type="float" office:value="152.795">
            <text:p>152.7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98218">
            <text:p>1.98218</text:p>
          </table:table-cell>
          <table:table-cell office:value-type="float" office:value="27.1045">
            <text:p>27.1045</text:p>
          </table:table-cell>
          <table:table-cell office:value-type="float" office:value="152.895">
            <text:p>152.8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08276">
            <text:p>2.08276</text:p>
          </table:table-cell>
          <table:table-cell office:value-type="float" office:value="26.9951">
            <text:p>26.9951</text:p>
          </table:table-cell>
          <table:table-cell office:value-type="float" office:value="153.005">
            <text:p>153.0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19141">
            <text:p>2.19141</text:p>
          </table:table-cell>
          <table:table-cell office:value-type="float" office:value="26.8674">
            <text:p>26.8674</text:p>
          </table:table-cell>
          <table:table-cell office:value-type="float" office:value="153.133">
            <text:p>153.1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30298">
            <text:p>2.30298</text:p>
          </table:table-cell>
          <table:table-cell office:value-type="float" office:value="26.7266">
            <text:p>26.7266</text:p>
          </table:table-cell>
          <table:table-cell office:value-type="float" office:value="153.273">
            <text:p>153.2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41528">
            <text:p>2.41528</text:p>
          </table:table-cell>
          <table:table-cell office:value-type="float" office:value="26.5752">
            <text:p>26.5752</text:p>
          </table:table-cell>
          <table:table-cell office:value-type="float" office:value="153.425">
            <text:p>153.4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52686">
            <text:p>2.52686</text:p>
          </table:table-cell>
          <table:table-cell office:value-type="float" office:value="26.4168">
            <text:p>26.4168</text:p>
          </table:table-cell>
          <table:table-cell office:value-type="float" office:value="153.583">
            <text:p>153.5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63916">
            <text:p>2.63916</text:p>
          </table:table-cell>
          <table:table-cell office:value-type="float" office:value="26.2499">
            <text:p>26.2499</text:p>
          </table:table-cell>
          <table:table-cell office:value-type="float" office:value="153.75">
            <text:p>153.7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75024">
            <text:p>2.75024</text:p>
          </table:table-cell>
          <table:table-cell office:value-type="float" office:value="26.0782">
            <text:p>26.0782</text:p>
          </table:table-cell>
          <table:table-cell office:value-type="float" office:value="153.922">
            <text:p>153.9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86255">
            <text:p>2.86255</text:p>
          </table:table-cell>
          <table:table-cell office:value-type="float" office:value="25.8987">
            <text:p>25.8987</text:p>
          </table:table-cell>
          <table:table-cell office:value-type="float" office:value="154.101">
            <text:p>154.1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97266">
            <text:p>2.97266</text:p>
          </table:table-cell>
          <table:table-cell office:value-type="float" office:value="25.7179">
            <text:p>25.7179</text:p>
          </table:table-cell>
          <table:table-cell office:value-type="float" office:value="154.282">
            <text:p>154.2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07886">
            <text:p>3.07886</text:p>
          </table:table-cell>
          <table:table-cell office:value-type="float" office:value="25.5396">
            <text:p>25.5396</text:p>
          </table:table-cell>
          <table:table-cell office:value-type="float" office:value="154.46">
            <text:p>154.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1875">
            <text:p>3.1875</text:p>
          </table:table-cell>
          <table:table-cell office:value-type="float" office:value="25.3535">
            <text:p>25.3535</text:p>
          </table:table-cell>
          <table:table-cell office:value-type="float" office:value="154.647">
            <text:p>154.6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28809">
            <text:p>3.28809</text:p>
          </table:table-cell>
          <table:table-cell office:value-type="float" office:value="25.179">
            <text:p>25.179</text:p>
          </table:table-cell>
          <table:table-cell office:value-type="float" office:value="154.821">
            <text:p>154.8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39697">
            <text:p>3.39697</text:p>
          </table:table-cell>
          <table:table-cell office:value-type="float" office:value="24.9879">
            <text:p>24.9879</text:p>
          </table:table-cell>
          <table:table-cell office:value-type="float" office:value="155.012">
            <text:p>155.0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4978">
            <text:p>3.4978</text:p>
          </table:table-cell>
          <table:table-cell office:value-type="float" office:value="24.8088">
            <text:p>24.8088</text:p>
          </table:table-cell>
          <table:table-cell office:value-type="float" office:value="155.191">
            <text:p>155.1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59863">
            <text:p>3.59863</text:p>
          </table:table-cell>
          <table:table-cell office:value-type="float" office:value="24.6288">
            <text:p>24.6288</text:p>
          </table:table-cell>
          <table:table-cell office:value-type="float" office:value="155.371">
            <text:p>155.3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70508">
            <text:p>3.70508</text:p>
          </table:table-cell>
          <table:table-cell office:value-type="float" office:value="24.4379">
            <text:p>24.4379</text:p>
          </table:table-cell>
          <table:table-cell office:value-type="float" office:value="155.562">
            <text:p>155.5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81592">
            <text:p>3.81592</text:p>
          </table:table-cell>
          <table:table-cell office:value-type="float" office:value="24.2382">
            <text:p>24.2382</text:p>
          </table:table-cell>
          <table:table-cell office:value-type="float" office:value="155.762">
            <text:p>155.7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92554">
            <text:p>3.92554</text:p>
          </table:table-cell>
          <table:table-cell office:value-type="float" office:value="24.0401">
            <text:p>24.0401</text:p>
          </table:table-cell>
          <table:table-cell office:value-type="float" office:value="155.96">
            <text:p>155.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03735">
            <text:p>4.03735</text:p>
          </table:table-cell>
          <table:table-cell office:value-type="float" office:value="23.838">
            <text:p>23.838</text:p>
          </table:table-cell>
          <table:table-cell office:value-type="float" office:value="156.162">
            <text:p>156.1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14258">
            <text:p>4.14258</text:p>
          </table:table-cell>
          <table:table-cell office:value-type="float" office:value="23.6483">
            <text:p>23.6483</text:p>
          </table:table-cell>
          <table:table-cell office:value-type="float" office:value="156.352">
            <text:p>156.3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24854">
            <text:p>4.24854</text:p>
          </table:table-cell>
          <table:table-cell office:value-type="float" office:value="23.4573">
            <text:p>23.4573</text:p>
          </table:table-cell>
          <table:table-cell office:value-type="float" office:value="156.543">
            <text:p>156.5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35986">
            <text:p>4.35986</text:p>
          </table:table-cell>
          <table:table-cell office:value-type="float" office:value="23.2575">
            <text:p>23.2575</text:p>
          </table:table-cell>
          <table:table-cell office:value-type="float" office:value="156.742">
            <text:p>156.7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46899">
            <text:p>4.46899</text:p>
          </table:table-cell>
          <table:table-cell office:value-type="float" office:value="23.0622">
            <text:p>23.0622</text:p>
          </table:table-cell>
          <table:table-cell office:value-type="float" office:value="156.938">
            <text:p>156.93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57959">
            <text:p>4.57959</text:p>
          </table:table-cell>
          <table:table-cell office:value-type="float" office:value="22.8657">
            <text:p>22.8657</text:p>
          </table:table-cell>
          <table:table-cell office:value-type="float" office:value="157.134">
            <text:p>157.1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73389">
            <text:p>4.73389</text:p>
          </table:table-cell>
          <table:table-cell office:value-type="float" office:value="22.5932">
            <text:p>22.5932</text:p>
          </table:table-cell>
          <table:table-cell office:value-type="float" office:value="157.407">
            <text:p>157.4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84473">
            <text:p>4.84473</text:p>
          </table:table-cell>
          <table:table-cell office:value-type="float" office:value="22.3988">
            <text:p>22.3988</text:p>
          </table:table-cell>
          <table:table-cell office:value-type="float" office:value="157.601">
            <text:p>157.6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95728">
            <text:p>4.95728</text:p>
          </table:table-cell>
          <table:table-cell office:value-type="float" office:value="22.2027">
            <text:p>22.2027</text:p>
          </table:table-cell>
          <table:table-cell office:value-type="float" office:value="157.797">
            <text:p>157.7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06348">
            <text:p>5.06348</text:p>
          </table:table-cell>
          <table:table-cell office:value-type="float" office:value="22.0195">
            <text:p>22.0195</text:p>
          </table:table-cell>
          <table:table-cell office:value-type="float" office:value="157.98">
            <text:p>157.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16968">
            <text:p>5.16968</text:p>
          </table:table-cell>
          <table:table-cell office:value-type="float" office:value="21.8374">
            <text:p>21.8374</text:p>
          </table:table-cell>
          <table:table-cell office:value-type="float" office:value="158.163">
            <text:p>158.1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27759">
            <text:p>5.27759</text:p>
          </table:table-cell>
          <table:table-cell office:value-type="float" office:value="21.6541">
            <text:p>21.6541</text:p>
          </table:table-cell>
          <table:table-cell office:value-type="float" office:value="158.346">
            <text:p>158.3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38281">
            <text:p>5.38281</text:p>
          </table:table-cell>
          <table:table-cell office:value-type="float" office:value="21.4766">
            <text:p>21.4766</text:p>
          </table:table-cell>
          <table:table-cell office:value-type="float" office:value="158.523">
            <text:p>158.5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48389">
            <text:p>5.48389</text:p>
          </table:table-cell>
          <table:table-cell office:value-type="float" office:value="21.3075">
            <text:p>21.3075</text:p>
          </table:table-cell>
          <table:table-cell office:value-type="float" office:value="158.693">
            <text:p>158.6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58423">
            <text:p>5.58423</text:p>
          </table:table-cell>
          <table:table-cell office:value-type="float" office:value="21.1411">
            <text:p>21.1411</text:p>
          </table:table-cell>
          <table:table-cell office:value-type="float" office:value="158.859">
            <text:p>158.8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69263">
            <text:p>5.69263</text:p>
          </table:table-cell>
          <table:table-cell office:value-type="float" office:value="20.9632">
            <text:p>20.9632</text:p>
          </table:table-cell>
          <table:table-cell office:value-type="float" office:value="159.037">
            <text:p>159.0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80566">
            <text:p>5.80566</text:p>
          </table:table-cell>
          <table:table-cell office:value-type="float" office:value="20.7795">
            <text:p>20.7795</text:p>
          </table:table-cell>
          <table:table-cell office:value-type="float" office:value="159.221">
            <text:p>159.2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91309">
            <text:p>5.91309</text:p>
          </table:table-cell>
          <table:table-cell office:value-type="float" office:value="20.6066">
            <text:p>20.6066</text:p>
          </table:table-cell>
          <table:table-cell office:value-type="float" office:value="159.393">
            <text:p>159.3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02222">
            <text:p>6.02222</text:p>
          </table:table-cell>
          <table:table-cell office:value-type="float" office:value="20.4332">
            <text:p>20.4332</text:p>
          </table:table-cell>
          <table:table-cell office:value-type="float" office:value="159.567">
            <text:p>159.5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12695">
            <text:p>6.12695</text:p>
          </table:table-cell>
          <table:table-cell office:value-type="float" office:value="20.2683">
            <text:p>20.2683</text:p>
          </table:table-cell>
          <table:table-cell office:value-type="float" office:value="159.732">
            <text:p>159.73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23804">
            <text:p>6.23804</text:p>
          </table:table-cell>
          <table:table-cell office:value-type="float" office:value="20.0954">
            <text:p>20.0954</text:p>
          </table:table-cell>
          <table:table-cell office:value-type="float" office:value="159.905">
            <text:p>159.9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34985">
            <text:p>6.34985</text:p>
          </table:table-cell>
          <table:table-cell office:value-type="float" office:value="19.9232">
            <text:p>19.9232</text:p>
          </table:table-cell>
          <table:table-cell office:value-type="float" office:value="160.077">
            <text:p>160.0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46094">
            <text:p>6.46094</text:p>
          </table:table-cell>
          <table:table-cell office:value-type="float" office:value="19.7542">
            <text:p>19.7542</text:p>
          </table:table-cell>
          <table:table-cell office:value-type="float" office:value="160.246">
            <text:p>160.2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57202">
            <text:p>6.57202</text:p>
          </table:table-cell>
          <table:table-cell office:value-type="float" office:value="19.5867">
            <text:p>19.5867</text:p>
          </table:table-cell>
          <table:table-cell office:value-type="float" office:value="160.413">
            <text:p>160.4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68457">
            <text:p>6.68457</text:p>
          </table:table-cell>
          <table:table-cell office:value-type="float" office:value="19.419">
            <text:p>19.419</text:p>
          </table:table-cell>
          <table:table-cell office:value-type="float" office:value="160.581">
            <text:p>160.5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79565">
            <text:p>6.79565</text:p>
          </table:table-cell>
          <table:table-cell office:value-type="float" office:value="19.255">
            <text:p>19.255</text:p>
          </table:table-cell>
          <table:table-cell office:value-type="float" office:value="160.745">
            <text:p>160.7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89575">
            <text:p>6.89575</text:p>
          </table:table-cell>
          <table:table-cell office:value-type="float" office:value="19.1085">
            <text:p>19.1085</text:p>
          </table:table-cell>
          <table:table-cell office:value-type="float" office:value="160.892">
            <text:p>160.8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00317">
            <text:p>7.00317</text:p>
          </table:table-cell>
          <table:table-cell office:value-type="float" office:value="18.9528">
            <text:p>18.9528</text:p>
          </table:table-cell>
          <table:table-cell office:value-type="float" office:value="161.047">
            <text:p>161.0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10742">
            <text:p>7.10742</text:p>
          </table:table-cell>
          <table:table-cell office:value-type="float" office:value="18.8028">
            <text:p>18.8028</text:p>
          </table:table-cell>
          <table:table-cell office:value-type="float" office:value="161.197">
            <text:p>161.1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21265">
            <text:p>7.21265</text:p>
          </table:table-cell>
          <table:table-cell office:value-type="float" office:value="18.6531">
            <text:p>18.6531</text:p>
          </table:table-cell>
          <table:table-cell office:value-type="float" office:value="161.347">
            <text:p>161.3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36133">
            <text:p>7.36133</text:p>
          </table:table-cell>
          <table:table-cell office:value-type="float" office:value="18.4433">
            <text:p>18.4433</text:p>
          </table:table-cell>
          <table:table-cell office:value-type="float" office:value="161.557">
            <text:p>161.5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46167">
            <text:p>7.46167</text:p>
          </table:table-cell>
          <table:table-cell office:value-type="float" office:value="18.3032">
            <text:p>18.3032</text:p>
          </table:table-cell>
          <table:table-cell office:value-type="float" office:value="161.697">
            <text:p>161.6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56836">
            <text:p>7.56836</text:p>
          </table:table-cell>
          <table:table-cell office:value-type="float" office:value="18.155">
            <text:p>18.155</text:p>
          </table:table-cell>
          <table:table-cell office:value-type="float" office:value="161.845">
            <text:p>161.8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68066">
            <text:p>7.68066</text:p>
          </table:table-cell>
          <table:table-cell office:value-type="float" office:value="18.0003">
            <text:p>18.0003</text:p>
          </table:table-cell>
          <table:table-cell office:value-type="float" office:value="162">
            <text:p>1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79126">
            <text:p>7.79126</text:p>
          </table:table-cell>
          <table:table-cell office:value-type="float" office:value="17.8487">
            <text:p>17.8487</text:p>
          </table:table-cell>
          <table:table-cell office:value-type="float" office:value="162.151">
            <text:p>162.1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9021">
            <text:p>7.9021</text:p>
          </table:table-cell>
          <table:table-cell office:value-type="float" office:value="17.6982">
            <text:p>17.6982</text:p>
          </table:table-cell>
          <table:table-cell office:value-type="float" office:value="162.302">
            <text:p>162.30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00635">
            <text:p>8.00635</text:p>
          </table:table-cell>
          <table:table-cell office:value-type="float" office:value="17.557">
            <text:p>17.557</text:p>
          </table:table-cell>
          <table:table-cell office:value-type="float" office:value="162.443">
            <text:p>162.4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10718">
            <text:p>8.10718</text:p>
          </table:table-cell>
          <table:table-cell office:value-type="float" office:value="17.4214">
            <text:p>17.4214</text:p>
          </table:table-cell>
          <table:table-cell office:value-type="float" office:value="162.579">
            <text:p>162.57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21484">
            <text:p>8.21484</text:p>
          </table:table-cell>
          <table:table-cell office:value-type="float" office:value="17.2773">
            <text:p>17.2773</text:p>
          </table:table-cell>
          <table:table-cell office:value-type="float" office:value="162.723">
            <text:p>162.7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3252">
            <text:p>8.3252</text:p>
          </table:table-cell>
          <table:table-cell office:value-type="float" office:value="17.13">
            <text:p>17.13</text:p>
          </table:table-cell>
          <table:table-cell office:value-type="float" office:value="162.87">
            <text:p>162.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4353">
            <text:p>8.4353</text:p>
          </table:table-cell>
          <table:table-cell office:value-type="float" office:value="16.9838">
            <text:p>16.9838</text:p>
          </table:table-cell>
          <table:table-cell office:value-type="float" office:value="163.016">
            <text:p>163.01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54736">
            <text:p>8.54736</text:p>
          </table:table-cell>
          <table:table-cell office:value-type="float" office:value="16.8356">
            <text:p>16.8356</text:p>
          </table:table-cell>
          <table:table-cell office:value-type="float" office:value="163.164">
            <text:p>163.1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65308">
            <text:p>8.65308</text:p>
          </table:table-cell>
          <table:table-cell office:value-type="float" office:value="16.6958">
            <text:p>16.6958</text:p>
          </table:table-cell>
          <table:table-cell office:value-type="float" office:value="163.304">
            <text:p>163.3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76221">
            <text:p>8.76221</text:p>
          </table:table-cell>
          <table:table-cell office:value-type="float" office:value="16.5522">
            <text:p>16.5522</text:p>
          </table:table-cell>
          <table:table-cell office:value-type="float" office:value="163.448">
            <text:p>163.4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87109">
            <text:p>8.87109</text:p>
          </table:table-cell>
          <table:table-cell office:value-type="float" office:value="16.4088">
            <text:p>16.4088</text:p>
          </table:table-cell>
          <table:table-cell office:value-type="float" office:value="163.591">
            <text:p>163.5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98535">
            <text:p>8.98535</text:p>
          </table:table-cell>
          <table:table-cell office:value-type="float" office:value="16.2589">
            <text:p>16.2589</text:p>
          </table:table-cell>
          <table:table-cell office:value-type="float" office:value="163.741">
            <text:p>163.7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09253">
            <text:p>9.09253</text:p>
          </table:table-cell>
          <table:table-cell office:value-type="float" office:value="16.1185">
            <text:p>16.1185</text:p>
          </table:table-cell>
          <table:table-cell office:value-type="float" office:value="163.882">
            <text:p>163.8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198">
            <text:p>9.198</text:p>
          </table:table-cell>
          <table:table-cell office:value-type="float" office:value="15.9805">
            <text:p>15.9805</text:p>
          </table:table-cell>
          <table:table-cell office:value-type="float" office:value="164.02">
            <text:p>164.0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3042">
            <text:p>9.3042</text:p>
          </table:table-cell>
          <table:table-cell office:value-type="float" office:value="15.8417">
            <text:p>15.8417</text:p>
          </table:table-cell>
          <table:table-cell office:value-type="float" office:value="164.158">
            <text:p>164.1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40796">
            <text:p>9.40796</text:p>
          </table:table-cell>
          <table:table-cell office:value-type="float" office:value="15.7056">
            <text:p>15.7056</text:p>
          </table:table-cell>
          <table:table-cell office:value-type="float" office:value="164.294">
            <text:p>164.2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50903">
            <text:p>9.50903</text:p>
          </table:table-cell>
          <table:table-cell office:value-type="float" office:value="15.5732">
            <text:p>15.5732</text:p>
          </table:table-cell>
          <table:table-cell office:value-type="float" office:value="164.427">
            <text:p>164.4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61011">
            <text:p>9.61011</text:p>
          </table:table-cell>
          <table:table-cell office:value-type="float" office:value="15.441">
            <text:p>15.441</text:p>
          </table:table-cell>
          <table:table-cell office:value-type="float" office:value="164.559">
            <text:p>164.5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71509">
            <text:p>9.71509</text:p>
          </table:table-cell>
          <table:table-cell office:value-type="float" office:value="15.3039">
            <text:p>15.3039</text:p>
          </table:table-cell>
          <table:table-cell office:value-type="float" office:value="164.696">
            <text:p>164.6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82593">
            <text:p>9.82593</text:p>
          </table:table-cell>
          <table:table-cell office:value-type="float" office:value="15.1588">
            <text:p>15.1588</text:p>
          </table:table-cell>
          <table:table-cell office:value-type="float" office:value="164.841">
            <text:p>164.8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9353">
            <text:p>9.9353</text:p>
          </table:table-cell>
          <table:table-cell office:value-type="float" office:value="15.0156">
            <text:p>15.0156</text:p>
          </table:table-cell>
          <table:table-cell office:value-type="float" office:value="164.984">
            <text:p>164.9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0459">
            <text:p>10.0459</text:p>
          </table:table-cell>
          <table:table-cell office:value-type="float" office:value="14.8706">
            <text:p>14.8706</text:p>
          </table:table-cell>
          <table:table-cell office:value-type="float" office:value="165.129">
            <text:p>165.1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1516">
            <text:p>10.1516</text:p>
          </table:table-cell>
          <table:table-cell office:value-type="float" office:value="14.7321">
            <text:p>14.7321</text:p>
          </table:table-cell>
          <table:table-cell office:value-type="float" office:value="165.268">
            <text:p>165.26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2607">
            <text:p>10.2607</text:p>
          </table:table-cell>
          <table:table-cell office:value-type="float" office:value="14.5888">
            <text:p>14.5888</text:p>
          </table:table-cell>
          <table:table-cell office:value-type="float" office:value="165.411">
            <text:p>165.4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3735">
            <text:p>10.3735</text:p>
          </table:table-cell>
          <table:table-cell office:value-type="float" office:value="14.4405">
            <text:p>14.4405</text:p>
          </table:table-cell>
          <table:table-cell office:value-type="float" office:value="165.56">
            <text:p>165.5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4741">
            <text:p>10.4741</text:p>
          </table:table-cell>
          <table:table-cell office:value-type="float" office:value="14.308">
            <text:p>14.308</text:p>
          </table:table-cell>
          <table:table-cell office:value-type="float" office:value="165.692">
            <text:p>165.6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5806">
            <text:p>10.5806</text:p>
          </table:table-cell>
          <table:table-cell office:value-type="float" office:value="14.1676">
            <text:p>14.1676</text:p>
          </table:table-cell>
          <table:table-cell office:value-type="float" office:value="165.832">
            <text:p>165.83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6873">
            <text:p>10.6873</text:p>
          </table:table-cell>
          <table:table-cell office:value-type="float" office:value="14.0265">
            <text:p>14.0265</text:p>
          </table:table-cell>
          <table:table-cell office:value-type="float" office:value="165.973">
            <text:p>165.9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7983">
            <text:p>10.7983</text:p>
          </table:table-cell>
          <table:table-cell office:value-type="float" office:value="13.8795">
            <text:p>13.8795</text:p>
          </table:table-cell>
          <table:table-cell office:value-type="float" office:value="166.12">
            <text:p>166.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9121">
            <text:p>10.9121</text:p>
          </table:table-cell>
          <table:table-cell office:value-type="float" office:value="13.7284">
            <text:p>13.7284</text:p>
          </table:table-cell>
          <table:table-cell office:value-type="float" office:value="166.272">
            <text:p>166.2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0264">
            <text:p>11.0264</text:p>
          </table:table-cell>
          <table:table-cell office:value-type="float" office:value="13.5757">
            <text:p>13.5757</text:p>
          </table:table-cell>
          <table:table-cell office:value-type="float" office:value="166.424">
            <text:p>166.42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1382">
            <text:p>11.1382</text:p>
          </table:table-cell>
          <table:table-cell office:value-type="float" office:value="13.4257">
            <text:p>13.4257</text:p>
          </table:table-cell>
          <table:table-cell office:value-type="float" office:value="166.574">
            <text:p>166.5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2461">
            <text:p>11.2461</text:p>
          </table:table-cell>
          <table:table-cell office:value-type="float" office:value="13.2805">
            <text:p>13.2805</text:p>
          </table:table-cell>
          <table:table-cell office:value-type="float" office:value="166.719">
            <text:p>166.7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3545">
            <text:p>11.3545</text:p>
          </table:table-cell>
          <table:table-cell office:value-type="float" office:value="13.1338">
            <text:p>13.1338</text:p>
          </table:table-cell>
          <table:table-cell office:value-type="float" office:value="166.866">
            <text:p>166.8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4548">
            <text:p>11.4548</text:p>
          </table:table-cell>
          <table:table-cell office:value-type="float" office:value="12.9975">
            <text:p>12.9975</text:p>
          </table:table-cell>
          <table:table-cell office:value-type="float" office:value="167.002">
            <text:p>167.00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5562">
            <text:p>11.5562</text:p>
          </table:table-cell>
          <table:table-cell office:value-type="float" office:value="12.8591">
            <text:p>12.8591</text:p>
          </table:table-cell>
          <table:table-cell office:value-type="float" office:value="167.141">
            <text:p>167.1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6606">
            <text:p>11.6606</text:p>
          </table:table-cell>
          <table:table-cell office:value-type="float" office:value="12.7157">
            <text:p>12.7157</text:p>
          </table:table-cell>
          <table:table-cell office:value-type="float" office:value="167.284">
            <text:p>167.2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7712">
            <text:p>11.7712</text:p>
          </table:table-cell>
          <table:table-cell office:value-type="float" office:value="12.5627">
            <text:p>12.5627</text:p>
          </table:table-cell>
          <table:table-cell office:value-type="float" office:value="167.437">
            <text:p>167.4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8816">
            <text:p>11.8816</text:p>
          </table:table-cell>
          <table:table-cell office:value-type="float" office:value="12.4095">
            <text:p>12.4095</text:p>
          </table:table-cell>
          <table:table-cell office:value-type="float" office:value="167.59">
            <text:p>167.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9929">
            <text:p>11.9929</text:p>
          </table:table-cell>
          <table:table-cell office:value-type="float" office:value="12.2536">
            <text:p>12.2536</text:p>
          </table:table-cell>
          <table:table-cell office:value-type="float" office:value="167.746">
            <text:p>167.7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1055">
            <text:p>12.1055</text:p>
          </table:table-cell>
          <table:table-cell office:value-type="float" office:value="12.0951">
            <text:p>12.0951</text:p>
          </table:table-cell>
          <table:table-cell office:value-type="float" office:value="167.905">
            <text:p>167.9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218">
            <text:p>12.218</text:p>
          </table:table-cell>
          <table:table-cell office:value-type="float" office:value="11.9357">
            <text:p>11.9357</text:p>
          </table:table-cell>
          <table:table-cell office:value-type="float" office:value="168.064">
            <text:p>168.0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3235">
            <text:p>12.3235</text:p>
          </table:table-cell>
          <table:table-cell office:value-type="float" office:value="11.7852">
            <text:p>11.7852</text:p>
          </table:table-cell>
          <table:table-cell office:value-type="float" office:value="168.215">
            <text:p>168.2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4236">
            <text:p>12.4236</text:p>
          </table:table-cell>
          <table:table-cell office:value-type="float" office:value="11.641">
            <text:p>11.641</text:p>
          </table:table-cell>
          <table:table-cell office:value-type="float" office:value="168.359">
            <text:p>168.3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5242">
            <text:p>12.5242</text:p>
          </table:table-cell>
          <table:table-cell office:value-type="float" office:value="11.4955">
            <text:p>11.4955</text:p>
          </table:table-cell>
          <table:table-cell office:value-type="float" office:value="168.504">
            <text:p>168.5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6248">
            <text:p>12.6248</text:p>
          </table:table-cell>
          <table:table-cell office:value-type="float" office:value="11.3492">
            <text:p>11.3492</text:p>
          </table:table-cell>
          <table:table-cell office:value-type="float" office:value="168.651">
            <text:p>168.6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7314">
            <text:p>12.7314</text:p>
          </table:table-cell>
          <table:table-cell office:value-type="float" office:value="11.1928">
            <text:p>11.1928</text:p>
          </table:table-cell>
          <table:table-cell office:value-type="float" office:value="168.807">
            <text:p>168.8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8418">
            <text:p>12.8418</text:p>
          </table:table-cell>
          <table:table-cell office:value-type="float" office:value="11.03">
            <text:p>11.03</text:p>
          </table:table-cell>
          <table:table-cell office:value-type="float" office:value="168.97">
            <text:p>168.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9539">
            <text:p>12.9539</text:p>
          </table:table-cell>
          <table:table-cell office:value-type="float" office:value="10.8633">
            <text:p>10.8633</text:p>
          </table:table-cell>
          <table:table-cell office:value-type="float" office:value="169.137">
            <text:p>169.1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061">
            <text:p>13.061</text:p>
          </table:table-cell>
          <table:table-cell office:value-type="float" office:value="10.7033">
            <text:p>10.7033</text:p>
          </table:table-cell>
          <table:table-cell office:value-type="float" office:value="169.297">
            <text:p>169.2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167">
            <text:p>13.167</text:p>
          </table:table-cell>
          <table:table-cell office:value-type="float" office:value="10.5437">
            <text:p>10.5437</text:p>
          </table:table-cell>
          <table:table-cell office:value-type="float" office:value="169.456">
            <text:p>169.45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2791">
            <text:p>13.2791</text:p>
          </table:table-cell>
          <table:table-cell office:value-type="float" office:value="10.3738">
            <text:p>10.3738</text:p>
          </table:table-cell>
          <table:table-cell office:value-type="float" office:value="169.626">
            <text:p>169.6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3909">
            <text:p>13.3909</text:p>
          </table:table-cell>
          <table:table-cell office:value-type="float" office:value="10.2033">
            <text:p>10.2033</text:p>
          </table:table-cell>
          <table:table-cell office:value-type="float" office:value="169.797">
            <text:p>169.7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4927">
            <text:p>13.4927</text:p>
          </table:table-cell>
          <table:table-cell office:value-type="float" office:value="10.0471">
            <text:p>10.0471</text:p>
          </table:table-cell>
          <table:table-cell office:value-type="float" office:value="169.953">
            <text:p>169.9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593">
            <text:p>13.593</text:p>
          </table:table-cell>
          <table:table-cell office:value-type="float" office:value="9.89252">
            <text:p>9.89252</text:p>
          </table:table-cell>
          <table:table-cell office:value-type="float" office:value="170.107">
            <text:p>170.1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7056">
            <text:p>13.7056</text:p>
          </table:table-cell>
          <table:table-cell office:value-type="float" office:value="9.71808">
            <text:p>9.71808</text:p>
          </table:table-cell>
          <table:table-cell office:value-type="float" office:value="170.282">
            <text:p>170.2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8071">
            <text:p>13.8071</text:p>
          </table:table-cell>
          <table:table-cell office:value-type="float" office:value="9.55965">
            <text:p>9.55965</text:p>
          </table:table-cell>
          <table:table-cell office:value-type="float" office:value="170.44">
            <text:p>170.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957">
            <text:p>13.957</text:p>
          </table:table-cell>
          <table:table-cell office:value-type="float" office:value="9.32458">
            <text:p>9.32458</text:p>
          </table:table-cell>
          <table:table-cell office:value-type="float" office:value="170.675">
            <text:p>170.67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0571">
            <text:p>14.0571</text:p>
          </table:table-cell>
          <table:table-cell office:value-type="float" office:value="9.16661">
            <text:p>9.16661</text:p>
          </table:table-cell>
          <table:table-cell office:value-type="float" office:value="170.833">
            <text:p>170.8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1582">
            <text:p>14.1582</text:p>
          </table:table-cell>
          <table:table-cell office:value-type="float" office:value="9.00597">
            <text:p>9.00597</text:p>
          </table:table-cell>
          <table:table-cell office:value-type="float" office:value="170.994">
            <text:p>170.9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2654">
            <text:p>14.2654</text:p>
          </table:table-cell>
          <table:table-cell office:value-type="float" office:value="8.83545">
            <text:p>8.83545</text:p>
          </table:table-cell>
          <table:table-cell office:value-type="float" office:value="171.165">
            <text:p>171.1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376">
            <text:p>14.376</text:p>
          </table:table-cell>
          <table:table-cell office:value-type="float" office:value="8.65848">
            <text:p>8.65848</text:p>
          </table:table-cell>
          <table:table-cell office:value-type="float" office:value="171.342">
            <text:p>171.3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4873">
            <text:p>14.4873</text:p>
          </table:table-cell>
          <table:table-cell office:value-type="float" office:value="8.47928">
            <text:p>8.47928</text:p>
          </table:table-cell>
          <table:table-cell office:value-type="float" office:value="171.521">
            <text:p>171.5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5889">
            <text:p>14.5889</text:p>
          </table:table-cell>
          <table:table-cell office:value-type="float" office:value="8.31516">
            <text:p>8.31516</text:p>
          </table:table-cell>
          <table:table-cell office:value-type="float" office:value="171.685">
            <text:p>171.6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6968">
            <text:p>14.6968</text:p>
          </table:table-cell>
          <table:table-cell office:value-type="float" office:value="8.14017">
            <text:p>8.14017</text:p>
          </table:table-cell>
          <table:table-cell office:value-type="float" office:value="171.86">
            <text:p>171.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8083">
            <text:p>14.8083</text:p>
          </table:table-cell>
          <table:table-cell office:value-type="float" office:value="7.95874">
            <text:p>7.95874</text:p>
          </table:table-cell>
          <table:table-cell office:value-type="float" office:value="172.041">
            <text:p>172.0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9641">
            <text:p>14.9641</text:p>
          </table:table-cell>
          <table:table-cell office:value-type="float" office:value="7.70418">
            <text:p>7.70418</text:p>
          </table:table-cell>
          <table:table-cell office:value-type="float" office:value="172.296">
            <text:p>172.2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0725">
            <text:p>15.0725</text:p>
          </table:table-cell>
          <table:table-cell office:value-type="float" office:value="7.5262">
            <text:p>7.5262</text:p>
          </table:table-cell>
          <table:table-cell office:value-type="float" office:value="172.474">
            <text:p>172.4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1787">
            <text:p>15.1787</text:p>
          </table:table-cell>
          <table:table-cell office:value-type="float" office:value="7.351">
            <text:p>7.351</text:p>
          </table:table-cell>
          <table:table-cell office:value-type="float" office:value="172.649">
            <text:p>172.6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2888">
            <text:p>15.2888</text:p>
          </table:table-cell>
          <table:table-cell office:value-type="float" office:value="7.16907">
            <text:p>7.16907</text:p>
          </table:table-cell>
          <table:table-cell office:value-type="float" office:value="172.831">
            <text:p>172.8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3977">
            <text:p>15.3977</text:p>
          </table:table-cell>
          <table:table-cell office:value-type="float" office:value="6.98854">
            <text:p>6.98854</text:p>
          </table:table-cell>
          <table:table-cell office:value-type="float" office:value="173.011">
            <text:p>173.0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5081">
            <text:p>15.5081</text:p>
          </table:table-cell>
          <table:table-cell office:value-type="float" office:value="6.80524">
            <text:p>6.80524</text:p>
          </table:table-cell>
          <table:table-cell office:value-type="float" office:value="173.195">
            <text:p>173.1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6177">
            <text:p>15.6177</text:p>
          </table:table-cell>
          <table:table-cell office:value-type="float" office:value="6.62285">
            <text:p>6.62285</text:p>
          </table:table-cell>
          <table:table-cell office:value-type="float" office:value="173.377">
            <text:p>173.3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7261">
            <text:p>15.7261</text:p>
          </table:table-cell>
          <table:table-cell office:value-type="float" office:value="6.44177">
            <text:p>6.44177</text:p>
          </table:table-cell>
          <table:table-cell office:value-type="float" office:value="173.558">
            <text:p>173.5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8364">
            <text:p>15.8364</text:p>
          </table:table-cell>
          <table:table-cell office:value-type="float" office:value="6.25714">
            <text:p>6.25714</text:p>
          </table:table-cell>
          <table:table-cell office:value-type="float" office:value="173.743">
            <text:p>173.7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9458">
            <text:p>15.9458</text:p>
          </table:table-cell>
          <table:table-cell office:value-type="float" office:value="6.07362">
            <text:p>6.07362</text:p>
          </table:table-cell>
          <table:table-cell office:value-type="float" office:value="173.926">
            <text:p>173.9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0518">
            <text:p>16.0518</text:p>
          </table:table-cell>
          <table:table-cell office:value-type="float" office:value="5.89546">
            <text:p>5.89546</text:p>
          </table:table-cell>
          <table:table-cell office:value-type="float" office:value="174.105">
            <text:p>174.1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1543">
            <text:p>16.1543</text:p>
          </table:table-cell>
          <table:table-cell office:value-type="float" office:value="5.72299">
            <text:p>5.72299</text:p>
          </table:table-cell>
          <table:table-cell office:value-type="float" office:value="174.277">
            <text:p>174.2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2649">
            <text:p>16.2649</text:p>
          </table:table-cell>
          <table:table-cell office:value-type="float" office:value="5.53639">
            <text:p>5.53639</text:p>
          </table:table-cell>
          <table:table-cell office:value-type="float" office:value="174.464">
            <text:p>174.4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3721">
            <text:p>16.3721</text:p>
          </table:table-cell>
          <table:table-cell office:value-type="float" office:value="5.356">
            <text:p>5.356</text:p>
          </table:table-cell>
          <table:table-cell office:value-type="float" office:value="174.644">
            <text:p>174.6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5232">
            <text:p>16.5232</text:p>
          </table:table-cell>
          <table:table-cell office:value-type="float" office:value="5.10065">
            <text:p>5.10065</text:p>
          </table:table-cell>
          <table:table-cell office:value-type="float" office:value="174.899">
            <text:p>174.8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6235">
            <text:p>16.6235</text:p>
          </table:table-cell>
          <table:table-cell office:value-type="float" office:value="4.931">
            <text:p>4.931</text:p>
          </table:table-cell>
          <table:table-cell office:value-type="float" office:value="175.069">
            <text:p>175.0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7275">
            <text:p>16.7275</text:p>
          </table:table-cell>
          <table:table-cell office:value-type="float" office:value="4.75488">
            <text:p>4.75488</text:p>
          </table:table-cell>
          <table:table-cell office:value-type="float" office:value="175.245">
            <text:p>175.2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8362">
            <text:p>16.8362</text:p>
          </table:table-cell>
          <table:table-cell office:value-type="float" office:value="4.57092">
            <text:p>4.57092</text:p>
          </table:table-cell>
          <table:table-cell office:value-type="float" office:value="175.429">
            <text:p>175.4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9421">
            <text:p>16.9421</text:p>
          </table:table-cell>
          <table:table-cell office:value-type="float" office:value="4.39149">
            <text:p>4.39149</text:p>
          </table:table-cell>
          <table:table-cell office:value-type="float" office:value="175.609">
            <text:p>175.6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0491">
            <text:p>17.0491</text:p>
          </table:table-cell>
          <table:table-cell office:value-type="float" office:value="4.21037">
            <text:p>4.21037</text:p>
          </table:table-cell>
          <table:table-cell office:value-type="float" office:value="175.79">
            <text:p>175.7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1541">
            <text:p>17.1541</text:p>
          </table:table-cell>
          <table:table-cell office:value-type="float" office:value="4.03242">
            <text:p>4.03242</text:p>
          </table:table-cell>
          <table:table-cell office:value-type="float" office:value="175.968">
            <text:p>175.96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2642">
            <text:p>17.2642</text:p>
          </table:table-cell>
          <table:table-cell office:value-type="float" office:value="3.84602">
            <text:p>3.84602</text:p>
          </table:table-cell>
          <table:table-cell office:value-type="float" office:value="176.154">
            <text:p>176.15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3718">
            <text:p>17.3718</text:p>
          </table:table-cell>
          <table:table-cell office:value-type="float" office:value="3.66374">
            <text:p>3.66374</text:p>
          </table:table-cell>
          <table:table-cell office:value-type="float" office:value="176.336">
            <text:p>176.336</text:p>
          </table:table-cell>
          <table:table-cell office:value-type="float" office:value="0.731092">
            <text:p>0.7310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4724">
            <text:p>17.4724</text:p>
          </table:table-cell>
          <table:table-cell office:value-type="float" office:value="3.49347">
            <text:p>3.49347</text:p>
          </table:table-cell>
          <table:table-cell office:value-type="float" office:value="176.507">
            <text:p>176.507</text:p>
          </table:table-cell>
          <table:table-cell office:value-type="float" office:value="0.756497">
            <text:p>0.7564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6223">
            <text:p>17.6223</text:p>
          </table:table-cell>
          <table:table-cell office:value-type="float" office:value="3.23981">
            <text:p>3.23981</text:p>
          </table:table-cell>
          <table:table-cell office:value-type="float" office:value="176.76">
            <text:p>176.76</text:p>
          </table:table-cell>
          <table:table-cell office:value-type="float" office:value="0.709295">
            <text:p>0.7092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7322">
            <text:p>17.7322</text:p>
          </table:table-cell>
          <table:table-cell office:value-type="float" office:value="3.05469">
            <text:p>3.05469</text:p>
          </table:table-cell>
          <table:table-cell office:value-type="float" office:value="176.945">
            <text:p>176.945</text:p>
          </table:table-cell>
          <table:table-cell office:value-type="float" office:value="0.639717">
            <text:p>0.6397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8425">
            <text:p>17.8425</text:p>
          </table:table-cell>
          <table:table-cell office:value-type="float" office:value="2.86948">
            <text:p>2.86948</text:p>
          </table:table-cell>
          <table:table-cell office:value-type="float" office:value="177.131">
            <text:p>177.131</text:p>
          </table:table-cell>
          <table:table-cell office:value-type="float" office:value="0.611641">
            <text:p>0.6116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9534">
            <text:p>17.9534</text:p>
          </table:table-cell>
          <table:table-cell office:value-type="float" office:value="2.68417">
            <text:p>2.68417</text:p>
          </table:table-cell>
          <table:table-cell office:value-type="float" office:value="177.316">
            <text:p>177.316</text:p>
          </table:table-cell>
          <table:table-cell office:value-type="float" office:value="0.582183">
            <text:p>0.5821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0637">
            <text:p>18.0637</text:p>
          </table:table-cell>
          <table:table-cell office:value-type="float" office:value="2.50151">
            <text:p>2.50151</text:p>
          </table:table-cell>
          <table:table-cell office:value-type="float" office:value="177.498">
            <text:p>177.498</text:p>
          </table:table-cell>
          <table:table-cell office:value-type="float" office:value="0.545887">
            <text:p>0.5458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1707">
            <text:p>18.1707</text:p>
          </table:table-cell>
          <table:table-cell office:value-type="float" office:value="2.32753">
            <text:p>2.32753</text:p>
          </table:table-cell>
          <table:table-cell office:value-type="float" office:value="177.672">
            <text:p>177.672</text:p>
          </table:table-cell>
          <table:table-cell office:value-type="float" office:value="0.558283">
            <text:p>0.5582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2769">
            <text:p>18.2769</text:p>
          </table:table-cell>
          <table:table-cell office:value-type="float" office:value="2.15863">
            <text:p>2.15863</text:p>
          </table:table-cell>
          <table:table-cell office:value-type="float" office:value="177.841">
            <text:p>177.841</text:p>
          </table:table-cell>
          <table:table-cell office:value-type="float" office:value="0.533105">
            <text:p>0.5331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4275">
            <text:p>18.4275</text:p>
          </table:table-cell>
          <table:table-cell office:value-type="float" office:value="1.92812">
            <text:p>1.92812</text:p>
          </table:table-cell>
          <table:table-cell office:value-type="float" office:value="178.072">
            <text:p>178.072</text:p>
          </table:table-cell>
          <table:table-cell office:value-type="float" office:value="0.509073">
            <text:p>0.5090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5276">
            <text:p>18.5276</text:p>
          </table:table-cell>
          <table:table-cell office:value-type="float" office:value="1.782">
            <text:p>1.782</text:p>
          </table:table-cell>
          <table:table-cell office:value-type="float" office:value="178.218">
            <text:p>178.218</text:p>
          </table:table-cell>
          <table:table-cell office:value-type="float" office:value="0.504699">
            <text:p>0.5046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6279">
            <text:p>18.6279</text:p>
          </table:table-cell>
          <table:table-cell office:value-type="float" office:value="1.64212">
            <text:p>1.64212</text:p>
          </table:table-cell>
          <table:table-cell office:value-type="float" office:value="178.358">
            <text:p>178.358</text:p>
          </table:table-cell>
          <table:table-cell office:value-type="float" office:value="0.492597">
            <text:p>0.4925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7341">
            <text:p>18.7341</text:p>
          </table:table-cell>
          <table:table-cell office:value-type="float" office:value="1.50201">
            <text:p>1.50201</text:p>
          </table:table-cell>
          <table:table-cell office:value-type="float" office:value="178.498">
            <text:p>178.498</text:p>
          </table:table-cell>
          <table:table-cell office:value-type="float" office:value="0.4596">
            <text:p>0.45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8398">
            <text:p>18.8398</text:p>
          </table:table-cell>
          <table:table-cell office:value-type="float" office:value="1.37128">
            <text:p>1.37128</text:p>
          </table:table-cell>
          <table:table-cell office:value-type="float" office:value="178.629">
            <text:p>178.629</text:p>
          </table:table-cell>
          <table:table-cell office:value-type="float" office:value="0.4815">
            <text:p>0.48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9402">
            <text:p>18.9402</text:p>
          </table:table-cell>
          <table:table-cell office:value-type="float" office:value="1.25584">
            <text:p>1.25584</text:p>
          </table:table-cell>
          <table:table-cell office:value-type="float" office:value="178.744">
            <text:p>178.744</text:p>
          </table:table-cell>
          <table:table-cell office:value-type="float" office:value="0.476554">
            <text:p>0.4765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0894">
            <text:p>19.0894</text:p>
          </table:table-cell>
          <table:table-cell office:value-type="float" office:value="1.10049">
            <text:p>1.10049</text:p>
          </table:table-cell>
          <table:table-cell office:value-type="float" office:value="178.9">
            <text:p>178.9</text:p>
          </table:table-cell>
          <table:table-cell office:value-type="float" office:value="0.478829">
            <text:p>0.47882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1963">
            <text:p>19.1963</text:p>
          </table:table-cell>
          <table:table-cell office:value-type="float" office:value="1.00113">
            <text:p>1.00113</text:p>
          </table:table-cell>
          <table:table-cell office:value-type="float" office:value="178.999">
            <text:p>178.999</text:p>
          </table:table-cell>
          <table:table-cell office:value-type="float" office:value="0.475774">
            <text:p>0.4757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3037">
            <text:p>19.3037</text:p>
          </table:table-cell>
          <table:table-cell office:value-type="float" office:value="0.911591">
            <text:p>0.911591</text:p>
          </table:table-cell>
          <table:table-cell office:value-type="float" office:value="179.088">
            <text:p>179.088</text:p>
          </table:table-cell>
          <table:table-cell office:value-type="float" office:value="0.463502">
            <text:p>0.4635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4148">
            <text:p>19.4148</text:p>
          </table:table-cell>
          <table:table-cell office:value-type="float" office:value="0.829803">
            <text:p>0.829803</text:p>
          </table:table-cell>
          <table:table-cell office:value-type="float" office:value="179.17">
            <text:p>179.17</text:p>
          </table:table-cell>
          <table:table-cell office:value-type="float" office:value="0.473539">
            <text:p>0.4735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5239">
            <text:p>19.5239</text:p>
          </table:table-cell>
          <table:table-cell office:value-type="float" office:value="0.759445">
            <text:p>0.759445</text:p>
          </table:table-cell>
          <table:table-cell office:value-type="float" office:value="179.241">
            <text:p>179.241</text:p>
          </table:table-cell>
          <table:table-cell office:value-type="float" office:value="0.485679">
            <text:p>0.4856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6321">
            <text:p>19.6321</text:p>
          </table:table-cell>
          <table:table-cell office:value-type="float" office:value="0.699432">
            <text:p>0.699432</text:p>
          </table:table-cell>
          <table:table-cell office:value-type="float" office:value="179.301">
            <text:p>179.301</text:p>
          </table:table-cell>
          <table:table-cell office:value-type="float" office:value="0.490821">
            <text:p>0.4908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7383">
            <text:p>19.7383</text:p>
          </table:table-cell>
          <table:table-cell office:value-type="float" office:value="0.649567">
            <text:p>0.649567</text:p>
          </table:table-cell>
          <table:table-cell office:value-type="float" office:value="179.35">
            <text:p>179.35</text:p>
          </table:table-cell>
          <table:table-cell office:value-type="float" office:value="0.510367">
            <text:p>0.5103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8384">
            <text:p>19.8384</text:p>
          </table:table-cell>
          <table:table-cell office:value-type="float" office:value="0.609985">
            <text:p>0.609985</text:p>
          </table:table-cell>
          <table:table-cell office:value-type="float" office:value="179.39">
            <text:p>179.39</text:p>
          </table:table-cell>
          <table:table-cell office:value-type="float" office:value="0.527098">
            <text:p>0.5270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9463">
            <text:p>19.9463</text:p>
          </table:table-cell>
          <table:table-cell office:value-type="float" office:value="0.575058">
            <text:p>0.575058</text:p>
          </table:table-cell>
          <table:table-cell office:value-type="float" office:value="179.425">
            <text:p>179.425</text:p>
          </table:table-cell>
          <table:table-cell office:value-type="float" office:value="0.536623">
            <text:p>0.5366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0464">
            <text:p>20.0464</text:p>
          </table:table-cell>
          <table:table-cell office:value-type="float" office:value="0.548965">
            <text:p>0.548965</text:p>
          </table:table-cell>
          <table:table-cell office:value-type="float" office:value="179.451">
            <text:p>179.451</text:p>
          </table:table-cell>
          <table:table-cell office:value-type="float" office:value="0.544435">
            <text:p>0.5444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1965">
            <text:p>20.1965</text:p>
          </table:table-cell>
          <table:table-cell office:value-type="float" office:value="0.520096">
            <text:p>0.520096</text:p>
          </table:table-cell>
          <table:table-cell office:value-type="float" office:value="179.48">
            <text:p>179.48</text:p>
          </table:table-cell>
          <table:table-cell office:value-type="float" office:value="0.55631">
            <text:p>0.556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302">
            <text:p>20.302</text:p>
          </table:table-cell>
          <table:table-cell office:value-type="float" office:value="0.50592">
            <text:p>0.50592</text:p>
          </table:table-cell>
          <table:table-cell office:value-type="float" office:value="179.494">
            <text:p>179.494</text:p>
          </table:table-cell>
          <table:table-cell office:value-type="float" office:value="0.563609">
            <text:p>0.5636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4021">
            <text:p>20.4021</text:p>
          </table:table-cell>
          <table:table-cell office:value-type="float" office:value="0.49646">
            <text:p>0.49646</text:p>
          </table:table-cell>
          <table:table-cell office:value-type="float" office:value="179.504">
            <text:p>179.504</text:p>
          </table:table-cell>
          <table:table-cell office:value-type="float" office:value="0.570498">
            <text:p>0.5704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552">
            <text:p>20.552</text:p>
          </table:table-cell>
          <table:table-cell office:value-type="float" office:value="0.487564">
            <text:p>0.487564</text:p>
          </table:table-cell>
          <table:table-cell office:value-type="float" office:value="179.512">
            <text:p>179.512</text:p>
          </table:table-cell>
          <table:table-cell office:value-type="float" office:value="0.577401">
            <text:p>0.5774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6521">
            <text:p>20.6521</text:p>
          </table:table-cell>
          <table:table-cell office:value-type="float" office:value="0.484299">
            <text:p>0.484299</text:p>
          </table:table-cell>
          <table:table-cell office:value-type="float" office:value="179.516">
            <text:p>179.516</text:p>
          </table:table-cell>
          <table:table-cell office:value-type="float" office:value="0.58112">
            <text:p>0.581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76">
            <text:p>20.76</text:p>
          </table:table-cell>
          <table:table-cell office:value-type="float" office:value="0.482529">
            <text:p>0.482529</text:p>
          </table:table-cell>
          <table:table-cell office:value-type="float" office:value="179.517">
            <text:p>179.517</text:p>
          </table:table-cell>
          <table:table-cell office:value-type="float" office:value="0.583309">
            <text:p>0.5833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8606">
            <text:p>20.8606</text:p>
          </table:table-cell>
          <table:table-cell office:value-type="float" office:value="0.48175">
            <text:p>0.48175</text:p>
          </table:table-cell>
          <table:table-cell office:value-type="float" office:value="179.518">
            <text:p>179.518</text:p>
          </table:table-cell>
          <table:table-cell office:value-type="float" office:value="0.585167">
            <text:p>0.5851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9612">
            <text:p>20.9612</text:p>
          </table:table-cell>
          <table:table-cell office:value-type="float" office:value="0.481216">
            <text:p>0.481216</text:p>
          </table:table-cell>
          <table:table-cell office:value-type="float" office:value="179.519">
            <text:p>179.519</text:p>
          </table:table-cell>
          <table:table-cell office:value-type="float" office:value="0.585077">
            <text:p>0.5850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0635">
            <text:p>21.0635</text:p>
          </table:table-cell>
          <table:table-cell office:value-type="float" office:value="0.480286">
            <text:p>0.480286</text:p>
          </table:table-cell>
          <table:table-cell office:value-type="float" office:value="179.52">
            <text:p>179.52</text:p>
          </table:table-cell>
          <table:table-cell office:value-type="float" office:value="0.584047">
            <text:p>0.5840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1748">
            <text:p>21.1748</text:p>
          </table:table-cell>
          <table:table-cell office:value-type="float" office:value="0.478333">
            <text:p>0.478333</text:p>
          </table:table-cell>
          <table:table-cell office:value-type="float" office:value="179.522">
            <text:p>179.522</text:p>
          </table:table-cell>
          <table:table-cell office:value-type="float" office:value="0.581059">
            <text:p>0.5810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2871">
            <text:p>21.2871</text:p>
          </table:table-cell>
          <table:table-cell office:value-type="float" office:value="0.475143">
            <text:p>0.475143</text:p>
          </table:table-cell>
          <table:table-cell office:value-type="float" office:value="179.525">
            <text:p>179.525</text:p>
          </table:table-cell>
          <table:table-cell office:value-type="float" office:value="0.578063">
            <text:p>0.5780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3958">
            <text:p>21.3958</text:p>
          </table:table-cell>
          <table:table-cell office:value-type="float" office:value="0.470505">
            <text:p>0.470505</text:p>
          </table:table-cell>
          <table:table-cell office:value-type="float" office:value="179.529">
            <text:p>179.529</text:p>
          </table:table-cell>
          <table:table-cell office:value-type="float" office:value="0.574475">
            <text:p>0.5744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4966">
            <text:p>21.4966</text:p>
          </table:table-cell>
          <table:table-cell office:value-type="float" office:value="0.464218">
            <text:p>0.464218</text:p>
          </table:table-cell>
          <table:table-cell office:value-type="float" office:value="179.536">
            <text:p>179.536</text:p>
          </table:table-cell>
          <table:table-cell office:value-type="float" office:value="0.568849">
            <text:p>0.5688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6501">
            <text:p>21.6501</text:p>
          </table:table-cell>
          <table:table-cell office:value-type="float" office:value="0.451355">
            <text:p>0.451355</text:p>
          </table:table-cell>
          <table:table-cell office:value-type="float" office:value="179.549">
            <text:p>179.549</text:p>
          </table:table-cell>
          <table:table-cell office:value-type="float" office:value="0.559231">
            <text:p>0.5592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7559">
            <text:p>21.7559</text:p>
          </table:table-cell>
          <table:table-cell office:value-type="float" office:value="0.439987">
            <text:p>0.439987</text:p>
          </table:table-cell>
          <table:table-cell office:value-type="float" office:value="179.56">
            <text:p>179.56</text:p>
          </table:table-cell>
          <table:table-cell office:value-type="float" office:value="0.55219">
            <text:p>0.552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8677">
            <text:p>21.8677</text:p>
          </table:table-cell>
          <table:table-cell office:value-type="float" office:value="0.425903">
            <text:p>0.425903</text:p>
          </table:table-cell>
          <table:table-cell office:value-type="float" office:value="179.574">
            <text:p>179.574</text:p>
          </table:table-cell>
          <table:table-cell office:value-type="float" office:value="0.544485">
            <text:p>0.5444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9785">
            <text:p>21.9785</text:p>
          </table:table-cell>
          <table:table-cell office:value-type="float" office:value="0.409943">
            <text:p>0.409943</text:p>
          </table:table-cell>
          <table:table-cell office:value-type="float" office:value="179.59">
            <text:p>179.59</text:p>
          </table:table-cell>
          <table:table-cell office:value-type="float" office:value="0.537804">
            <text:p>0.5378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0891">
            <text:p>22.0891</text:p>
          </table:table-cell>
          <table:table-cell office:value-type="float" office:value="0.391953">
            <text:p>0.391953</text:p>
          </table:table-cell>
          <table:table-cell office:value-type="float" office:value="179.608">
            <text:p>179.608</text:p>
          </table:table-cell>
          <table:table-cell office:value-type="float" office:value="0.530305">
            <text:p>0.5303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1975">
            <text:p>22.1975</text:p>
          </table:table-cell>
          <table:table-cell office:value-type="float" office:value="0.372711">
            <text:p>0.372711</text:p>
          </table:table-cell>
          <table:table-cell office:value-type="float" office:value="179.627">
            <text:p>179.627</text:p>
          </table:table-cell>
          <table:table-cell office:value-type="float" office:value="0.52614">
            <text:p>0.5261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3086">
            <text:p>22.3086</text:p>
          </table:table-cell>
          <table:table-cell office:value-type="float" office:value="0.351746">
            <text:p>0.351746</text:p>
          </table:table-cell>
          <table:table-cell office:value-type="float" office:value="179.648">
            <text:p>179.648</text:p>
          </table:table-cell>
          <table:table-cell office:value-type="float" office:value="0.516803">
            <text:p>0.5168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4207">
            <text:p>22.4207</text:p>
          </table:table-cell>
          <table:table-cell office:value-type="float" office:value="0.329575">
            <text:p>0.329575</text:p>
          </table:table-cell>
          <table:table-cell office:value-type="float" office:value="179.67">
            <text:p>179.67</text:p>
          </table:table-cell>
          <table:table-cell office:value-type="float" office:value="0.509368">
            <text:p>0.5093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522">
            <text:p>22.522</text:p>
          </table:table-cell>
          <table:table-cell office:value-type="float" office:value="0.308884">
            <text:p>0.308884</text:p>
          </table:table-cell>
          <table:table-cell office:value-type="float" office:value="179.691">
            <text:p>179.691</text:p>
          </table:table-cell>
          <table:table-cell office:value-type="float" office:value="0.509843">
            <text:p>0.50984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6221">
            <text:p>22.6221</text:p>
          </table:table-cell>
          <table:table-cell office:value-type="float" office:value="0.288315">
            <text:p>0.288315</text:p>
          </table:table-cell>
          <table:table-cell office:value-type="float" office:value="179.712">
            <text:p>179.712</text:p>
          </table:table-cell>
          <table:table-cell office:value-type="float" office:value="0.506474">
            <text:p>0.5064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73">
            <text:p>22.73</text:p>
          </table:table-cell>
          <table:table-cell office:value-type="float" office:value="0.26619">
            <text:p>0.26619</text:p>
          </table:table-cell>
          <table:table-cell office:value-type="float" office:value="179.734">
            <text:p>179.734</text:p>
          </table:table-cell>
          <table:table-cell office:value-type="float" office:value="0.498066">
            <text:p>0.4980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8306">
            <text:p>22.8306</text:p>
          </table:table-cell>
          <table:table-cell office:value-type="float" office:value="0.245987">
            <text:p>0.245987</text:p>
          </table:table-cell>
          <table:table-cell office:value-type="float" office:value="179.754">
            <text:p>179.754</text:p>
          </table:table-cell>
          <table:table-cell office:value-type="float" office:value="0.499928">
            <text:p>0.4999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9326">
            <text:p>22.9326</text:p>
          </table:table-cell>
          <table:table-cell office:value-type="float" office:value="0.226151">
            <text:p>0.226151</text:p>
          </table:table-cell>
          <table:table-cell office:value-type="float" office:value="179.774">
            <text:p>179.774</text:p>
          </table:table-cell>
          <table:table-cell office:value-type="float" office:value="0.497563">
            <text:p>0.4975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0332">
            <text:p>23.0332</text:p>
          </table:table-cell>
          <table:table-cell office:value-type="float" office:value="0.207443">
            <text:p>0.207443</text:p>
          </table:table-cell>
          <table:table-cell office:value-type="float" office:value="179.793">
            <text:p>179.793</text:p>
          </table:table-cell>
          <table:table-cell office:value-type="float" office:value="0.496818">
            <text:p>0.4968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1382">
            <text:p>23.1382</text:p>
          </table:table-cell>
          <table:table-cell office:value-type="float" office:value="0.188873">
            <text:p>0.188873</text:p>
          </table:table-cell>
          <table:table-cell office:value-type="float" office:value="179.811">
            <text:p>179.811</text:p>
          </table:table-cell>
          <table:table-cell office:value-type="float" office:value="0.495761">
            <text:p>0.4957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2437">
            <text:p>23.2437</text:p>
          </table:table-cell>
          <table:table-cell office:value-type="float" office:value="0.171478">
            <text:p>0.171478</text:p>
          </table:table-cell>
          <table:table-cell office:value-type="float" office:value="179.829">
            <text:p>179.829</text:p>
          </table:table-cell>
          <table:table-cell office:value-type="float" office:value="0.491717">
            <text:p>0.4917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3547">
            <text:p>23.3547</text:p>
          </table:table-cell>
          <table:table-cell office:value-type="float" office:value="0.154861">
            <text:p>0.154861</text:p>
          </table:table-cell>
          <table:table-cell office:value-type="float" office:value="179.845">
            <text:p>179.845</text:p>
          </table:table-cell>
          <table:table-cell office:value-type="float" office:value="0.492339">
            <text:p>0.4923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4614">
            <text:p>23.4614</text:p>
          </table:table-cell>
          <table:table-cell office:value-type="float" office:value="0.140839">
            <text:p>0.140839</text:p>
          </table:table-cell>
          <table:table-cell office:value-type="float" office:value="179.859">
            <text:p>179.859</text:p>
          </table:table-cell>
          <table:table-cell office:value-type="float" office:value="0.497395">
            <text:p>0.4973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5625">
            <text:p>23.5625</text:p>
          </table:table-cell>
          <table:table-cell office:value-type="float" office:value="0.128998">
            <text:p>0.128998</text:p>
          </table:table-cell>
          <table:table-cell office:value-type="float" office:value="179.871">
            <text:p>179.871</text:p>
          </table:table-cell>
          <table:table-cell office:value-type="float" office:value="0.497411">
            <text:p>0.4974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6653">
            <text:p>23.6653</text:p>
          </table:table-cell>
          <table:table-cell office:value-type="float" office:value="0.118729">
            <text:p>0.118729</text:p>
          </table:table-cell>
          <table:table-cell office:value-type="float" office:value="179.881">
            <text:p>179.881</text:p>
          </table:table-cell>
          <table:table-cell office:value-type="float" office:value="0.499309">
            <text:p>0.4993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7766">
            <text:p>23.7766</text:p>
          </table:table-cell>
          <table:table-cell office:value-type="float" office:value="0.10939">
            <text:p>0.10939</text:p>
          </table:table-cell>
          <table:table-cell office:value-type="float" office:value="179.891">
            <text:p>179.891</text:p>
          </table:table-cell>
          <table:table-cell office:value-type="float" office:value="0.500468">
            <text:p>0.5004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887">
            <text:p>23.887</text:p>
          </table:table-cell>
          <table:table-cell office:value-type="float" office:value="0.102249">
            <text:p>0.102249</text:p>
          </table:table-cell>
          <table:table-cell office:value-type="float" office:value="179.898">
            <text:p>179.898</text:p>
          </table:table-cell>
          <table:table-cell office:value-type="float" office:value="0.503459">
            <text:p>0.5034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999">
            <text:p>23.999</text:p>
          </table:table-cell>
          <table:table-cell office:value-type="float" office:value="0.096817">
            <text:p>0.096817</text:p>
          </table:table-cell>
          <table:table-cell office:value-type="float" office:value="179.903">
            <text:p>179.903</text:p>
          </table:table-cell>
          <table:table-cell office:value-type="float" office:value="0.506351">
            <text:p>0.5063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1089">
            <text:p>24.1089</text:p>
          </table:table-cell>
          <table:table-cell office:value-type="float" office:value="0.0934448">
            <text:p>0.0934448</text:p>
          </table:table-cell>
          <table:table-cell office:value-type="float" office:value="179.907">
            <text:p>179.907</text:p>
          </table:table-cell>
          <table:table-cell office:value-type="float" office:value="0.510281">
            <text:p>0.5102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2168">
            <text:p>24.2168</text:p>
          </table:table-cell>
          <table:table-cell office:value-type="float" office:value="0.0917969">
            <text:p>0.0917969</text:p>
          </table:table-cell>
          <table:table-cell office:value-type="float" office:value="179.908">
            <text:p>179.908</text:p>
          </table:table-cell>
          <table:table-cell office:value-type="float" office:value="0.514091">
            <text:p>0.5140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table:style-name="ce1" office:value-type="float" office:value="24.3254">
            <text:p>24.3254</text:p>
          </table:table-cell>
          <table:table-cell table:style-name="ce1" office:value-type="float" office:value="0.0916748">
            <text:p>0.0916748</text:p>
          </table:table-cell>
          <table:table-cell table:style-name="ce1" office:value-type="float" office:value="179.908">
            <text:p>179.908</text:p>
          </table:table-cell>
          <table:table-cell table:style-name="ce1" office:value-type="float" office:value="0.516972">
            <text:p>0.516972</text:p>
          </table:table-cell>
          <table:table-cell table:style-name="ce1"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437">
            <text:p>24.437</text:p>
          </table:table-cell>
          <table:table-cell office:value-type="float" office:value="0.0927429">
            <text:p>0.0927429</text:p>
          </table:table-cell>
          <table:table-cell office:value-type="float" office:value="179.907">
            <text:p>179.907</text:p>
          </table:table-cell>
          <table:table-cell office:value-type="float" office:value="0.519517">
            <text:p>0.5195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5391">
            <text:p>24.5391</text:p>
          </table:table-cell>
          <table:table-cell office:value-type="float" office:value="0.0948639">
            <text:p>0.0948639</text:p>
          </table:table-cell>
          <table:table-cell office:value-type="float" office:value="179.905">
            <text:p>179.905</text:p>
          </table:table-cell>
          <table:table-cell office:value-type="float" office:value="0.522506">
            <text:p>0.5225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6404">
            <text:p>24.6404</text:p>
          </table:table-cell>
          <table:table-cell office:value-type="float" office:value="0.0977325">
            <text:p>0.0977325</text:p>
          </table:table-cell>
          <table:table-cell office:value-type="float" office:value="179.902">
            <text:p>179.902</text:p>
          </table:table-cell>
          <table:table-cell office:value-type="float" office:value="0.523975">
            <text:p>0.5239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7476">
            <text:p>24.7476</text:p>
          </table:table-cell>
          <table:table-cell office:value-type="float" office:value="0.101746">
            <text:p>0.101746</text:p>
          </table:table-cell>
          <table:table-cell office:value-type="float" office:value="179.898">
            <text:p>179.898</text:p>
          </table:table-cell>
          <table:table-cell office:value-type="float" office:value="0.527361">
            <text:p>0.5273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8589">
            <text:p>24.8589</text:p>
          </table:table-cell>
          <table:table-cell office:value-type="float" office:value="0.106476">
            <text:p>0.106476</text:p>
          </table:table-cell>
          <table:table-cell office:value-type="float" office:value="179.894">
            <text:p>179.894</text:p>
          </table:table-cell>
          <table:table-cell office:value-type="float" office:value="0.530061">
            <text:p>0.5300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9692">
            <text:p>24.9692</text:p>
          </table:table-cell>
          <table:table-cell office:value-type="float" office:value="0.111786">
            <text:p>0.111786</text:p>
          </table:table-cell>
          <table:table-cell office:value-type="float" office:value="179.888">
            <text:p>179.888</text:p>
          </table:table-cell>
          <table:table-cell office:value-type="float" office:value="0.531933">
            <text:p>0.5319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0789">
            <text:p>25.0789</text:p>
          </table:table-cell>
          <table:table-cell office:value-type="float" office:value="0.117188">
            <text:p>0.117188</text:p>
          </table:table-cell>
          <table:table-cell office:value-type="float" office:value="179.883">
            <text:p>179.883</text:p>
          </table:table-cell>
          <table:table-cell office:value-type="float" office:value="0.532682">
            <text:p>0.5326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1892">
            <text:p>25.1892</text:p>
          </table:table-cell>
          <table:table-cell office:value-type="float" office:value="0.122757">
            <text:p>0.122757</text:p>
          </table:table-cell>
          <table:table-cell office:value-type="float" office:value="179.877">
            <text:p>179.877</text:p>
          </table:table-cell>
          <table:table-cell office:value-type="float" office:value="0.534798">
            <text:p>0.5347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2944">
            <text:p>25.2944</text:p>
          </table:table-cell>
          <table:table-cell office:value-type="float" office:value="0.128082">
            <text:p>0.128082</text:p>
          </table:table-cell>
          <table:table-cell office:value-type="float" office:value="179.872">
            <text:p>179.872</text:p>
          </table:table-cell>
          <table:table-cell office:value-type="float" office:value="0.534618">
            <text:p>0.5346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3972">
            <text:p>25.3972</text:p>
          </table:table-cell>
          <table:table-cell office:value-type="float" office:value="0.133133">
            <text:p>0.133133</text:p>
          </table:table-cell>
          <table:table-cell office:value-type="float" office:value="179.867">
            <text:p>179.867</text:p>
          </table:table-cell>
          <table:table-cell office:value-type="float" office:value="0.534653">
            <text:p>0.5346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0.137787">
            <text:p>0.137787</text:p>
          </table:table-cell>
          <table:table-cell office:value-type="float" office:value="179.862">
            <text:p>179.862</text:p>
          </table:table-cell>
          <table:table-cell office:value-type="float" office:value="0.534887">
            <text:p>0.5348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6001">
            <text:p>25.6001</text:p>
          </table:table-cell>
          <table:table-cell office:value-type="float" office:value="0.141983">
            <text:p>0.141983</text:p>
          </table:table-cell>
          <table:table-cell office:value-type="float" office:value="179.858">
            <text:p>179.858</text:p>
          </table:table-cell>
          <table:table-cell office:value-type="float" office:value="0.534362">
            <text:p>0.5343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7014">
            <text:p>25.7014</text:p>
          </table:table-cell>
          <table:table-cell office:value-type="float" office:value="0.145782">
            <text:p>0.145782</text:p>
          </table:table-cell>
          <table:table-cell office:value-type="float" office:value="179.854">
            <text:p>179.854</text:p>
          </table:table-cell>
          <table:table-cell office:value-type="float" office:value="0.534376">
            <text:p>0.5343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8069">
            <text:p>25.8069</text:p>
          </table:table-cell>
          <table:table-cell office:value-type="float" office:value="0.149017">
            <text:p>0.149017</text:p>
          </table:table-cell>
          <table:table-cell office:value-type="float" office:value="179.851">
            <text:p>179.851</text:p>
          </table:table-cell>
          <table:table-cell office:value-type="float" office:value="0.533826">
            <text:p>0.5338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9185">
            <text:p>25.9185</text:p>
          </table:table-cell>
          <table:table-cell office:value-type="float" office:value="0.151901">
            <text:p>0.151901</text:p>
          </table:table-cell>
          <table:table-cell office:value-type="float" office:value="179.848">
            <text:p>179.848</text:p>
          </table:table-cell>
          <table:table-cell office:value-type="float" office:value="0.533301">
            <text:p>0.5333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0295">
            <text:p>26.0295</text:p>
          </table:table-cell>
          <table:table-cell office:value-type="float" office:value="0.153961">
            <text:p>0.153961</text:p>
          </table:table-cell>
          <table:table-cell office:value-type="float" office:value="179.846">
            <text:p>179.846</text:p>
          </table:table-cell>
          <table:table-cell office:value-type="float" office:value="0.532223">
            <text:p>0.5322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1401">
            <text:p>26.1401</text:p>
          </table:table-cell>
          <table:table-cell office:value-type="float" office:value="0.155304">
            <text:p>0.155304</text:p>
          </table:table-cell>
          <table:table-cell office:value-type="float" office:value="179.845">
            <text:p>179.845</text:p>
          </table:table-cell>
          <table:table-cell office:value-type="float" office:value="0.530427">
            <text:p>0.5304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2468">
            <text:p>26.2468</text:p>
          </table:table-cell>
          <table:table-cell office:value-type="float" office:value="0.156219">
            <text:p>0.156219</text:p>
          </table:table-cell>
          <table:table-cell office:value-type="float" office:value="179.844">
            <text:p>179.844</text:p>
          </table:table-cell>
          <table:table-cell office:value-type="float" office:value="0.529733">
            <text:p>0.5297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3486">
            <text:p>26.3486</text:p>
          </table:table-cell>
          <table:table-cell office:value-type="float" office:value="0.156525">
            <text:p>0.156525</text:p>
          </table:table-cell>
          <table:table-cell office:value-type="float" office:value="179.843">
            <text:p>179.843</text:p>
          </table:table-cell>
          <table:table-cell office:value-type="float" office:value="0.528715">
            <text:p>0.5287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4507">
            <text:p>26.4507</text:p>
          </table:table-cell>
          <table:table-cell office:value-type="float" office:value="0.156265">
            <text:p>0.156265</text:p>
          </table:table-cell>
          <table:table-cell office:value-type="float" office:value="179.844">
            <text:p>179.844</text:p>
          </table:table-cell>
          <table:table-cell office:value-type="float" office:value="0.52759">
            <text:p>0.527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5525">
            <text:p>26.5525</text:p>
          </table:table-cell>
          <table:table-cell office:value-type="float" office:value="0.155609">
            <text:p>0.155609</text:p>
          </table:table-cell>
          <table:table-cell office:value-type="float" office:value="179.844">
            <text:p>179.844</text:p>
          </table:table-cell>
          <table:table-cell office:value-type="float" office:value="0.5264">
            <text:p>0.52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6538">
            <text:p>26.6538</text:p>
          </table:table-cell>
          <table:table-cell office:value-type="float" office:value="0.154755">
            <text:p>0.154755</text:p>
          </table:table-cell>
          <table:table-cell office:value-type="float" office:value="179.845">
            <text:p>179.845</text:p>
          </table:table-cell>
          <table:table-cell office:value-type="float" office:value="0.525448">
            <text:p>0.5254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7607">
            <text:p>26.7607</text:p>
          </table:table-cell>
          <table:table-cell office:value-type="float" office:value="0.153702">
            <text:p>0.153702</text:p>
          </table:table-cell>
          <table:table-cell office:value-type="float" office:value="179.846">
            <text:p>179.846</text:p>
          </table:table-cell>
          <table:table-cell office:value-type="float" office:value="0.525021">
            <text:p>0.5250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8699">
            <text:p>26.8699</text:p>
          </table:table-cell>
          <table:table-cell office:value-type="float" office:value="0.152283">
            <text:p>0.152283</text:p>
          </table:table-cell>
          <table:table-cell office:value-type="float" office:value="179.848">
            <text:p>179.848</text:p>
          </table:table-cell>
          <table:table-cell office:value-type="float" office:value="0.524134">
            <text:p>0.5241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97">
            <text:p>26.97</text:p>
          </table:table-cell>
          <table:table-cell office:value-type="float" office:value="0.150726">
            <text:p>0.150726</text:p>
          </table:table-cell>
          <table:table-cell office:value-type="float" office:value="179.849">
            <text:p>179.849</text:p>
          </table:table-cell>
          <table:table-cell office:value-type="float" office:value="0.523637">
            <text:p>0.5236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071">
            <text:p>27.071</text:p>
          </table:table-cell>
          <table:table-cell office:value-type="float" office:value="0.148972">
            <text:p>0.148972</text:p>
          </table:table-cell>
          <table:table-cell office:value-type="float" office:value="179.851">
            <text:p>179.851</text:p>
          </table:table-cell>
          <table:table-cell office:value-type="float" office:value="0.523052">
            <text:p>0.5230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1755">
            <text:p>27.1755</text:p>
          </table:table-cell>
          <table:table-cell office:value-type="float" office:value="0.147293">
            <text:p>0.147293</text:p>
          </table:table-cell>
          <table:table-cell office:value-type="float" office:value="179.853">
            <text:p>179.853</text:p>
          </table:table-cell>
          <table:table-cell office:value-type="float" office:value="0.52275">
            <text:p>0.522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2874">
            <text:p>27.2874</text:p>
          </table:table-cell>
          <table:table-cell office:value-type="float" office:value="0.145676">
            <text:p>0.145676</text:p>
          </table:table-cell>
          <table:table-cell office:value-type="float" office:value="179.854">
            <text:p>179.854</text:p>
          </table:table-cell>
          <table:table-cell office:value-type="float" office:value="0.52272">
            <text:p>0.522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3989">
            <text:p>27.3989</text:p>
          </table:table-cell>
          <table:table-cell office:value-type="float" office:value="0.144089">
            <text:p>0.144089</text:p>
          </table:table-cell>
          <table:table-cell office:value-type="float" office:value="179.856">
            <text:p>179.856</text:p>
          </table:table-cell>
          <table:table-cell office:value-type="float" office:value="0.52268">
            <text:p>0.522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5112">
            <text:p>27.5112</text:p>
          </table:table-cell>
          <table:table-cell office:value-type="float" office:value="0.142685">
            <text:p>0.142685</text:p>
          </table:table-cell>
          <table:table-cell office:value-type="float" office:value="179.857">
            <text:p>179.857</text:p>
          </table:table-cell>
          <table:table-cell office:value-type="float" office:value="0.522237">
            <text:p>0.5222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6121">
            <text:p>27.6121</text:p>
          </table:table-cell>
          <table:table-cell office:value-type="float" office:value="0.141632">
            <text:p>0.141632</text:p>
          </table:table-cell>
          <table:table-cell office:value-type="float" office:value="179.858">
            <text:p>179.858</text:p>
          </table:table-cell>
          <table:table-cell office:value-type="float" office:value="0.52281">
            <text:p>0.522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7129">
            <text:p>27.7129</text:p>
          </table:table-cell>
          <table:table-cell office:value-type="float" office:value="0.140854">
            <text:p>0.140854</text:p>
          </table:table-cell>
          <table:table-cell office:value-type="float" office:value="179.859">
            <text:p>179.859</text:p>
          </table:table-cell>
          <table:table-cell office:value-type="float" office:value="0.524335">
            <text:p>0.5243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8188">
            <text:p>27.8188</text:p>
          </table:table-cell>
          <table:table-cell office:value-type="float" office:value="0.140289">
            <text:p>0.140289</text:p>
          </table:table-cell>
          <table:table-cell office:value-type="float" office:value="179.86">
            <text:p>179.86</text:p>
          </table:table-cell>
          <table:table-cell office:value-type="float" office:value="0.524378">
            <text:p>0.5243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9202">
            <text:p>27.9202</text:p>
          </table:table-cell>
          <table:table-cell office:value-type="float" office:value="0.140106">
            <text:p>0.140106</text:p>
          </table:table-cell>
          <table:table-cell office:value-type="float" office:value="179.86">
            <text:p>179.86</text:p>
          </table:table-cell>
          <table:table-cell office:value-type="float" office:value="0.525217">
            <text:p>0.5252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0205">
            <text:p>28.0205</text:p>
          </table:table-cell>
          <table:table-cell office:value-type="float" office:value="0.140167">
            <text:p>0.140167</text:p>
          </table:table-cell>
          <table:table-cell office:value-type="float" office:value="179.86">
            <text:p>179.86</text:p>
          </table:table-cell>
          <table:table-cell office:value-type="float" office:value="0.525497">
            <text:p>0.5254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1731">
            <text:p>28.1731</text:p>
          </table:table-cell>
          <table:table-cell office:value-type="float" office:value="0.141235">
            <text:p>0.141235</text:p>
          </table:table-cell>
          <table:table-cell office:value-type="float" office:value="179.859">
            <text:p>179.859</text:p>
          </table:table-cell>
          <table:table-cell office:value-type="float" office:value="0.527296">
            <text:p>0.5272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2832">
            <text:p>28.2832</text:p>
          </table:table-cell>
          <table:table-cell office:value-type="float" office:value="0.142761">
            <text:p>0.142761</text:p>
          </table:table-cell>
          <table:table-cell office:value-type="float" office:value="179.857">
            <text:p>179.857</text:p>
          </table:table-cell>
          <table:table-cell office:value-type="float" office:value="0.529175">
            <text:p>0.5291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394">
            <text:p>28.394</text:p>
          </table:table-cell>
          <table:table-cell office:value-type="float" office:value="0.144592">
            <text:p>0.144592</text:p>
          </table:table-cell>
          <table:table-cell office:value-type="float" office:value="179.855">
            <text:p>179.855</text:p>
          </table:table-cell>
          <table:table-cell office:value-type="float" office:value="0.530531">
            <text:p>0.5305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5044">
            <text:p>28.5044</text:p>
          </table:table-cell>
          <table:table-cell office:value-type="float" office:value="0.147034">
            <text:p>0.147034</text:p>
          </table:table-cell>
          <table:table-cell office:value-type="float" office:value="179.853">
            <text:p>179.853</text:p>
          </table:table-cell>
          <table:table-cell office:value-type="float" office:value="0.532085">
            <text:p>0.5320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6145">
            <text:p>28.6145</text:p>
          </table:table-cell>
          <table:table-cell office:value-type="float" office:value="0.149399">
            <text:p>0.149399</text:p>
          </table:table-cell>
          <table:table-cell office:value-type="float" office:value="179.851">
            <text:p>179.851</text:p>
          </table:table-cell>
          <table:table-cell office:value-type="float" office:value="0.53207">
            <text:p>0.532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7222">
            <text:p>28.7222</text:p>
          </table:table-cell>
          <table:table-cell office:value-type="float" office:value="0.152252">
            <text:p>0.152252</text:p>
          </table:table-cell>
          <table:table-cell office:value-type="float" office:value="179.848">
            <text:p>179.848</text:p>
          </table:table-cell>
          <table:table-cell office:value-type="float" office:value="0.53352">
            <text:p>0.533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8352">
            <text:p>28.8352</text:p>
          </table:table-cell>
          <table:table-cell office:value-type="float" office:value="0.155533">
            <text:p>0.155533</text:p>
          </table:table-cell>
          <table:table-cell office:value-type="float" office:value="179.844">
            <text:p>179.844</text:p>
          </table:table-cell>
          <table:table-cell office:value-type="float" office:value="0.535542">
            <text:p>0.5355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9463">
            <text:p>28.9463</text:p>
          </table:table-cell>
          <table:table-cell office:value-type="float" office:value="0.159134">
            <text:p>0.159134</text:p>
          </table:table-cell>
          <table:table-cell office:value-type="float" office:value="179.841">
            <text:p>179.841</text:p>
          </table:table-cell>
          <table:table-cell office:value-type="float" office:value="0.53645">
            <text:p>0.536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0588">
            <text:p>29.0588</text:p>
          </table:table-cell>
          <table:table-cell office:value-type="float" office:value="0.162994">
            <text:p>0.162994</text:p>
          </table:table-cell>
          <table:table-cell office:value-type="float" office:value="179.837">
            <text:p>179.837</text:p>
          </table:table-cell>
          <table:table-cell office:value-type="float" office:value="0.538044">
            <text:p>0.5380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168">
            <text:p>29.168</text:p>
          </table:table-cell>
          <table:table-cell office:value-type="float" office:value="0.167038">
            <text:p>0.167038</text:p>
          </table:table-cell>
          <table:table-cell office:value-type="float" office:value="179.833">
            <text:p>179.833</text:p>
          </table:table-cell>
          <table:table-cell office:value-type="float" office:value="0.538469">
            <text:p>0.5384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2715">
            <text:p>29.2715</text:p>
          </table:table-cell>
          <table:table-cell office:value-type="float" office:value="0.170883">
            <text:p>0.170883</text:p>
          </table:table-cell>
          <table:table-cell office:value-type="float" office:value="179.829">
            <text:p>179.829</text:p>
          </table:table-cell>
          <table:table-cell office:value-type="float" office:value="0.539605">
            <text:p>0.5396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3782">
            <text:p>29.3782</text:p>
          </table:table-cell>
          <table:table-cell office:value-type="float" office:value="0.175034">
            <text:p>0.175034</text:p>
          </table:table-cell>
          <table:table-cell office:value-type="float" office:value="179.825">
            <text:p>179.825</text:p>
          </table:table-cell>
          <table:table-cell office:value-type="float" office:value="0.53985">
            <text:p>0.539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4902">
            <text:p>29.4902</text:p>
          </table:table-cell>
          <table:table-cell office:value-type="float" office:value="0.179367">
            <text:p>0.179367</text:p>
          </table:table-cell>
          <table:table-cell office:value-type="float" office:value="179.821">
            <text:p>179.821</text:p>
          </table:table-cell>
          <table:table-cell office:value-type="float" office:value="0.541583">
            <text:p>0.5415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6038">
            <text:p>29.6038</text:p>
          </table:table-cell>
          <table:table-cell office:value-type="float" office:value="0.183853">
            <text:p>0.183853</text:p>
          </table:table-cell>
          <table:table-cell office:value-type="float" office:value="179.816">
            <text:p>179.816</text:p>
          </table:table-cell>
          <table:table-cell office:value-type="float" office:value="0.543144">
            <text:p>0.5431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7092">
            <text:p>29.7092</text:p>
          </table:table-cell>
          <table:table-cell office:value-type="float" office:value="0.188049">
            <text:p>0.188049</text:p>
          </table:table-cell>
          <table:table-cell office:value-type="float" office:value="179.812">
            <text:p>179.812</text:p>
          </table:table-cell>
          <table:table-cell office:value-type="float" office:value="0.542645">
            <text:p>0.5426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8203">
            <text:p>29.8203</text:p>
          </table:table-cell>
          <table:table-cell office:value-type="float" office:value="0.192627">
            <text:p>0.192627</text:p>
          </table:table-cell>
          <table:table-cell office:value-type="float" office:value="179.807">
            <text:p>179.807</text:p>
          </table:table-cell>
          <table:table-cell office:value-type="float" office:value="0.544389">
            <text:p>0.5443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9309">
            <text:p>29.9309</text:p>
          </table:table-cell>
          <table:table-cell office:value-type="float" office:value="0.196915">
            <text:p>0.196915</text:p>
          </table:table-cell>
          <table:table-cell office:value-type="float" office:value="179.803">
            <text:p>179.803</text:p>
          </table:table-cell>
          <table:table-cell office:value-type="float" office:value="0.544916">
            <text:p>0.5449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0413">
            <text:p>30.0413</text:p>
          </table:table-cell>
          <table:table-cell office:value-type="float" office:value="0.201294">
            <text:p>0.201294</text:p>
          </table:table-cell>
          <table:table-cell office:value-type="float" office:value="179.799">
            <text:p>179.799</text:p>
          </table:table-cell>
          <table:table-cell office:value-type="float" office:value="0.545966">
            <text:p>0.5459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1504">
            <text:p>30.1504</text:p>
          </table:table-cell>
          <table:table-cell office:value-type="float" office:value="0.205353">
            <text:p>0.205353</text:p>
          </table:table-cell>
          <table:table-cell office:value-type="float" office:value="179.795">
            <text:p>179.795</text:p>
          </table:table-cell>
          <table:table-cell office:value-type="float" office:value="0.545595">
            <text:p>0.5455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2566">
            <text:p>30.2566</text:p>
          </table:table-cell>
          <table:table-cell office:value-type="float" office:value="0.209381">
            <text:p>0.209381</text:p>
          </table:table-cell>
          <table:table-cell office:value-type="float" office:value="179.791">
            <text:p>179.791</text:p>
          </table:table-cell>
          <table:table-cell office:value-type="float" office:value="0.547034">
            <text:p>0.5470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3638">
            <text:p>30.3638</text:p>
          </table:table-cell>
          <table:table-cell office:value-type="float" office:value="0.213409">
            <text:p>0.213409</text:p>
          </table:table-cell>
          <table:table-cell office:value-type="float" office:value="179.787">
            <text:p>179.787</text:p>
          </table:table-cell>
          <table:table-cell office:value-type="float" office:value="0.546762">
            <text:p>0.5467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4683">
            <text:p>30.4683</text:p>
          </table:table-cell>
          <table:table-cell office:value-type="float" office:value="0.217209">
            <text:p>0.217209</text:p>
          </table:table-cell>
          <table:table-cell office:value-type="float" office:value="179.783">
            <text:p>179.783</text:p>
          </table:table-cell>
          <table:table-cell office:value-type="float" office:value="0.547496">
            <text:p>0.5474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5737">
            <text:p>30.5737</text:p>
          </table:table-cell>
          <table:table-cell office:value-type="float" office:value="0.221085">
            <text:p>0.221085</text:p>
          </table:table-cell>
          <table:table-cell office:value-type="float" office:value="179.779">
            <text:p>179.779</text:p>
          </table:table-cell>
          <table:table-cell office:value-type="float" office:value="0.547879">
            <text:p>0.5478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6782">
            <text:p>30.6782</text:p>
          </table:table-cell>
          <table:table-cell office:value-type="float" office:value="0.224747">
            <text:p>0.224747</text:p>
          </table:table-cell>
          <table:table-cell office:value-type="float" office:value="179.775">
            <text:p>179.775</text:p>
          </table:table-cell>
          <table:table-cell office:value-type="float" office:value="0.548518">
            <text:p>0.5485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7874">
            <text:p>30.7874</text:p>
          </table:table-cell>
          <table:table-cell office:value-type="float" office:value="0.228607">
            <text:p>0.228607</text:p>
          </table:table-cell>
          <table:table-cell office:value-type="float" office:value="179.771">
            <text:p>179.771</text:p>
          </table:table-cell>
          <table:table-cell office:value-type="float" office:value="0.5502">
            <text:p>0.55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8943">
            <text:p>30.8943</text:p>
          </table:table-cell>
          <table:table-cell office:value-type="float" office:value="0.232269">
            <text:p>0.232269</text:p>
          </table:table-cell>
          <table:table-cell office:value-type="float" office:value="179.768">
            <text:p>179.768</text:p>
          </table:table-cell>
          <table:table-cell office:value-type="float" office:value="0.550279">
            <text:p>0.5502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0076">
            <text:p>31.0076</text:p>
          </table:table-cell>
          <table:table-cell office:value-type="float" office:value="0.236069">
            <text:p>0.236069</text:p>
          </table:table-cell>
          <table:table-cell office:value-type="float" office:value="179.764">
            <text:p>179.764</text:p>
          </table:table-cell>
          <table:table-cell office:value-type="float" office:value="0.550888">
            <text:p>0.5508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1221">
            <text:p>31.1221</text:p>
          </table:table-cell>
          <table:table-cell office:value-type="float" office:value="0.239777">
            <text:p>0.239777</text:p>
          </table:table-cell>
          <table:table-cell office:value-type="float" office:value="179.76">
            <text:p>179.76</text:p>
          </table:table-cell>
          <table:table-cell office:value-type="float" office:value="0.551527">
            <text:p>0.5515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2302">
            <text:p>31.2302</text:p>
          </table:table-cell>
          <table:table-cell office:value-type="float" office:value="0.243378">
            <text:p>0.243378</text:p>
          </table:table-cell>
          <table:table-cell office:value-type="float" office:value="179.757">
            <text:p>179.757</text:p>
          </table:table-cell>
          <table:table-cell office:value-type="float" office:value="0.551867">
            <text:p>0.5518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3396">
            <text:p>31.3396</text:p>
          </table:table-cell>
          <table:table-cell office:value-type="float" office:value="0.247147">
            <text:p>0.247147</text:p>
          </table:table-cell>
          <table:table-cell office:value-type="float" office:value="179.753">
            <text:p>179.753</text:p>
          </table:table-cell>
          <table:table-cell office:value-type="float" office:value="0.552692">
            <text:p>0.5526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4492">
            <text:p>31.4492</text:p>
          </table:table-cell>
          <table:table-cell office:value-type="float" office:value="0.250656">
            <text:p>0.250656</text:p>
          </table:table-cell>
          <table:table-cell office:value-type="float" office:value="179.749">
            <text:p>179.749</text:p>
          </table:table-cell>
          <table:table-cell office:value-type="float" office:value="0.552783">
            <text:p>0.5527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55">
            <text:p>31.55</text:p>
          </table:table-cell>
          <table:table-cell office:value-type="float" office:value="0.254105">
            <text:p>0.254105</text:p>
          </table:table-cell>
          <table:table-cell office:value-type="float" office:value="179.746">
            <text:p>179.746</text:p>
          </table:table-cell>
          <table:table-cell office:value-type="float" office:value="0.553063">
            <text:p>0.5530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6504">
            <text:p>31.6504</text:p>
          </table:table-cell>
          <table:table-cell office:value-type="float" office:value="0.257599">
            <text:p>0.257599</text:p>
          </table:table-cell>
          <table:table-cell office:value-type="float" office:value="179.742">
            <text:p>179.742</text:p>
          </table:table-cell>
          <table:table-cell office:value-type="float" office:value="0.554095">
            <text:p>0.5540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759">
            <text:p>31.759</text:p>
          </table:table-cell>
          <table:table-cell office:value-type="float" office:value="0.261444">
            <text:p>0.261444</text:p>
          </table:table-cell>
          <table:table-cell office:value-type="float" office:value="179.739">
            <text:p>179.739</text:p>
          </table:table-cell>
          <table:table-cell office:value-type="float" office:value="0.555882">
            <text:p>0.5558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8718">
            <text:p>31.8718</text:p>
          </table:table-cell>
          <table:table-cell office:value-type="float" office:value="0.265656">
            <text:p>0.265656</text:p>
          </table:table-cell>
          <table:table-cell office:value-type="float" office:value="179.734">
            <text:p>179.734</text:p>
          </table:table-cell>
          <table:table-cell office:value-type="float" office:value="0.556968">
            <text:p>0.5569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9836">
            <text:p>31.9836</text:p>
          </table:table-cell>
          <table:table-cell office:value-type="float" office:value="0.269684">
            <text:p>0.269684</text:p>
          </table:table-cell>
          <table:table-cell office:value-type="float" office:value="179.73">
            <text:p>179.73</text:p>
          </table:table-cell>
          <table:table-cell office:value-type="float" office:value="0.557592">
            <text:p>0.5575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0938">
            <text:p>32.0938</text:p>
          </table:table-cell>
          <table:table-cell office:value-type="float" office:value="0.274139">
            <text:p>0.274139</text:p>
          </table:table-cell>
          <table:table-cell office:value-type="float" office:value="179.726">
            <text:p>179.726</text:p>
          </table:table-cell>
          <table:table-cell office:value-type="float" office:value="0.559518">
            <text:p>0.5595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1985">
            <text:p>32.1985</text:p>
          </table:table-cell>
          <table:table-cell office:value-type="float" office:value="0.278351">
            <text:p>0.278351</text:p>
          </table:table-cell>
          <table:table-cell office:value-type="float" office:value="179.722">
            <text:p>179.722</text:p>
          </table:table-cell>
          <table:table-cell office:value-type="float" office:value="0.558967">
            <text:p>0.5589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3064">
            <text:p>32.3064</text:p>
          </table:table-cell>
          <table:table-cell office:value-type="float" office:value="0.282776">
            <text:p>0.282776</text:p>
          </table:table-cell>
          <table:table-cell office:value-type="float" office:value="179.717">
            <text:p>179.717</text:p>
          </table:table-cell>
          <table:table-cell office:value-type="float" office:value="0.560956">
            <text:p>0.56095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416">
            <text:p>32.416</text:p>
          </table:table-cell>
          <table:table-cell office:value-type="float" office:value="0.287247">
            <text:p>0.287247</text:p>
          </table:table-cell>
          <table:table-cell office:value-type="float" office:value="179.713">
            <text:p>179.713</text:p>
          </table:table-cell>
          <table:table-cell office:value-type="float" office:value="0.561702">
            <text:p>0.5617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5261">
            <text:p>32.5261</text:p>
          </table:table-cell>
          <table:table-cell office:value-type="float" office:value="0.291779">
            <text:p>0.291779</text:p>
          </table:table-cell>
          <table:table-cell office:value-type="float" office:value="179.708">
            <text:p>179.708</text:p>
          </table:table-cell>
          <table:table-cell office:value-type="float" office:value="0.562652">
            <text:p>0.5626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6365">
            <text:p>32.6365</text:p>
          </table:table-cell>
          <table:table-cell office:value-type="float" office:value="0.296646">
            <text:p>0.296646</text:p>
          </table:table-cell>
          <table:table-cell office:value-type="float" office:value="179.703">
            <text:p>179.703</text:p>
          </table:table-cell>
          <table:table-cell office:value-type="float" office:value="0.564082">
            <text:p>0.5640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7512">
            <text:p>32.7512</text:p>
          </table:table-cell>
          <table:table-cell office:value-type="float" office:value="0.30159">
            <text:p>0.30159</text:p>
          </table:table-cell>
          <table:table-cell office:value-type="float" office:value="179.698">
            <text:p>179.698</text:p>
          </table:table-cell>
          <table:table-cell office:value-type="float" office:value="0.565287">
            <text:p>0.5652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8623">
            <text:p>32.8623</text:p>
          </table:table-cell>
          <table:table-cell office:value-type="float" office:value="0.30629">
            <text:p>0.30629</text:p>
          </table:table-cell>
          <table:table-cell office:value-type="float" office:value="179.694">
            <text:p>179.694</text:p>
          </table:table-cell>
          <table:table-cell office:value-type="float" office:value="0.565117">
            <text:p>0.5651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9717">
            <text:p>32.9717</text:p>
          </table:table-cell>
          <table:table-cell office:value-type="float" office:value="0.311279">
            <text:p>0.311279</text:p>
          </table:table-cell>
          <table:table-cell office:value-type="float" office:value="179.689">
            <text:p>179.689</text:p>
          </table:table-cell>
          <table:table-cell office:value-type="float" office:value="0.567106">
            <text:p>0.5671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0813">
            <text:p>33.0813</text:p>
          </table:table-cell>
          <table:table-cell office:value-type="float" office:value="0.316071">
            <text:p>0.316071</text:p>
          </table:table-cell>
          <table:table-cell office:value-type="float" office:value="179.684">
            <text:p>179.684</text:p>
          </table:table-cell>
          <table:table-cell office:value-type="float" office:value="0.567382">
            <text:p>0.5673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2656">
            <text:p>33.2656</text:p>
          </table:table-cell>
          <table:table-cell office:value-type="float" office:value="0.32428">
            <text:p>0.32428</text:p>
          </table:table-cell>
          <table:table-cell office:value-type="float" office:value="179.676">
            <text:p>179.676</text:p>
          </table:table-cell>
          <table:table-cell office:value-type="float" office:value="0.576063">
            <text:p>0.5760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3669">
            <text:p>33.3669</text:p>
          </table:table-cell>
          <table:table-cell office:value-type="float" office:value="0.328445">
            <text:p>0.328445</text:p>
          </table:table-cell>
          <table:table-cell office:value-type="float" office:value="179.672">
            <text:p>179.672</text:p>
          </table:table-cell>
          <table:table-cell office:value-type="float" office:value="0.568259">
            <text:p>0.5682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4863">
            <text:p>33.4863</text:p>
          </table:table-cell>
          <table:table-cell office:value-type="float" office:value="0.333527">
            <text:p>0.333527</text:p>
          </table:table-cell>
          <table:table-cell office:value-type="float" office:value="179.666">
            <text:p>179.666</text:p>
          </table:table-cell>
          <table:table-cell office:value-type="float" office:value="0.570586">
            <text:p>0.5705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5979">
            <text:p>33.5979</text:p>
          </table:table-cell>
          <table:table-cell office:value-type="float" office:value="0.338089">
            <text:p>0.338089</text:p>
          </table:table-cell>
          <table:table-cell office:value-type="float" office:value="179.662">
            <text:p>179.662</text:p>
          </table:table-cell>
          <table:table-cell office:value-type="float" office:value="0.570814">
            <text:p>0.57081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7095">
            <text:p>33.7095</text:p>
          </table:table-cell>
          <table:table-cell office:value-type="float" office:value="0.342697">
            <text:p>0.342697</text:p>
          </table:table-cell>
          <table:table-cell office:value-type="float" office:value="179.657">
            <text:p>179.657</text:p>
          </table:table-cell>
          <table:table-cell office:value-type="float" office:value="0.571892">
            <text:p>0.5718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8174">
            <text:p>33.8174</text:p>
          </table:table-cell>
          <table:table-cell office:value-type="float" office:value="0.346848">
            <text:p>0.346848</text:p>
          </table:table-cell>
          <table:table-cell office:value-type="float" office:value="179.653">
            <text:p>179.653</text:p>
          </table:table-cell>
          <table:table-cell office:value-type="float" office:value="0.571803">
            <text:p>0.5718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9297">
            <text:p>33.9297</text:p>
          </table:table-cell>
          <table:table-cell office:value-type="float" office:value="0.351212">
            <text:p>0.351212</text:p>
          </table:table-cell>
          <table:table-cell office:value-type="float" office:value="179.649">
            <text:p>179.649</text:p>
          </table:table-cell>
          <table:table-cell office:value-type="float" office:value="0.572645">
            <text:p>0.5726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0393">
            <text:p>34.0393</text:p>
          </table:table-cell>
          <table:table-cell office:value-type="float" office:value="0.355515">
            <text:p>0.355515</text:p>
          </table:table-cell>
          <table:table-cell office:value-type="float" office:value="179.644">
            <text:p>179.644</text:p>
          </table:table-cell>
          <table:table-cell office:value-type="float" office:value="0.573034">
            <text:p>0.5730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1484">
            <text:p>34.1484</text:p>
          </table:table-cell>
          <table:table-cell office:value-type="float" office:value="0.359634">
            <text:p>0.359634</text:p>
          </table:table-cell>
          <table:table-cell office:value-type="float" office:value="179.64">
            <text:p>179.64</text:p>
          </table:table-cell>
          <table:table-cell office:value-type="float" office:value="0.573558">
            <text:p>0.5735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2529">
            <text:p>34.2529</text:p>
          </table:table-cell>
          <table:table-cell office:value-type="float" office:value="0.363434">
            <text:p>0.363434</text:p>
          </table:table-cell>
          <table:table-cell office:value-type="float" office:value="179.637">
            <text:p>179.637</text:p>
          </table:table-cell>
          <table:table-cell office:value-type="float" office:value="0.57321">
            <text:p>0.573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3625">
            <text:p>34.3625</text:p>
          </table:table-cell>
          <table:table-cell office:value-type="float" office:value="0.367355">
            <text:p>0.367355</text:p>
          </table:table-cell>
          <table:table-cell office:value-type="float" office:value="179.633">
            <text:p>179.633</text:p>
          </table:table-cell>
          <table:table-cell office:value-type="float" office:value="0.574904">
            <text:p>0.5749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4746">
            <text:p>34.4746</text:p>
          </table:table-cell>
          <table:table-cell office:value-type="float" office:value="0.371384">
            <text:p>0.371384</text:p>
          </table:table-cell>
          <table:table-cell office:value-type="float" office:value="179.629">
            <text:p>179.629</text:p>
          </table:table-cell>
          <table:table-cell office:value-type="float" office:value="0.575659">
            <text:p>0.5756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5842">
            <text:p>34.5842</text:p>
          </table:table-cell>
          <table:table-cell office:value-type="float" office:value="0.375092">
            <text:p>0.375092</text:p>
          </table:table-cell>
          <table:table-cell office:value-type="float" office:value="179.625">
            <text:p>179.625</text:p>
          </table:table-cell>
          <table:table-cell office:value-type="float" office:value="0.575278">
            <text:p>0.5752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6958">
            <text:p>34.6958</text:p>
          </table:table-cell>
          <table:table-cell office:value-type="float" office:value="0.378876">
            <text:p>0.378876</text:p>
          </table:table-cell>
          <table:table-cell office:value-type="float" office:value="179.621">
            <text:p>179.621</text:p>
          </table:table-cell>
          <table:table-cell office:value-type="float" office:value="0.576528">
            <text:p>0.5765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8042">
            <text:p>34.8042</text:p>
          </table:table-cell>
          <table:table-cell office:value-type="float" office:value="0.382523">
            <text:p>0.382523</text:p>
          </table:table-cell>
          <table:table-cell office:value-type="float" office:value="179.617">
            <text:p>179.617</text:p>
          </table:table-cell>
          <table:table-cell office:value-type="float" office:value="0.576974">
            <text:p>0.5769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915">
            <text:p>34.915</text:p>
          </table:table-cell>
          <table:table-cell office:value-type="float" office:value="0.386429">
            <text:p>0.386429</text:p>
          </table:table-cell>
          <table:table-cell office:value-type="float" office:value="179.614">
            <text:p>179.614</text:p>
          </table:table-cell>
          <table:table-cell office:value-type="float" office:value="0.577916">
            <text:p>0.5779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0254">
            <text:p>35.0254</text:p>
          </table:table-cell>
          <table:table-cell office:value-type="float" office:value="0.390305">
            <text:p>0.390305</text:p>
          </table:table-cell>
          <table:table-cell office:value-type="float" office:value="179.61">
            <text:p>179.61</text:p>
          </table:table-cell>
          <table:table-cell office:value-type="float" office:value="0.578547">
            <text:p>0.5785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1416">
            <text:p>35.1416</text:p>
          </table:table-cell>
          <table:table-cell office:value-type="float" office:value="0.394394">
            <text:p>0.394394</text:p>
          </table:table-cell>
          <table:table-cell office:value-type="float" office:value="179.606">
            <text:p>179.606</text:p>
          </table:table-cell>
          <table:table-cell office:value-type="float" office:value="0.580313">
            <text:p>0.5803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2495">
            <text:p>35.2495</text:p>
          </table:table-cell>
          <table:table-cell office:value-type="float" office:value="0.397812">
            <text:p>0.397812</text:p>
          </table:table-cell>
          <table:table-cell office:value-type="float" office:value="179.602">
            <text:p>179.602</text:p>
          </table:table-cell>
          <table:table-cell office:value-type="float" office:value="0.579134">
            <text:p>0.5791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3608">
            <text:p>35.3608</text:p>
          </table:table-cell>
          <table:table-cell office:value-type="float" office:value="0.40155">
            <text:p>0.40155</text:p>
          </table:table-cell>
          <table:table-cell office:value-type="float" office:value="179.598">
            <text:p>179.598</text:p>
          </table:table-cell>
          <table:table-cell office:value-type="float" office:value="0.580599">
            <text:p>0.5805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4695">
            <text:p>35.4695</text:p>
          </table:table-cell>
          <table:table-cell office:value-type="float" office:value="0.405029">
            <text:p>0.405029</text:p>
          </table:table-cell>
          <table:table-cell office:value-type="float" office:value="179.595">
            <text:p>179.595</text:p>
          </table:table-cell>
          <table:table-cell office:value-type="float" office:value="0.580681">
            <text:p>0.5806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5781">
            <text:p>35.5781</text:p>
          </table:table-cell>
          <table:table-cell office:value-type="float" office:value="0.408539">
            <text:p>0.408539</text:p>
          </table:table-cell>
          <table:table-cell office:value-type="float" office:value="179.591">
            <text:p>179.591</text:p>
          </table:table-cell>
          <table:table-cell office:value-type="float" office:value="0.581773">
            <text:p>0.5817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6785">
            <text:p>35.6785</text:p>
          </table:table-cell>
          <table:table-cell office:value-type="float" office:value="0.411789">
            <text:p>0.411789</text:p>
          </table:table-cell>
          <table:table-cell office:value-type="float" office:value="179.588">
            <text:p>179.588</text:p>
          </table:table-cell>
          <table:table-cell office:value-type="float" office:value="0.581312">
            <text:p>0.5813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7798">
            <text:p>35.7798</text:p>
          </table:table-cell>
          <table:table-cell office:value-type="float" office:value="0.415146">
            <text:p>0.415146</text:p>
          </table:table-cell>
          <table:table-cell office:value-type="float" office:value="179.585">
            <text:p>179.585</text:p>
          </table:table-cell>
          <table:table-cell office:value-type="float" office:value="0.581984">
            <text:p>0.5819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8884">
            <text:p>35.8884</text:p>
          </table:table-cell>
          <table:table-cell office:value-type="float" office:value="0.41861">
            <text:p>0.41861</text:p>
          </table:table-cell>
          <table:table-cell office:value-type="float" office:value="179.581">
            <text:p>179.581</text:p>
          </table:table-cell>
          <table:table-cell office:value-type="float" office:value="0.583127">
            <text:p>0.5831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9885">
            <text:p>35.9885</text:p>
          </table:table-cell>
          <table:table-cell office:value-type="float" office:value="0.421616">
            <text:p>0.421616</text:p>
          </table:table-cell>
          <table:table-cell office:value-type="float" office:value="179.578">
            <text:p>179.578</text:p>
          </table:table-cell>
          <table:table-cell office:value-type="float" office:value="0.582408">
            <text:p>0.58240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0891">
            <text:p>36.0891</text:p>
          </table:table-cell>
          <table:table-cell office:value-type="float" office:value="0.424744">
            <text:p>0.424744</text:p>
          </table:table-cell>
          <table:table-cell office:value-type="float" office:value="179.575">
            <text:p>179.575</text:p>
          </table:table-cell>
          <table:table-cell office:value-type="float" office:value="0.583242">
            <text:p>0.5832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1895">
            <text:p>36.1895</text:p>
          </table:table-cell>
          <table:table-cell office:value-type="float" office:value="0.42775">
            <text:p>0.42775</text:p>
          </table:table-cell>
          <table:table-cell office:value-type="float" office:value="179.572">
            <text:p>179.572</text:p>
          </table:table-cell>
          <table:table-cell office:value-type="float" office:value="0.583447">
            <text:p>0.5834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2966">
            <text:p>36.2966</text:p>
          </table:table-cell>
          <table:table-cell office:value-type="float" office:value="0.430923">
            <text:p>0.430923</text:p>
          </table:table-cell>
          <table:table-cell office:value-type="float" office:value="179.569">
            <text:p>179.569</text:p>
          </table:table-cell>
          <table:table-cell office:value-type="float" office:value="0.584554">
            <text:p>0.5845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4072">
            <text:p>36.4072</text:p>
          </table:table-cell>
          <table:table-cell office:value-type="float" office:value="0.434204">
            <text:p>0.434204</text:p>
          </table:table-cell>
          <table:table-cell office:value-type="float" office:value="179.566">
            <text:p>179.566</text:p>
          </table:table-cell>
          <table:table-cell office:value-type="float" office:value="0.585646">
            <text:p>0.5856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5161">
            <text:p>36.5161</text:p>
          </table:table-cell>
          <table:table-cell office:value-type="float" office:value="0.437378">
            <text:p>0.437378</text:p>
          </table:table-cell>
          <table:table-cell office:value-type="float" office:value="179.563">
            <text:p>179.563</text:p>
          </table:table-cell>
          <table:table-cell office:value-type="float" office:value="0.585965">
            <text:p>0.5859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6162">
            <text:p>36.6162</text:p>
          </table:table-cell>
          <table:table-cell office:value-type="float" office:value="0.44017">
            <text:p>0.44017</text:p>
          </table:table-cell>
          <table:table-cell office:value-type="float" office:value="179.56">
            <text:p>179.56</text:p>
          </table:table-cell>
          <table:table-cell office:value-type="float" office:value="0.585144">
            <text:p>0.5851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7168">
            <text:p>36.7168</text:p>
          </table:table-cell>
          <table:table-cell office:value-type="float" office:value="0.443085">
            <text:p>0.443085</text:p>
          </table:table-cell>
          <table:table-cell office:value-type="float" office:value="179.557">
            <text:p>179.557</text:p>
          </table:table-cell>
          <table:table-cell office:value-type="float" office:value="0.585937">
            <text:p>0.5859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8242">
            <text:p>36.8242</text:p>
          </table:table-cell>
          <table:table-cell office:value-type="float" office:value="0.446045">
            <text:p>0.446045</text:p>
          </table:table-cell>
          <table:table-cell office:value-type="float" office:value="179.554">
            <text:p>179.554</text:p>
          </table:table-cell>
          <table:table-cell office:value-type="float" office:value="0.586865">
            <text:p>0.5868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9297">
            <text:p>36.9297</text:p>
          </table:table-cell>
          <table:table-cell office:value-type="float" office:value="0.448776">
            <text:p>0.448776</text:p>
          </table:table-cell>
          <table:table-cell office:value-type="float" office:value="179.551">
            <text:p>179.551</text:p>
          </table:table-cell>
          <table:table-cell office:value-type="float" office:value="0.586153">
            <text:p>0.5861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0393">
            <text:p>37.0393</text:p>
          </table:table-cell>
          <table:table-cell office:value-type="float" office:value="0.45166">
            <text:p>0.45166</text:p>
          </table:table-cell>
          <table:table-cell office:value-type="float" office:value="179.548">
            <text:p>179.548</text:p>
          </table:table-cell>
          <table:table-cell office:value-type="float" office:value="0.587493">
            <text:p>0.5874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1543">
            <text:p>37.1543</text:p>
          </table:table-cell>
          <table:table-cell office:value-type="float" office:value="0.454651">
            <text:p>0.454651</text:p>
          </table:table-cell>
          <table:table-cell office:value-type="float" office:value="179.545">
            <text:p>179.545</text:p>
          </table:table-cell>
          <table:table-cell office:value-type="float" office:value="0.588757">
            <text:p>0.5887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2622">
            <text:p>37.2622</text:p>
          </table:table-cell>
          <table:table-cell office:value-type="float" office:value="0.457077">
            <text:p>0.457077</text:p>
          </table:table-cell>
          <table:table-cell office:value-type="float" office:value="179.543">
            <text:p>179.543</text:p>
          </table:table-cell>
          <table:table-cell office:value-type="float" office:value="0.587523">
            <text:p>0.5875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3728">
            <text:p>37.3728</text:p>
          </table:table-cell>
          <table:table-cell office:value-type="float" office:value="0.459473">
            <text:p>0.459473</text:p>
          </table:table-cell>
          <table:table-cell office:value-type="float" office:value="179.541">
            <text:p>179.541</text:p>
          </table:table-cell>
          <table:table-cell office:value-type="float" office:value="0.587647">
            <text:p>0.5876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4771">
            <text:p>37.4771</text:p>
          </table:table-cell>
          <table:table-cell office:value-type="float" office:value="0.461761">
            <text:p>0.461761</text:p>
          </table:table-cell>
          <table:table-cell office:value-type="float" office:value="179.538">
            <text:p>179.538</text:p>
          </table:table-cell>
          <table:table-cell office:value-type="float" office:value="0.588022">
            <text:p>0.5880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5776">
            <text:p>37.5776</text:p>
          </table:table-cell>
          <table:table-cell office:value-type="float" office:value="0.463821">
            <text:p>0.463821</text:p>
          </table:table-cell>
          <table:table-cell office:value-type="float" office:value="179.536">
            <text:p>179.536</text:p>
          </table:table-cell>
          <table:table-cell office:value-type="float" office:value="0.587789">
            <text:p>0.5877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6782">
            <text:p>37.6782</text:p>
          </table:table-cell>
          <table:table-cell office:value-type="float" office:value="0.465668">
            <text:p>0.465668</text:p>
          </table:table-cell>
          <table:table-cell office:value-type="float" office:value="179.534">
            <text:p>179.534</text:p>
          </table:table-cell>
          <table:table-cell office:value-type="float" office:value="0.587377">
            <text:p>0.5873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7798">
            <text:p>37.7798</text:p>
          </table:table-cell>
          <table:table-cell office:value-type="float" office:value="0.467621">
            <text:p>0.467621</text:p>
          </table:table-cell>
          <table:table-cell office:value-type="float" office:value="179.532">
            <text:p>179.532</text:p>
          </table:table-cell>
          <table:table-cell office:value-type="float" office:value="0.588472">
            <text:p>0.5884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8931">
            <text:p>37.8931</text:p>
          </table:table-cell>
          <table:table-cell office:value-type="float" office:value="0.469635">
            <text:p>0.469635</text:p>
          </table:table-cell>
          <table:table-cell office:value-type="float" office:value="179.53">
            <text:p>179.53</text:p>
          </table:table-cell>
          <table:table-cell office:value-type="float" office:value="0.588849">
            <text:p>0.5888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0044">
            <text:p>38.0044</text:p>
          </table:table-cell>
          <table:table-cell office:value-type="float" office:value="0.471527">
            <text:p>0.471527</text:p>
          </table:table-cell>
          <table:table-cell office:value-type="float" office:value="179.528">
            <text:p>179.528</text:p>
          </table:table-cell>
          <table:table-cell office:value-type="float" office:value="0.588684">
            <text:p>0.5886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1143">
            <text:p>38.1143</text:p>
          </table:table-cell>
          <table:table-cell office:value-type="float" office:value="0.473175">
            <text:p>0.473175</text:p>
          </table:table-cell>
          <table:table-cell office:value-type="float" office:value="179.527">
            <text:p>179.527</text:p>
          </table:table-cell>
          <table:table-cell office:value-type="float" office:value="0.588923">
            <text:p>0.5889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2251">
            <text:p>38.2251</text:p>
          </table:table-cell>
          <table:table-cell office:value-type="float" office:value="0.474869">
            <text:p>0.474869</text:p>
          </table:table-cell>
          <table:table-cell office:value-type="float" office:value="179.525">
            <text:p>179.525</text:p>
          </table:table-cell>
          <table:table-cell office:value-type="float" office:value="0.589236">
            <text:p>0.5892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3318">
            <text:p>38.3318</text:p>
          </table:table-cell>
          <table:table-cell office:value-type="float" office:value="0.476334">
            <text:p>0.476334</text:p>
          </table:table-cell>
          <table:table-cell office:value-type="float" office:value="179.524">
            <text:p>179.524</text:p>
          </table:table-cell>
          <table:table-cell office:value-type="float" office:value="0.589204">
            <text:p>0.5892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4417">
            <text:p>38.4417</text:p>
          </table:table-cell>
          <table:table-cell office:value-type="float" office:value="0.477814">
            <text:p>0.477814</text:p>
          </table:table-cell>
          <table:table-cell office:value-type="float" office:value="179.522">
            <text:p>179.522</text:p>
          </table:table-cell>
          <table:table-cell office:value-type="float" office:value="0.588865">
            <text:p>0.5888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5522">
            <text:p>38.5522</text:p>
          </table:table-cell>
          <table:table-cell office:value-type="float" office:value="0.47937">
            <text:p>0.47937</text:p>
          </table:table-cell>
          <table:table-cell office:value-type="float" office:value="179.521">
            <text:p>179.521</text:p>
          </table:table-cell>
          <table:table-cell office:value-type="float" office:value="0.589772">
            <text:p>0.5897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6631">
            <text:p>38.6631</text:p>
          </table:table-cell>
          <table:table-cell office:value-type="float" office:value="0.480713">
            <text:p>0.480713</text:p>
          </table:table-cell>
          <table:table-cell office:value-type="float" office:value="179.519">
            <text:p>179.519</text:p>
          </table:table-cell>
          <table:table-cell office:value-type="float" office:value="0.589486">
            <text:p>0.5894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769">
            <text:p>38.769</text:p>
          </table:table-cell>
          <table:table-cell office:value-type="float" office:value="0.481995">
            <text:p>0.481995</text:p>
          </table:table-cell>
          <table:table-cell office:value-type="float" office:value="179.518">
            <text:p>179.518</text:p>
          </table:table-cell>
          <table:table-cell office:value-type="float" office:value="0.589182">
            <text:p>0.5891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8809">
            <text:p>38.8809</text:p>
          </table:table-cell>
          <table:table-cell office:value-type="float" office:value="0.4832">
            <text:p>0.4832</text:p>
          </table:table-cell>
          <table:table-cell office:value-type="float" office:value="179.517">
            <text:p>179.517</text:p>
          </table:table-cell>
          <table:table-cell office:value-type="float" office:value="0.589356">
            <text:p>0.58935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9929">
            <text:p>38.9929</text:p>
          </table:table-cell>
          <table:table-cell office:value-type="float" office:value="0.484375">
            <text:p>0.484375</text:p>
          </table:table-cell>
          <table:table-cell office:value-type="float" office:value="179.516">
            <text:p>179.516</text:p>
          </table:table-cell>
          <table:table-cell office:value-type="float" office:value="0.589924">
            <text:p>0.58992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1021">
            <text:p>39.1021</text:p>
          </table:table-cell>
          <table:table-cell office:value-type="float" office:value="0.485596">
            <text:p>0.485596</text:p>
          </table:table-cell>
          <table:table-cell office:value-type="float" office:value="179.514">
            <text:p>179.514</text:p>
          </table:table-cell>
          <table:table-cell office:value-type="float" office:value="0.58985">
            <text:p>0.589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2102">
            <text:p>39.2102</text:p>
          </table:table-cell>
          <table:table-cell office:value-type="float" office:value="0.486694">
            <text:p>0.486694</text:p>
          </table:table-cell>
          <table:table-cell office:value-type="float" office:value="179.513">
            <text:p>179.513</text:p>
          </table:table-cell>
          <table:table-cell office:value-type="float" office:value="0.590539">
            <text:p>0.5905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3159">
            <text:p>39.3159</text:p>
          </table:table-cell>
          <table:table-cell office:value-type="float" office:value="0.487549">
            <text:p>0.487549</text:p>
          </table:table-cell>
          <table:table-cell office:value-type="float" office:value="179.512">
            <text:p>179.512</text:p>
          </table:table-cell>
          <table:table-cell office:value-type="float" office:value="0.589882">
            <text:p>0.5898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4214">
            <text:p>39.4214</text:p>
          </table:table-cell>
          <table:table-cell office:value-type="float" office:value="0.488449">
            <text:p>0.488449</text:p>
          </table:table-cell>
          <table:table-cell office:value-type="float" office:value="179.512">
            <text:p>179.512</text:p>
          </table:table-cell>
          <table:table-cell office:value-type="float" office:value="0.590005">
            <text:p>0.5900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5332">
            <text:p>39.5332</text:p>
          </table:table-cell>
          <table:table-cell office:value-type="float" office:value="0.489426">
            <text:p>0.489426</text:p>
          </table:table-cell>
          <table:table-cell office:value-type="float" office:value="179.511">
            <text:p>179.511</text:p>
          </table:table-cell>
          <table:table-cell office:value-type="float" office:value="0.590731">
            <text:p>0.5907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6399">
            <text:p>39.6399</text:p>
          </table:table-cell>
          <table:table-cell office:value-type="float" office:value="0.490356">
            <text:p>0.490356</text:p>
          </table:table-cell>
          <table:table-cell office:value-type="float" office:value="179.51">
            <text:p>179.51</text:p>
          </table:table-cell>
          <table:table-cell office:value-type="float" office:value="0.590413">
            <text:p>0.5904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7407">
            <text:p>39.7407</text:p>
          </table:table-cell>
          <table:table-cell office:value-type="float" office:value="0.491089">
            <text:p>0.491089</text:p>
          </table:table-cell>
          <table:table-cell office:value-type="float" office:value="179.509">
            <text:p>179.509</text:p>
          </table:table-cell>
          <table:table-cell office:value-type="float" office:value="0.590009">
            <text:p>0.5900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8457">
            <text:p>39.8457</text:p>
          </table:table-cell>
          <table:table-cell office:value-type="float" office:value="0.491791">
            <text:p>0.491791</text:p>
          </table:table-cell>
          <table:table-cell office:value-type="float" office:value="179.508">
            <text:p>179.508</text:p>
          </table:table-cell>
          <table:table-cell office:value-type="float" office:value="0.590431">
            <text:p>0.5904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9565">
            <text:p>39.9565</text:p>
          </table:table-cell>
          <table:table-cell office:value-type="float" office:value="0.492584">
            <text:p>0.492584</text:p>
          </table:table-cell>
          <table:table-cell office:value-type="float" office:value="179.507">
            <text:p>179.507</text:p>
          </table:table-cell>
          <table:table-cell office:value-type="float" office:value="0.590293">
            <text:p>0.5902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0686">
            <text:p>40.0686</text:p>
          </table:table-cell>
          <table:table-cell office:value-type="float" office:value="0.493378">
            <text:p>0.493378</text:p>
          </table:table-cell>
          <table:table-cell office:value-type="float" office:value="179.507">
            <text:p>179.507</text:p>
          </table:table-cell>
          <table:table-cell office:value-type="float" office:value="0.590673">
            <text:p>0.5906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179">
            <text:p>40.179</text:p>
          </table:table-cell>
          <table:table-cell office:value-type="float" office:value="0.493866">
            <text:p>0.493866</text:p>
          </table:table-cell>
          <table:table-cell office:value-type="float" office:value="179.506">
            <text:p>179.506</text:p>
          </table:table-cell>
          <table:table-cell office:value-type="float" office:value="0.590217">
            <text:p>0.5902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2849">
            <text:p>40.2849</text:p>
          </table:table-cell>
          <table:table-cell office:value-type="float" office:value="0.494492">
            <text:p>0.494492</text:p>
          </table:table-cell>
          <table:table-cell office:value-type="float" office:value="179.506">
            <text:p>179.506</text:p>
          </table:table-cell>
          <table:table-cell office:value-type="float" office:value="0.589878">
            <text:p>0.5898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3953">
            <text:p>40.3953</text:p>
          </table:table-cell>
          <table:table-cell office:value-type="float" office:value="0.495041">
            <text:p>0.495041</text:p>
          </table:table-cell>
          <table:table-cell office:value-type="float" office:value="179.505">
            <text:p>179.505</text:p>
          </table:table-cell>
          <table:table-cell office:value-type="float" office:value="0.590196">
            <text:p>0.5901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5059">
            <text:p>40.5059</text:p>
          </table:table-cell>
          <table:table-cell office:value-type="float" office:value="0.495728">
            <text:p>0.495728</text:p>
          </table:table-cell>
          <table:table-cell office:value-type="float" office:value="179.504">
            <text:p>179.504</text:p>
          </table:table-cell>
          <table:table-cell office:value-type="float" office:value="0.59065">
            <text:p>0.590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6174">
            <text:p>40.6174</text:p>
          </table:table-cell>
          <table:table-cell office:value-type="float" office:value="0.496307">
            <text:p>0.496307</text:p>
          </table:table-cell>
          <table:table-cell office:value-type="float" office:value="179.504">
            <text:p>179.504</text:p>
          </table:table-cell>
          <table:table-cell office:value-type="float" office:value="0.590792">
            <text:p>0.5907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7273">
            <text:p>40.7273</text:p>
          </table:table-cell>
          <table:table-cell office:value-type="float" office:value="0.496857">
            <text:p>0.496857</text:p>
          </table:table-cell>
          <table:table-cell office:value-type="float" office:value="179.503">
            <text:p>179.503</text:p>
          </table:table-cell>
          <table:table-cell office:value-type="float" office:value="0.590522">
            <text:p>0.5905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832">
            <text:p>40.832</text:p>
          </table:table-cell>
          <table:table-cell office:value-type="float" office:value="0.49733">
            <text:p>0.49733</text:p>
          </table:table-cell>
          <table:table-cell office:value-type="float" office:value="179.503">
            <text:p>179.503</text:p>
          </table:table-cell>
          <table:table-cell office:value-type="float" office:value="0.590773">
            <text:p>0.5907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9446">
            <text:p>40.9446</text:p>
          </table:table-cell>
          <table:table-cell office:value-type="float" office:value="0.497818">
            <text:p>0.497818</text:p>
          </table:table-cell>
          <table:table-cell office:value-type="float" office:value="179.502">
            <text:p>179.502</text:p>
          </table:table-cell>
          <table:table-cell office:value-type="float" office:value="0.590683">
            <text:p>0.5906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054">
            <text:p>41.054</text:p>
          </table:table-cell>
          <table:table-cell office:value-type="float" office:value="0.498184">
            <text:p>0.498184</text:p>
          </table:table-cell>
          <table:table-cell office:value-type="float" office:value="179.502">
            <text:p>179.502</text:p>
          </table:table-cell>
          <table:table-cell office:value-type="float" office:value="0.59048">
            <text:p>0.590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1636">
            <text:p>41.1636</text:p>
          </table:table-cell>
          <table:table-cell office:value-type="float" office:value="0.49855">
            <text:p>0.49855</text:p>
          </table:table-cell>
          <table:table-cell office:value-type="float" office:value="179.501">
            <text:p>179.501</text:p>
          </table:table-cell>
          <table:table-cell office:value-type="float" office:value="0.590545">
            <text:p>0.5905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2666">
            <text:p>41.2666</text:p>
          </table:table-cell>
          <table:table-cell office:value-type="float" office:value="0.498917">
            <text:p>0.498917</text:p>
          </table:table-cell>
          <table:table-cell office:value-type="float" office:value="179.501">
            <text:p>179.501</text:p>
          </table:table-cell>
          <table:table-cell office:value-type="float" office:value="0.590611">
            <text:p>0.5906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3716">
            <text:p>41.3716</text:p>
          </table:table-cell>
          <table:table-cell office:value-type="float" office:value="0.499039">
            <text:p>0.499039</text:p>
          </table:table-cell>
          <table:table-cell office:value-type="float" office:value="179.501">
            <text:p>179.501</text:p>
          </table:table-cell>
          <table:table-cell office:value-type="float" office:value="0.589823">
            <text:p>0.5898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4788">
            <text:p>41.4788</text:p>
          </table:table-cell>
          <table:table-cell office:value-type="float" office:value="0.499283">
            <text:p>0.499283</text:p>
          </table:table-cell>
          <table:table-cell office:value-type="float" office:value="179.501">
            <text:p>179.501</text:p>
          </table:table-cell>
          <table:table-cell office:value-type="float" office:value="0.590649">
            <text:p>0.5906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5911">
            <text:p>41.5911</text:p>
          </table:table-cell>
          <table:table-cell office:value-type="float" office:value="0.499222">
            <text:p>0.499222</text:p>
          </table:table-cell>
          <table:table-cell office:value-type="float" office:value="179.501">
            <text:p>179.501</text:p>
          </table:table-cell>
          <table:table-cell office:value-type="float" office:value="0.58961">
            <text:p>0.589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7024">
            <text:p>41.7024</text:p>
          </table:table-cell>
          <table:table-cell office:value-type="float" office:value="0.499039">
            <text:p>0.499039</text:p>
          </table:table-cell>
          <table:table-cell office:value-type="float" office:value="179.501">
            <text:p>179.501</text:p>
          </table:table-cell>
          <table:table-cell office:value-type="float" office:value="0.589075">
            <text:p>0.5890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8176">
            <text:p>41.8176</text:p>
          </table:table-cell>
          <table:table-cell office:value-type="float" office:value="0.499039">
            <text:p>0.499039</text:p>
          </table:table-cell>
          <table:table-cell office:value-type="float" office:value="179.501">
            <text:p>179.501</text:p>
          </table:table-cell>
          <table:table-cell office:value-type="float" office:value="0.589823">
            <text:p>0.5898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9285">
            <text:p>41.9285</text:p>
          </table:table-cell>
          <table:table-cell office:value-type="float" office:value="0.498856">
            <text:p>0.498856</text:p>
          </table:table-cell>
          <table:table-cell office:value-type="float" office:value="179.501">
            <text:p>179.501</text:p>
          </table:table-cell>
          <table:table-cell office:value-type="float" office:value="0.589272">
            <text:p>0.5892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0413">
            <text:p>42.0413</text:p>
          </table:table-cell>
          <table:table-cell office:value-type="float" office:value="0.498581">
            <text:p>0.498581</text:p>
          </table:table-cell>
          <table:table-cell office:value-type="float" office:value="179.501">
            <text:p>179.501</text:p>
          </table:table-cell>
          <table:table-cell office:value-type="float" office:value="0.589319">
            <text:p>0.5893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1902">
            <text:p>42.1902</text:p>
          </table:table-cell>
          <table:table-cell office:value-type="float" office:value="0.497971">
            <text:p>0.497971</text:p>
          </table:table-cell>
          <table:table-cell office:value-type="float" office:value="179.502">
            <text:p>179.502</text:p>
          </table:table-cell>
          <table:table-cell office:value-type="float" office:value="0.589098">
            <text:p>0.5890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2915">
            <text:p>42.2915</text:p>
          </table:table-cell>
          <table:table-cell office:value-type="float" office:value="0.497772">
            <text:p>0.497772</text:p>
          </table:table-cell>
          <table:table-cell office:value-type="float" office:value="179.502">
            <text:p>179.502</text:p>
          </table:table-cell>
          <table:table-cell office:value-type="float" office:value="0.589332">
            <text:p>0.5893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4021">
            <text:p>42.4021</text:p>
          </table:table-cell>
          <table:table-cell office:value-type="float" office:value="0.497284">
            <text:p>0.497284</text:p>
          </table:table-cell>
          <table:table-cell office:value-type="float" office:value="179.503">
            <text:p>179.503</text:p>
          </table:table-cell>
          <table:table-cell office:value-type="float" office:value="0.588438">
            <text:p>0.5884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5134">
            <text:p>42.5134</text:p>
          </table:table-cell>
          <table:table-cell office:value-type="float" office:value="0.496735">
            <text:p>0.496735</text:p>
          </table:table-cell>
          <table:table-cell office:value-type="float" office:value="179.503">
            <text:p>179.503</text:p>
          </table:table-cell>
          <table:table-cell office:value-type="float" office:value="0.588083">
            <text:p>0.5880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6233">
            <text:p>42.6233</text:p>
          </table:table-cell>
          <table:table-cell office:value-type="float" office:value="0.496063">
            <text:p>0.496063</text:p>
          </table:table-cell>
          <table:table-cell office:value-type="float" office:value="179.504">
            <text:p>179.504</text:p>
          </table:table-cell>
          <table:table-cell office:value-type="float" office:value="0.588178">
            <text:p>0.5881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7354">
            <text:p>42.7354</text:p>
          </table:table-cell>
          <table:table-cell office:value-type="float" office:value="0.495514">
            <text:p>0.495514</text:p>
          </table:table-cell>
          <table:table-cell office:value-type="float" office:value="179.504">
            <text:p>179.504</text:p>
          </table:table-cell>
          <table:table-cell office:value-type="float" office:value="0.587864">
            <text:p>0.5878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8411">
            <text:p>42.8411</text:p>
          </table:table-cell>
          <table:table-cell office:value-type="float" office:value="0.494934">
            <text:p>0.494934</text:p>
          </table:table-cell>
          <table:table-cell office:value-type="float" office:value="179.505">
            <text:p>179.505</text:p>
          </table:table-cell>
          <table:table-cell office:value-type="float" office:value="0.587871">
            <text:p>0.5878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9529">
            <text:p>42.9529</text:p>
          </table:table-cell>
          <table:table-cell office:value-type="float" office:value="0.494385">
            <text:p>0.494385</text:p>
          </table:table-cell>
          <table:table-cell office:value-type="float" office:value="179.506">
            <text:p>179.506</text:p>
          </table:table-cell>
          <table:table-cell office:value-type="float" office:value="0.587661">
            <text:p>0.5876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0532">
            <text:p>43.0532</text:p>
          </table:table-cell>
          <table:table-cell office:value-type="float" office:value="0.493774">
            <text:p>0.493774</text:p>
          </table:table-cell>
          <table:table-cell office:value-type="float" office:value="179.506">
            <text:p>179.506</text:p>
          </table:table-cell>
          <table:table-cell office:value-type="float" office:value="0.5872">
            <text:p>0.58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1536">
            <text:p>43.1536</text:p>
          </table:table-cell>
          <table:table-cell office:value-type="float" office:value="0.493103">
            <text:p>0.493103</text:p>
          </table:table-cell>
          <table:table-cell office:value-type="float" office:value="179.507">
            <text:p>179.507</text:p>
          </table:table-cell>
          <table:table-cell office:value-type="float" office:value="0.587147">
            <text:p>0.5871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2583">
            <text:p>43.2583</text:p>
          </table:table-cell>
          <table:table-cell office:value-type="float" office:value="0.492432">
            <text:p>0.492432</text:p>
          </table:table-cell>
          <table:table-cell office:value-type="float" office:value="179.508">
            <text:p>179.508</text:p>
          </table:table-cell>
          <table:table-cell office:value-type="float" office:value="0.587286">
            <text:p>0.5872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3645">
            <text:p>43.3645</text:p>
          </table:table-cell>
          <table:table-cell office:value-type="float" office:value="0.491577">
            <text:p>0.491577</text:p>
          </table:table-cell>
          <table:table-cell office:value-type="float" office:value="179.508">
            <text:p>179.508</text:p>
          </table:table-cell>
          <table:table-cell office:value-type="float" office:value="0.586334">
            <text:p>0.5863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4651">
            <text:p>43.4651</text:p>
          </table:table-cell>
          <table:table-cell office:value-type="float" office:value="0.490601">
            <text:p>0.490601</text:p>
          </table:table-cell>
          <table:table-cell office:value-type="float" office:value="179.509">
            <text:p>179.509</text:p>
          </table:table-cell>
          <table:table-cell office:value-type="float" office:value="0.586158">
            <text:p>0.5861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573">
            <text:p>43.573</text:p>
          </table:table-cell>
          <table:table-cell office:value-type="float" office:value="0.489563">
            <text:p>0.489563</text:p>
          </table:table-cell>
          <table:table-cell office:value-type="float" office:value="179.51">
            <text:p>179.51</text:p>
          </table:table-cell>
          <table:table-cell office:value-type="float" office:value="0.585702">
            <text:p>0.5857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6738">
            <text:p>43.6738</text:p>
          </table:table-cell>
          <table:table-cell office:value-type="float" office:value="0.488708">
            <text:p>0.488708</text:p>
          </table:table-cell>
          <table:table-cell office:value-type="float" office:value="179.511">
            <text:p>179.511</text:p>
          </table:table-cell>
          <table:table-cell office:value-type="float" office:value="0.586086">
            <text:p>0.5860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7759">
            <text:p>43.7759</text:p>
          </table:table-cell>
          <table:table-cell office:value-type="float" office:value="0.487747">
            <text:p>0.487747</text:p>
          </table:table-cell>
          <table:table-cell office:value-type="float" office:value="179.512">
            <text:p>179.512</text:p>
          </table:table-cell>
          <table:table-cell office:value-type="float" office:value="0.585646">
            <text:p>0.5856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886">
            <text:p>43.886</text:p>
          </table:table-cell>
          <table:table-cell office:value-type="float" office:value="0.48671">
            <text:p>0.48671</text:p>
          </table:table-cell>
          <table:table-cell office:value-type="float" office:value="179.513">
            <text:p>179.513</text:p>
          </table:table-cell>
          <table:table-cell office:value-type="float" office:value="0.585446">
            <text:p>0.5854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9978">
            <text:p>43.9978</text:p>
          </table:table-cell>
          <table:table-cell office:value-type="float" office:value="0.485458">
            <text:p>0.485458</text:p>
          </table:table-cell>
          <table:table-cell office:value-type="float" office:value="179.515">
            <text:p>179.515</text:p>
          </table:table-cell>
          <table:table-cell office:value-type="float" office:value="0.58451">
            <text:p>0.584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1094">
            <text:p>44.1094</text:p>
          </table:table-cell>
          <table:table-cell office:value-type="float" office:value="0.484421">
            <text:p>0.484421</text:p>
          </table:table-cell>
          <table:table-cell office:value-type="float" office:value="179.516">
            <text:p>179.516</text:p>
          </table:table-cell>
          <table:table-cell office:value-type="float" office:value="0.58479">
            <text:p>0.584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218">
            <text:p>44.218</text:p>
          </table:table-cell>
          <table:table-cell office:value-type="float" office:value="0.483215">
            <text:p>0.483215</text:p>
          </table:table-cell>
          <table:table-cell office:value-type="float" office:value="179.517">
            <text:p>179.517</text:p>
          </table:table-cell>
          <table:table-cell office:value-type="float" office:value="0.584542">
            <text:p>0.5845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3242">
            <text:p>44.3242</text:p>
          </table:table-cell>
          <table:table-cell office:value-type="float" office:value="0.482025">
            <text:p>0.482025</text:p>
          </table:table-cell>
          <table:table-cell office:value-type="float" office:value="179.518">
            <text:p>179.518</text:p>
          </table:table-cell>
          <table:table-cell office:value-type="float" office:value="0.583718">
            <text:p>0.5837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4316">
            <text:p>44.4316</text:p>
          </table:table-cell>
          <table:table-cell office:value-type="float" office:value="0.480637">
            <text:p>0.480637</text:p>
          </table:table-cell>
          <table:table-cell office:value-type="float" office:value="179.519">
            <text:p>179.519</text:p>
          </table:table-cell>
          <table:table-cell office:value-type="float" office:value="0.583881">
            <text:p>0.5838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5381">
            <text:p>44.5381</text:p>
          </table:table-cell>
          <table:table-cell office:value-type="float" office:value="0.479218">
            <text:p>0.479218</text:p>
          </table:table-cell>
          <table:table-cell office:value-type="float" office:value="179.521">
            <text:p>179.521</text:p>
          </table:table-cell>
          <table:table-cell office:value-type="float" office:value="0.583045">
            <text:p>0.5830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6484">
            <text:p>44.6484</text:p>
          </table:table-cell>
          <table:table-cell office:value-type="float" office:value="0.477829">
            <text:p>0.477829</text:p>
          </table:table-cell>
          <table:table-cell office:value-type="float" office:value="179.522">
            <text:p>179.522</text:p>
          </table:table-cell>
          <table:table-cell office:value-type="float" office:value="0.58286">
            <text:p>0.582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761">
            <text:p>44.761</text:p>
          </table:table-cell>
          <table:table-cell office:value-type="float" office:value="0.476303">
            <text:p>0.476303</text:p>
          </table:table-cell>
          <table:table-cell office:value-type="float" office:value="179.524">
            <text:p>179.524</text:p>
          </table:table-cell>
          <table:table-cell office:value-type="float" office:value="0.58226">
            <text:p>0.582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8716">
            <text:p>44.8716</text:p>
          </table:table-cell>
          <table:table-cell office:value-type="float" office:value="0.474854">
            <text:p>0.474854</text:p>
          </table:table-cell>
          <table:table-cell office:value-type="float" office:value="179.525">
            <text:p>179.525</text:p>
          </table:table-cell>
          <table:table-cell office:value-type="float" office:value="0.582496">
            <text:p>0.5824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9819">
            <text:p>44.9819</text:p>
          </table:table-cell>
          <table:table-cell office:value-type="float" office:value="0.473297">
            <text:p>0.473297</text:p>
          </table:table-cell>
          <table:table-cell office:value-type="float" office:value="179.527">
            <text:p>179.527</text:p>
          </table:table-cell>
          <table:table-cell office:value-type="float" office:value="0.582073">
            <text:p>0.5820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094">
            <text:p>45.094</text:p>
          </table:table-cell>
          <table:table-cell office:value-type="float" office:value="0.471436">
            <text:p>0.471436</text:p>
          </table:table-cell>
          <table:table-cell office:value-type="float" office:value="179.529">
            <text:p>179.529</text:p>
          </table:table-cell>
          <table:table-cell office:value-type="float" office:value="0.580585">
            <text:p>0.5805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2053">
            <text:p>45.2053</text:p>
          </table:table-cell>
          <table:table-cell office:value-type="float" office:value="0.469528">
            <text:p>0.469528</text:p>
          </table:table-cell>
          <table:table-cell office:value-type="float" office:value="179.53">
            <text:p>179.53</text:p>
          </table:table-cell>
          <table:table-cell office:value-type="float" office:value="0.579994">
            <text:p>0.5799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3118">
            <text:p>45.3118</text:p>
          </table:table-cell>
          <table:table-cell office:value-type="float" office:value="0.467758">
            <text:p>0.467758</text:p>
          </table:table-cell>
          <table:table-cell office:value-type="float" office:value="179.532">
            <text:p>179.532</text:p>
          </table:table-cell>
          <table:table-cell office:value-type="float" office:value="0.580176">
            <text:p>0.5801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4231">
            <text:p>45.4231</text:p>
          </table:table-cell>
          <table:table-cell office:value-type="float" office:value="0.465714">
            <text:p>0.465714</text:p>
          </table:table-cell>
          <table:table-cell office:value-type="float" office:value="179.534">
            <text:p>179.534</text:p>
          </table:table-cell>
          <table:table-cell office:value-type="float" office:value="0.579268">
            <text:p>0.5792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5242">
            <text:p>45.5242</text:p>
          </table:table-cell>
          <table:table-cell office:value-type="float" office:value="0.463852">
            <text:p>0.463852</text:p>
          </table:table-cell>
          <table:table-cell office:value-type="float" office:value="179.536">
            <text:p>179.536</text:p>
          </table:table-cell>
          <table:table-cell office:value-type="float" office:value="0.579329">
            <text:p>0.57932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6348">
            <text:p>45.6348</text:p>
          </table:table-cell>
          <table:table-cell office:value-type="float" office:value="0.462021">
            <text:p>0.462021</text:p>
          </table:table-cell>
          <table:table-cell office:value-type="float" office:value="179.538">
            <text:p>179.538</text:p>
          </table:table-cell>
          <table:table-cell office:value-type="float" office:value="0.579132">
            <text:p>0.5791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7463">
            <text:p>45.7463</text:p>
          </table:table-cell>
          <table:table-cell office:value-type="float" office:value="0.460052">
            <text:p>0.460052</text:p>
          </table:table-cell>
          <table:table-cell office:value-type="float" office:value="179.54">
            <text:p>179.54</text:p>
          </table:table-cell>
          <table:table-cell office:value-type="float" office:value="0.578447">
            <text:p>0.5784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8599">
            <text:p>45.8599</text:p>
          </table:table-cell>
          <table:table-cell office:value-type="float" office:value="0.458038">
            <text:p>0.458038</text:p>
          </table:table-cell>
          <table:table-cell office:value-type="float" office:value="179.542">
            <text:p>179.542</text:p>
          </table:table-cell>
          <table:table-cell office:value-type="float" office:value="0.578129">
            <text:p>0.57812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9678">
            <text:p>45.9678</text:p>
          </table:table-cell>
          <table:table-cell office:value-type="float" office:value="0.456238">
            <text:p>0.456238</text:p>
          </table:table-cell>
          <table:table-cell office:value-type="float" office:value="179.544">
            <text:p>179.544</text:p>
          </table:table-cell>
          <table:table-cell office:value-type="float" office:value="0.578561">
            <text:p>0.5785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0681">
            <text:p>46.0681</text:p>
          </table:table-cell>
          <table:table-cell office:value-type="float" office:value="0.454437">
            <text:p>0.454437</text:p>
          </table:table-cell>
          <table:table-cell office:value-type="float" office:value="179.546">
            <text:p>179.546</text:p>
          </table:table-cell>
          <table:table-cell office:value-type="float" office:value="0.577499">
            <text:p>0.5774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218">
            <text:p>46.218</text:p>
          </table:table-cell>
          <table:table-cell office:value-type="float" office:value="0.451691">
            <text:p>0.451691</text:p>
          </table:table-cell>
          <table:table-cell office:value-type="float" office:value="179.548">
            <text:p>179.548</text:p>
          </table:table-cell>
          <table:table-cell office:value-type="float" office:value="0.577273">
            <text:p>0.5772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3254">
            <text:p>46.3254</text:p>
          </table:table-cell>
          <table:table-cell office:value-type="float" office:value="0.449799">
            <text:p>0.449799</text:p>
          </table:table-cell>
          <table:table-cell office:value-type="float" office:value="179.55">
            <text:p>179.55</text:p>
          </table:table-cell>
          <table:table-cell office:value-type="float" office:value="0.576918">
            <text:p>0.5769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4363">
            <text:p>46.4363</text:p>
          </table:table-cell>
          <table:table-cell office:value-type="float" office:value="0.448151">
            <text:p>0.448151</text:p>
          </table:table-cell>
          <table:table-cell office:value-type="float" office:value="179.552">
            <text:p>179.552</text:p>
          </table:table-cell>
          <table:table-cell office:value-type="float" office:value="0.577158">
            <text:p>0.5771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5469">
            <text:p>46.5469</text:p>
          </table:table-cell>
          <table:table-cell office:value-type="float" office:value="0.446487">
            <text:p>0.446487</text:p>
          </table:table-cell>
          <table:table-cell office:value-type="float" office:value="179.554">
            <text:p>179.554</text:p>
          </table:table-cell>
          <table:table-cell office:value-type="float" office:value="0.576307">
            <text:p>0.5763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658">
            <text:p>46.658</text:p>
          </table:table-cell>
          <table:table-cell office:value-type="float" office:value="0.444931">
            <text:p>0.444931</text:p>
          </table:table-cell>
          <table:table-cell office:value-type="float" office:value="179.555">
            <text:p>179.555</text:p>
          </table:table-cell>
          <table:table-cell office:value-type="float" office:value="0.576479">
            <text:p>0.5764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7705">
            <text:p>46.7705</text:p>
          </table:table-cell>
          <table:table-cell office:value-type="float" office:value="0.443283">
            <text:p>0.443283</text:p>
          </table:table-cell>
          <table:table-cell office:value-type="float" office:value="179.557">
            <text:p>179.557</text:p>
          </table:table-cell>
          <table:table-cell office:value-type="float" office:value="0.576046">
            <text:p>0.5760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8816">
            <text:p>46.8816</text:p>
          </table:table-cell>
          <table:table-cell office:value-type="float" office:value="0.441696">
            <text:p>0.441696</text:p>
          </table:table-cell>
          <table:table-cell office:value-type="float" office:value="179.558">
            <text:p>179.558</text:p>
          </table:table-cell>
          <table:table-cell office:value-type="float" office:value="0.576011">
            <text:p>0.5760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9932">
            <text:p>46.9932</text:p>
          </table:table-cell>
          <table:table-cell office:value-type="float" office:value="0.44043">
            <text:p>0.44043</text:p>
          </table:table-cell>
          <table:table-cell office:value-type="float" office:value="179.56">
            <text:p>179.56</text:p>
          </table:table-cell>
          <table:table-cell office:value-type="float" office:value="0.576639">
            <text:p>0.5766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1062">
            <text:p>47.1062</text:p>
          </table:table-cell>
          <table:table-cell office:value-type="float" office:value="0.43927">
            <text:p>0.43927</text:p>
          </table:table-cell>
          <table:table-cell office:value-type="float" office:value="179.561">
            <text:p>179.561</text:p>
          </table:table-cell>
          <table:table-cell office:value-type="float" office:value="0.576634">
            <text:p>0.5766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219">
            <text:p>47.219</text:p>
          </table:table-cell>
          <table:table-cell office:value-type="float" office:value="0.437866">
            <text:p>0.437866</text:p>
          </table:table-cell>
          <table:table-cell office:value-type="float" office:value="179.562">
            <text:p>179.562</text:p>
          </table:table-cell>
          <table:table-cell office:value-type="float" office:value="0.575611">
            <text:p>0.5756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3274">
            <text:p>47.3274</text:p>
          </table:table-cell>
          <table:table-cell office:value-type="float" office:value="0.436646">
            <text:p>0.436646</text:p>
          </table:table-cell>
          <table:table-cell office:value-type="float" office:value="179.563">
            <text:p>179.563</text:p>
          </table:table-cell>
          <table:table-cell office:value-type="float" office:value="0.576148">
            <text:p>0.5761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4387">
            <text:p>47.4387</text:p>
          </table:table-cell>
          <table:table-cell office:value-type="float" office:value="0.435608">
            <text:p>0.435608</text:p>
          </table:table-cell>
          <table:table-cell office:value-type="float" office:value="179.564">
            <text:p>179.564</text:p>
          </table:table-cell>
          <table:table-cell office:value-type="float" office:value="0.576003">
            <text:p>0.5760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5454">
            <text:p>47.5454</text:p>
          </table:table-cell>
          <table:table-cell office:value-type="float" office:value="0.434692">
            <text:p>0.434692</text:p>
          </table:table-cell>
          <table:table-cell office:value-type="float" office:value="179.565">
            <text:p>179.565</text:p>
          </table:table-cell>
          <table:table-cell office:value-type="float" office:value="0.576114">
            <text:p>0.57611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647">
            <text:p>47.647</text:p>
          </table:table-cell>
          <table:table-cell office:value-type="float" office:value="0.43396">
            <text:p>0.43396</text:p>
          </table:table-cell>
          <table:table-cell office:value-type="float" office:value="179.566">
            <text:p>179.566</text:p>
          </table:table-cell>
          <table:table-cell office:value-type="float" office:value="0.5765">
            <text:p>0.5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7495">
            <text:p>47.7495</text:p>
          </table:table-cell>
          <table:table-cell office:value-type="float" office:value="0.432999">
            <text:p>0.432999</text:p>
          </table:table-cell>
          <table:table-cell office:value-type="float" office:value="179.567">
            <text:p>179.567</text:p>
          </table:table-cell>
          <table:table-cell office:value-type="float" office:value="0.575535">
            <text:p>0.5755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863">
            <text:p>47.863</text:p>
          </table:table-cell>
          <table:table-cell office:value-type="float" office:value="0.432144">
            <text:p>0.432144</text:p>
          </table:table-cell>
          <table:table-cell office:value-type="float" office:value="179.568">
            <text:p>179.568</text:p>
          </table:table-cell>
          <table:table-cell office:value-type="float" office:value="0.575902">
            <text:p>0.5759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9744">
            <text:p>47.9744</text:p>
          </table:table-cell>
          <table:table-cell office:value-type="float" office:value="0.431351">
            <text:p>0.431351</text:p>
          </table:table-cell>
          <table:table-cell office:value-type="float" office:value="179.569">
            <text:p>179.569</text:p>
          </table:table-cell>
          <table:table-cell office:value-type="float" office:value="0.575836">
            <text:p>0.5758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085">
            <text:p>48.085</text:p>
          </table:table-cell>
          <table:table-cell office:value-type="float" office:value="0.430664">
            <text:p>0.430664</text:p>
          </table:table-cell>
          <table:table-cell office:value-type="float" office:value="179.569">
            <text:p>179.569</text:p>
          </table:table-cell>
          <table:table-cell office:value-type="float" office:value="0.576099">
            <text:p>0.5760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1965">
            <text:p>48.1965</text:p>
          </table:table-cell>
          <table:table-cell office:value-type="float" office:value="0.429993">
            <text:p>0.429993</text:p>
          </table:table-cell>
          <table:table-cell office:value-type="float" office:value="179.57">
            <text:p>179.57</text:p>
          </table:table-cell>
          <table:table-cell office:value-type="float" office:value="0.57604">
            <text:p>0.576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3035">
            <text:p>48.3035</text:p>
          </table:table-cell>
          <table:table-cell office:value-type="float" office:value="0.429382">
            <text:p>0.429382</text:p>
          </table:table-cell>
          <table:table-cell office:value-type="float" office:value="179.571">
            <text:p>179.571</text:p>
          </table:table-cell>
          <table:table-cell office:value-type="float" office:value="0.576178">
            <text:p>0.5761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4163">
            <text:p>48.4163</text:p>
          </table:table-cell>
          <table:table-cell office:value-type="float" office:value="0.428589">
            <text:p>0.428589</text:p>
          </table:table-cell>
          <table:table-cell office:value-type="float" office:value="179.571">
            <text:p>179.571</text:p>
          </table:table-cell>
          <table:table-cell office:value-type="float" office:value="0.575754">
            <text:p>0.5757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5173">
            <text:p>48.5173</text:p>
          </table:table-cell>
          <table:table-cell office:value-type="float" office:value="0.427917">
            <text:p>0.427917</text:p>
          </table:table-cell>
          <table:table-cell office:value-type="float" office:value="179.572">
            <text:p>179.572</text:p>
          </table:table-cell>
          <table:table-cell office:value-type="float" office:value="0.575148">
            <text:p>0.5751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6223">
            <text:p>48.6223</text:p>
          </table:table-cell>
          <table:table-cell office:value-type="float" office:value="0.427002">
            <text:p>0.427002</text:p>
          </table:table-cell>
          <table:table-cell office:value-type="float" office:value="179.573">
            <text:p>179.573</text:p>
          </table:table-cell>
          <table:table-cell office:value-type="float" office:value="0.574966">
            <text:p>0.5749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7332">
            <text:p>48.7332</text:p>
          </table:table-cell>
          <table:table-cell office:value-type="float" office:value="0.426224">
            <text:p>0.426224</text:p>
          </table:table-cell>
          <table:table-cell office:value-type="float" office:value="179.574">
            <text:p>179.574</text:p>
          </table:table-cell>
          <table:table-cell office:value-type="float" office:value="0.574674">
            <text:p>0.5746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8396">
            <text:p>48.8396</text:p>
          </table:table-cell>
          <table:table-cell office:value-type="float" office:value="0.425369">
            <text:p>0.425369</text:p>
          </table:table-cell>
          <table:table-cell office:value-type="float" office:value="179.575">
            <text:p>179.575</text:p>
          </table:table-cell>
          <table:table-cell office:value-type="float" office:value="0.574446">
            <text:p>0.5744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9514">
            <text:p>48.9514</text:p>
          </table:table-cell>
          <table:table-cell office:value-type="float" office:value="0.424271">
            <text:p>0.424271</text:p>
          </table:table-cell>
          <table:table-cell office:value-type="float" office:value="179.576">
            <text:p>179.576</text:p>
          </table:table-cell>
          <table:table-cell office:value-type="float" office:value="0.573707">
            <text:p>0.5737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0623">
            <text:p>49.0623</text:p>
          </table:table-cell>
          <table:table-cell office:value-type="float" office:value="0.423233">
            <text:p>0.423233</text:p>
          </table:table-cell>
          <table:table-cell office:value-type="float" office:value="179.577">
            <text:p>179.577</text:p>
          </table:table-cell>
          <table:table-cell office:value-type="float" office:value="0.573535">
            <text:p>0.5735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1736">
            <text:p>49.1736</text:p>
          </table:table-cell>
          <table:table-cell office:value-type="float" office:value="0.422028">
            <text:p>0.422028</text:p>
          </table:table-cell>
          <table:table-cell office:value-type="float" office:value="179.578">
            <text:p>179.578</text:p>
          </table:table-cell>
          <table:table-cell office:value-type="float" office:value="0.573098">
            <text:p>0.5730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2832">
            <text:p>49.2832</text:p>
          </table:table-cell>
          <table:table-cell office:value-type="float" office:value="0.420822">
            <text:p>0.420822</text:p>
          </table:table-cell>
          <table:table-cell office:value-type="float" office:value="179.579">
            <text:p>179.579</text:p>
          </table:table-cell>
          <table:table-cell office:value-type="float" office:value="0.573323">
            <text:p>0.5733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3989">
            <text:p>49.3989</text:p>
          </table:table-cell>
          <table:table-cell office:value-type="float" office:value="0.419464">
            <text:p>0.419464</text:p>
          </table:table-cell>
          <table:table-cell office:value-type="float" office:value="179.581">
            <text:p>179.581</text:p>
          </table:table-cell>
          <table:table-cell office:value-type="float" office:value="0.572488">
            <text:p>0.5724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5002">
            <text:p>49.5002</text:p>
          </table:table-cell>
          <table:table-cell office:value-type="float" office:value="0.418304">
            <text:p>0.418304</text:p>
          </table:table-cell>
          <table:table-cell office:value-type="float" office:value="179.582">
            <text:p>179.582</text:p>
          </table:table-cell>
          <table:table-cell office:value-type="float" office:value="0.572872">
            <text:p>0.5728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6018">
            <text:p>49.6018</text:p>
          </table:table-cell>
          <table:table-cell office:value-type="float" office:value="0.417023">
            <text:p>0.417023</text:p>
          </table:table-cell>
          <table:table-cell office:value-type="float" office:value="179.583">
            <text:p>179.583</text:p>
          </table:table-cell>
          <table:table-cell office:value-type="float" office:value="0.572376">
            <text:p>0.5723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7019">
            <text:p>49.7019</text:p>
          </table:table-cell>
          <table:table-cell office:value-type="float" office:value="0.41568">
            <text:p>0.41568</text:p>
          </table:table-cell>
          <table:table-cell office:value-type="float" office:value="179.584">
            <text:p>179.584</text:p>
          </table:table-cell>
          <table:table-cell office:value-type="float" office:value="0.571866">
            <text:p>0.5718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8091">
            <text:p>49.8091</text:p>
          </table:table-cell>
          <table:table-cell office:value-type="float" office:value="0.414078">
            <text:p>0.414078</text:p>
          </table:table-cell>
          <table:table-cell office:value-type="float" office:value="179.586">
            <text:p>179.586</text:p>
          </table:table-cell>
          <table:table-cell office:value-type="float" office:value="0.570793">
            <text:p>0.5707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9211">
            <text:p>49.9211</text:p>
          </table:table-cell>
          <table:table-cell office:value-type="float" office:value="0.412521">
            <text:p>0.412521</text:p>
          </table:table-cell>
          <table:table-cell office:value-type="float" office:value="179.587">
            <text:p>179.587</text:p>
          </table:table-cell>
          <table:table-cell office:value-type="float" office:value="0.570886">
            <text:p>0.5708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0317">
            <text:p>50.0317</text:p>
          </table:table-cell>
          <table:table-cell office:value-type="float" office:value="0.410873">
            <text:p>0.410873</text:p>
          </table:table-cell>
          <table:table-cell office:value-type="float" office:value="179.589">
            <text:p>179.589</text:p>
          </table:table-cell>
          <table:table-cell office:value-type="float" office:value="0.570207">
            <text:p>0.5702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1448">
            <text:p>50.1448</text:p>
          </table:table-cell>
          <table:table-cell office:value-type="float" office:value="0.409164">
            <text:p>0.409164</text:p>
          </table:table-cell>
          <table:table-cell office:value-type="float" office:value="179.591">
            <text:p>179.591</text:p>
          </table:table-cell>
          <table:table-cell office:value-type="float" office:value="0.569887">
            <text:p>0.5698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2573">
            <text:p>50.2573</text:p>
          </table:table-cell>
          <table:table-cell office:value-type="float" office:value="0.407288">
            <text:p>0.407288</text:p>
          </table:table-cell>
          <table:table-cell office:value-type="float" office:value="179.593">
            <text:p>179.593</text:p>
          </table:table-cell>
          <table:table-cell office:value-type="float" office:value="0.569094">
            <text:p>0.5690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3696">
            <text:p>50.3696</text:p>
          </table:table-cell>
          <table:table-cell office:value-type="float" office:value="0.405609">
            <text:p>0.405609</text:p>
          </table:table-cell>
          <table:table-cell office:value-type="float" office:value="179.594">
            <text:p>179.594</text:p>
          </table:table-cell>
          <table:table-cell office:value-type="float" office:value="0.569253">
            <text:p>0.5692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4734">
            <text:p>50.4734</text:p>
          </table:table-cell>
          <table:table-cell office:value-type="float" office:value="0.403931">
            <text:p>0.403931</text:p>
          </table:table-cell>
          <table:table-cell office:value-type="float" office:value="179.596">
            <text:p>179.596</text:p>
          </table:table-cell>
          <table:table-cell office:value-type="float" office:value="0.569216">
            <text:p>0.5692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5735">
            <text:p>50.5735</text:p>
          </table:table-cell>
          <table:table-cell office:value-type="float" office:value="0.402237">
            <text:p>0.402237</text:p>
          </table:table-cell>
          <table:table-cell office:value-type="float" office:value="179.598">
            <text:p>179.598</text:p>
          </table:table-cell>
          <table:table-cell office:value-type="float" office:value="0.568775">
            <text:p>0.5687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6748">
            <text:p>50.6748</text:p>
          </table:table-cell>
          <table:table-cell office:value-type="float" office:value="0.400589">
            <text:p>0.400589</text:p>
          </table:table-cell>
          <table:table-cell office:value-type="float" office:value="179.599">
            <text:p>179.599</text:p>
          </table:table-cell>
          <table:table-cell office:value-type="float" office:value="0.568344">
            <text:p>0.5683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7786">
            <text:p>50.7786</text:p>
          </table:table-cell>
          <table:table-cell office:value-type="float" office:value="0.398636">
            <text:p>0.398636</text:p>
          </table:table-cell>
          <table:table-cell office:value-type="float" office:value="179.601">
            <text:p>179.601</text:p>
          </table:table-cell>
          <table:table-cell office:value-type="float" office:value="0.567719">
            <text:p>0.5677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8889">
            <text:p>50.8889</text:p>
          </table:table-cell>
          <table:table-cell office:value-type="float" office:value="0.396713">
            <text:p>0.396713</text:p>
          </table:table-cell>
          <table:table-cell office:value-type="float" office:value="179.603">
            <text:p>179.603</text:p>
          </table:table-cell>
          <table:table-cell office:value-type="float" office:value="0.566875">
            <text:p>0.5668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9995">
            <text:p>50.9995</text:p>
          </table:table-cell>
          <table:table-cell office:value-type="float" office:value="0.39476">
            <text:p>0.39476</text:p>
          </table:table-cell>
          <table:table-cell office:value-type="float" office:value="179.605">
            <text:p>179.605</text:p>
          </table:table-cell>
          <table:table-cell office:value-type="float" office:value="0.566267">
            <text:p>0.5662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1094">
            <text:p>51.1094</text:p>
          </table:table-cell>
          <table:table-cell office:value-type="float" office:value="0.393051">
            <text:p>0.393051</text:p>
          </table:table-cell>
          <table:table-cell office:value-type="float" office:value="179.607">
            <text:p>179.607</text:p>
          </table:table-cell>
          <table:table-cell office:value-type="float" office:value="0.567231">
            <text:p>0.5672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2188">
            <text:p>51.2188</text:p>
          </table:table-cell>
          <table:table-cell office:value-type="float" office:value="0.391098">
            <text:p>0.391098</text:p>
          </table:table-cell>
          <table:table-cell office:value-type="float" office:value="179.609">
            <text:p>179.609</text:p>
          </table:table-cell>
          <table:table-cell office:value-type="float" office:value="0.565857">
            <text:p>0.5658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3252">
            <text:p>51.3252</text:p>
          </table:table-cell>
          <table:table-cell office:value-type="float" office:value="0.389282">
            <text:p>0.389282</text:p>
          </table:table-cell>
          <table:table-cell office:value-type="float" office:value="179.611">
            <text:p>179.611</text:p>
          </table:table-cell>
          <table:table-cell office:value-type="float" office:value="0.566042">
            <text:p>0.5660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4263">
            <text:p>51.4263</text:p>
          </table:table-cell>
          <table:table-cell office:value-type="float" office:value="0.387665">
            <text:p>0.387665</text:p>
          </table:table-cell>
          <table:table-cell office:value-type="float" office:value="179.612">
            <text:p>179.612</text:p>
          </table:table-cell>
          <table:table-cell office:value-type="float" office:value="0.566021">
            <text:p>0.5660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5278">
            <text:p>51.5278</text:p>
          </table:table-cell>
          <table:table-cell office:value-type="float" office:value="0.386124">
            <text:p>0.386124</text:p>
          </table:table-cell>
          <table:table-cell office:value-type="float" office:value="179.614">
            <text:p>179.614</text:p>
          </table:table-cell>
          <table:table-cell office:value-type="float" office:value="0.565942">
            <text:p>0.5659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6294">
            <text:p>51.6294</text:p>
          </table:table-cell>
          <table:table-cell office:value-type="float" office:value="0.384735">
            <text:p>0.384735</text:p>
          </table:table-cell>
          <table:table-cell office:value-type="float" office:value="179.615">
            <text:p>179.615</text:p>
          </table:table-cell>
          <table:table-cell office:value-type="float" office:value="0.566293">
            <text:p>0.5662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7417">
            <text:p>51.7417</text:p>
          </table:table-cell>
          <table:table-cell office:value-type="float" office:value="0.383072">
            <text:p>0.383072</text:p>
          </table:table-cell>
          <table:table-cell office:value-type="float" office:value="179.617">
            <text:p>179.617</text:p>
          </table:table-cell>
          <table:table-cell office:value-type="float" office:value="0.565204">
            <text:p>0.5652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8472">
            <text:p>51.8472</text:p>
          </table:table-cell>
          <table:table-cell office:value-type="float" office:value="0.381485">
            <text:p>0.381485</text:p>
          </table:table-cell>
          <table:table-cell office:value-type="float" office:value="179.619">
            <text:p>179.619</text:p>
          </table:table-cell>
          <table:table-cell office:value-type="float" office:value="0.565173">
            <text:p>0.5651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9578">
            <text:p>51.9578</text:p>
          </table:table-cell>
          <table:table-cell office:value-type="float" office:value="0.379959">
            <text:p>0.379959</text:p>
          </table:table-cell>
          <table:table-cell office:value-type="float" office:value="179.62">
            <text:p>179.62</text:p>
          </table:table-cell>
          <table:table-cell office:value-type="float" office:value="0.564912">
            <text:p>0.5649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0696">
            <text:p>52.0696</text:p>
          </table:table-cell>
          <table:table-cell office:value-type="float" office:value="0.378555">
            <text:p>0.378555</text:p>
          </table:table-cell>
          <table:table-cell office:value-type="float" office:value="179.621">
            <text:p>179.621</text:p>
          </table:table-cell>
          <table:table-cell office:value-type="float" office:value="0.564927">
            <text:p>0.5649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1814">
            <text:p>52.1814</text:p>
          </table:table-cell>
          <table:table-cell office:value-type="float" office:value="0.376984">
            <text:p>0.376984</text:p>
          </table:table-cell>
          <table:table-cell office:value-type="float" office:value="179.623">
            <text:p>179.623</text:p>
          </table:table-cell>
          <table:table-cell office:value-type="float" office:value="0.565093">
            <text:p>0.5650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2856">
            <text:p>52.2856</text:p>
          </table:table-cell>
          <table:table-cell office:value-type="float" office:value="0.375702">
            <text:p>0.375702</text:p>
          </table:table-cell>
          <table:table-cell office:value-type="float" office:value="179.624">
            <text:p>179.624</text:p>
          </table:table-cell>
          <table:table-cell office:value-type="float" office:value="0.565283">
            <text:p>0.5652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3965">
            <text:p>52.3965</text:p>
          </table:table-cell>
          <table:table-cell office:value-type="float" office:value="0.374298">
            <text:p>0.374298</text:p>
          </table:table-cell>
          <table:table-cell office:value-type="float" office:value="179.626">
            <text:p>179.626</text:p>
          </table:table-cell>
          <table:table-cell office:value-type="float" office:value="0.564405">
            <text:p>0.5644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5073">
            <text:p>52.5073</text:p>
          </table:table-cell>
          <table:table-cell office:value-type="float" office:value="0.373016">
            <text:p>0.373016</text:p>
          </table:table-cell>
          <table:table-cell office:value-type="float" office:value="179.627">
            <text:p>179.627</text:p>
          </table:table-cell>
          <table:table-cell office:value-type="float" office:value="0.564442">
            <text:p>0.5644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6179">
            <text:p>52.6179</text:p>
          </table:table-cell>
          <table:table-cell office:value-type="float" office:value="0.371429">
            <text:p>0.371429</text:p>
          </table:table-cell>
          <table:table-cell office:value-type="float" office:value="179.629">
            <text:p>179.629</text:p>
          </table:table-cell>
          <table:table-cell office:value-type="float" office:value="0.563365">
            <text:p>0.5633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7297">
            <text:p>52.7297</text:p>
          </table:table-cell>
          <table:table-cell office:value-type="float" office:value="0.369781">
            <text:p>0.369781</text:p>
          </table:table-cell>
          <table:table-cell office:value-type="float" office:value="179.63">
            <text:p>179.63</text:p>
          </table:table-cell>
          <table:table-cell office:value-type="float" office:value="0.563054">
            <text:p>0.5630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8352">
            <text:p>52.8352</text:p>
          </table:table-cell>
          <table:table-cell office:value-type="float" office:value="0.368378">
            <text:p>0.368378</text:p>
          </table:table-cell>
          <table:table-cell office:value-type="float" office:value="179.632">
            <text:p>179.632</text:p>
          </table:table-cell>
          <table:table-cell office:value-type="float" office:value="0.563096">
            <text:p>0.5630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9448">
            <text:p>52.9448</text:p>
          </table:table-cell>
          <table:table-cell office:value-type="float" office:value="0.366913">
            <text:p>0.366913</text:p>
          </table:table-cell>
          <table:table-cell office:value-type="float" office:value="179.633">
            <text:p>179.633</text:p>
          </table:table-cell>
          <table:table-cell office:value-type="float" office:value="0.562819">
            <text:p>0.5628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0574">
            <text:p>53.0574</text:p>
          </table:table-cell>
          <table:table-cell office:value-type="float" office:value="0.36525">
            <text:p>0.36525</text:p>
          </table:table-cell>
          <table:table-cell office:value-type="float" office:value="179.635">
            <text:p>179.635</text:p>
          </table:table-cell>
          <table:table-cell office:value-type="float" office:value="0.561936">
            <text:p>0.5619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1704">
            <text:p>53.1704</text:p>
          </table:table-cell>
          <table:table-cell office:value-type="float" office:value="0.363815">
            <text:p>0.363815</text:p>
          </table:table-cell>
          <table:table-cell office:value-type="float" office:value="179.636">
            <text:p>179.636</text:p>
          </table:table-cell>
          <table:table-cell office:value-type="float" office:value="0.562617">
            <text:p>0.5626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281">
            <text:p>53.281</text:p>
          </table:table-cell>
          <table:table-cell office:value-type="float" office:value="0.362289">
            <text:p>0.362289</text:p>
          </table:table-cell>
          <table:table-cell office:value-type="float" office:value="179.638">
            <text:p>179.638</text:p>
          </table:table-cell>
          <table:table-cell office:value-type="float" office:value="0.561976">
            <text:p>0.5619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3989">
            <text:p>53.3989</text:p>
          </table:table-cell>
          <table:table-cell office:value-type="float" office:value="0.360916">
            <text:p>0.360916</text:p>
          </table:table-cell>
          <table:table-cell office:value-type="float" office:value="179.639">
            <text:p>179.639</text:p>
          </table:table-cell>
          <table:table-cell office:value-type="float" office:value="0.561887">
            <text:p>0.5618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5103">
            <text:p>53.5103</text:p>
          </table:table-cell>
          <table:table-cell office:value-type="float" office:value="0.359512">
            <text:p>0.359512</text:p>
          </table:table-cell>
          <table:table-cell office:value-type="float" office:value="179.64">
            <text:p>179.64</text:p>
          </table:table-cell>
          <table:table-cell office:value-type="float" office:value="0.56126">
            <text:p>0.561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6201">
            <text:p>53.6201</text:p>
          </table:table-cell>
          <table:table-cell office:value-type="float" office:value="0.3582">
            <text:p>0.3582</text:p>
          </table:table-cell>
          <table:table-cell office:value-type="float" office:value="179.642">
            <text:p>179.642</text:p>
          </table:table-cell>
          <table:table-cell office:value-type="float" office:value="0.56177">
            <text:p>0.561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7305">
            <text:p>53.7305</text:p>
          </table:table-cell>
          <table:table-cell office:value-type="float" office:value="0.356735">
            <text:p>0.356735</text:p>
          </table:table-cell>
          <table:table-cell office:value-type="float" office:value="179.643">
            <text:p>179.643</text:p>
          </table:table-cell>
          <table:table-cell office:value-type="float" office:value="0.560988">
            <text:p>0.5609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8359">
            <text:p>53.8359</text:p>
          </table:table-cell>
          <table:table-cell office:value-type="float" office:value="0.355576">
            <text:p>0.355576</text:p>
          </table:table-cell>
          <table:table-cell office:value-type="float" office:value="179.644">
            <text:p>179.644</text:p>
          </table:table-cell>
          <table:table-cell office:value-type="float" office:value="0.561094">
            <text:p>0.5610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9468">
            <text:p>53.9468</text:p>
          </table:table-cell>
          <table:table-cell office:value-type="float" office:value="0.354065">
            <text:p>0.354065</text:p>
          </table:table-cell>
          <table:table-cell office:value-type="float" office:value="179.646">
            <text:p>179.646</text:p>
          </table:table-cell>
          <table:table-cell office:value-type="float" office:value="0.560315">
            <text:p>0.5603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0566">
            <text:p>54.0566</text:p>
          </table:table-cell>
          <table:table-cell office:value-type="float" office:value="0.352661">
            <text:p>0.352661</text:p>
          </table:table-cell>
          <table:table-cell office:value-type="float" office:value="179.647">
            <text:p>179.647</text:p>
          </table:table-cell>
          <table:table-cell office:value-type="float" office:value="0.560511">
            <text:p>0.5605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166">
            <text:p>54.166</text:p>
          </table:table-cell>
          <table:table-cell office:value-type="float" office:value="0.351135">
            <text:p>0.351135</text:p>
          </table:table-cell>
          <table:table-cell office:value-type="float" office:value="179.649">
            <text:p>179.649</text:p>
          </table:table-cell>
          <table:table-cell office:value-type="float" office:value="0.559726">
            <text:p>0.5597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2705">
            <text:p>54.2705</text:p>
          </table:table-cell>
          <table:table-cell office:value-type="float" office:value="0.349792">
            <text:p>0.349792</text:p>
          </table:table-cell>
          <table:table-cell office:value-type="float" office:value="179.65">
            <text:p>179.65</text:p>
          </table:table-cell>
          <table:table-cell office:value-type="float" office:value="0.560276">
            <text:p>0.5602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3718">
            <text:p>54.3718</text:p>
          </table:table-cell>
          <table:table-cell office:value-type="float" office:value="0.348709">
            <text:p>0.348709</text:p>
          </table:table-cell>
          <table:table-cell office:value-type="float" office:value="179.651">
            <text:p>179.651</text:p>
          </table:table-cell>
          <table:table-cell office:value-type="float" office:value="0.560687">
            <text:p>0.5606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4729">
            <text:p>54.4729</text:p>
          </table:table-cell>
          <table:table-cell office:value-type="float" office:value="0.347427">
            <text:p>0.347427</text:p>
          </table:table-cell>
          <table:table-cell office:value-type="float" office:value="179.653">
            <text:p>179.653</text:p>
          </table:table-cell>
          <table:table-cell office:value-type="float" office:value="0.55932">
            <text:p>0.559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574">
            <text:p>54.574</text:p>
          </table:table-cell>
          <table:table-cell office:value-type="float" office:value="0.345993">
            <text:p>0.345993</text:p>
          </table:table-cell>
          <table:table-cell office:value-type="float" office:value="179.654">
            <text:p>179.654</text:p>
          </table:table-cell>
          <table:table-cell office:value-type="float" office:value="0.55932">
            <text:p>0.559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6746">
            <text:p>54.6746</text:p>
          </table:table-cell>
          <table:table-cell office:value-type="float" office:value="0.344772">
            <text:p>0.344772</text:p>
          </table:table-cell>
          <table:table-cell office:value-type="float" office:value="179.655">
            <text:p>179.655</text:p>
          </table:table-cell>
          <table:table-cell office:value-type="float" office:value="0.559637">
            <text:p>0.5596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781">
            <text:p>54.781</text:p>
          </table:table-cell>
          <table:table-cell office:value-type="float" office:value="0.343369">
            <text:p>0.343369</text:p>
          </table:table-cell>
          <table:table-cell office:value-type="float" office:value="179.657">
            <text:p>179.657</text:p>
          </table:table-cell>
          <table:table-cell office:value-type="float" office:value="0.55858">
            <text:p>0.558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8899">
            <text:p>54.8899</text:p>
          </table:table-cell>
          <table:table-cell office:value-type="float" office:value="0.342087">
            <text:p>0.342087</text:p>
          </table:table-cell>
          <table:table-cell office:value-type="float" office:value="179.658">
            <text:p>179.658</text:p>
          </table:table-cell>
          <table:table-cell office:value-type="float" office:value="0.558631">
            <text:p>0.5586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0005">
            <text:p>55.0005</text:p>
          </table:table-cell>
          <table:table-cell office:value-type="float" office:value="0.340744">
            <text:p>0.340744</text:p>
          </table:table-cell>
          <table:table-cell office:value-type="float" office:value="179.659">
            <text:p>179.659</text:p>
          </table:table-cell>
          <table:table-cell office:value-type="float" office:value="0.558377">
            <text:p>0.5583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1111">
            <text:p>55.1111</text:p>
          </table:table-cell>
          <table:table-cell office:value-type="float" office:value="0.339401">
            <text:p>0.339401</text:p>
          </table:table-cell>
          <table:table-cell office:value-type="float" office:value="179.661">
            <text:p>179.661</text:p>
          </table:table-cell>
          <table:table-cell office:value-type="float" office:value="0.558374">
            <text:p>0.5583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2207">
            <text:p>55.2207</text:p>
          </table:table-cell>
          <table:table-cell office:value-type="float" office:value="0.338196">
            <text:p>0.338196</text:p>
          </table:table-cell>
          <table:table-cell office:value-type="float" office:value="179.662">
            <text:p>179.662</text:p>
          </table:table-cell>
          <table:table-cell office:value-type="float" office:value="0.558191">
            <text:p>0.5581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3237">
            <text:p>55.3237</text:p>
          </table:table-cell>
          <table:table-cell office:value-type="float" office:value="0.336975">
            <text:p>0.336975</text:p>
          </table:table-cell>
          <table:table-cell office:value-type="float" office:value="179.663">
            <text:p>179.663</text:p>
          </table:table-cell>
          <table:table-cell office:value-type="float" office:value="0.557968">
            <text:p>0.5579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4341">
            <text:p>55.4341</text:p>
          </table:table-cell>
          <table:table-cell office:value-type="float" office:value="0.335571">
            <text:p>0.335571</text:p>
          </table:table-cell>
          <table:table-cell office:value-type="float" office:value="179.664">
            <text:p>179.664</text:p>
          </table:table-cell>
          <table:table-cell office:value-type="float" office:value="0.55695">
            <text:p>0.556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5439">
            <text:p>55.5439</text:p>
          </table:table-cell>
          <table:table-cell office:value-type="float" office:value="0.334106">
            <text:p>0.334106</text:p>
          </table:table-cell>
          <table:table-cell office:value-type="float" office:value="179.666">
            <text:p>179.666</text:p>
          </table:table-cell>
          <table:table-cell office:value-type="float" office:value="0.55716">
            <text:p>0.557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6553">
            <text:p>55.6553</text:p>
          </table:table-cell>
          <table:table-cell office:value-type="float" office:value="0.332794">
            <text:p>0.332794</text:p>
          </table:table-cell>
          <table:table-cell office:value-type="float" office:value="179.667">
            <text:p>179.667</text:p>
          </table:table-cell>
          <table:table-cell office:value-type="float" office:value="0.557013">
            <text:p>0.5570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76">
            <text:p>55.76</text:p>
          </table:table-cell>
          <table:table-cell office:value-type="float" office:value="0.331635">
            <text:p>0.331635</text:p>
          </table:table-cell>
          <table:table-cell office:value-type="float" office:value="179.668">
            <text:p>179.668</text:p>
          </table:table-cell>
          <table:table-cell office:value-type="float" office:value="0.557275">
            <text:p>0.5572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8711">
            <text:p>55.8711</text:p>
          </table:table-cell>
          <table:table-cell office:value-type="float" office:value="0.330261">
            <text:p>0.330261</text:p>
          </table:table-cell>
          <table:table-cell office:value-type="float" office:value="179.67">
            <text:p>179.67</text:p>
          </table:table-cell>
          <table:table-cell office:value-type="float" office:value="0.556727">
            <text:p>0.5567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9812">
            <text:p>55.9812</text:p>
          </table:table-cell>
          <table:table-cell office:value-type="float" office:value="0.328964">
            <text:p>0.328964</text:p>
          </table:table-cell>
          <table:table-cell office:value-type="float" office:value="179.671">
            <text:p>179.671</text:p>
          </table:table-cell>
          <table:table-cell office:value-type="float" office:value="0.556207">
            <text:p>0.5562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0925">
            <text:p>56.0925</text:p>
          </table:table-cell>
          <table:table-cell office:value-type="float" office:value="0.327621">
            <text:p>0.327621</text:p>
          </table:table-cell>
          <table:table-cell office:value-type="float" office:value="179.672">
            <text:p>179.672</text:p>
          </table:table-cell>
          <table:table-cell office:value-type="float" office:value="0.556015">
            <text:p>0.5560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2068">
            <text:p>56.2068</text:p>
          </table:table-cell>
          <table:table-cell office:value-type="float" office:value="0.326584">
            <text:p>0.326584</text:p>
          </table:table-cell>
          <table:table-cell office:value-type="float" office:value="179.673">
            <text:p>179.673</text:p>
          </table:table-cell>
          <table:table-cell office:value-type="float" office:value="0.55638">
            <text:p>0.556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3125">
            <text:p>56.3125</text:p>
          </table:table-cell>
          <table:table-cell office:value-type="float" office:value="0.325394">
            <text:p>0.325394</text:p>
          </table:table-cell>
          <table:table-cell office:value-type="float" office:value="179.675">
            <text:p>179.675</text:p>
          </table:table-cell>
          <table:table-cell office:value-type="float" office:value="0.55595">
            <text:p>0.555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4241">
            <text:p>56.4241</text:p>
          </table:table-cell>
          <table:table-cell office:value-type="float" office:value="0.324234">
            <text:p>0.324234</text:p>
          </table:table-cell>
          <table:table-cell office:value-type="float" office:value="179.676">
            <text:p>179.676</text:p>
          </table:table-cell>
          <table:table-cell office:value-type="float" office:value="0.555692">
            <text:p>0.5556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5254">
            <text:p>56.5254</text:p>
          </table:table-cell>
          <table:table-cell office:value-type="float" office:value="0.323257">
            <text:p>0.323257</text:p>
          </table:table-cell>
          <table:table-cell office:value-type="float" office:value="179.677">
            <text:p>179.677</text:p>
          </table:table-cell>
          <table:table-cell office:value-type="float" office:value="0.556036">
            <text:p>0.5560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6755">
            <text:p>56.6755</text:p>
          </table:table-cell>
          <table:table-cell office:value-type="float" office:value="0.322037">
            <text:p>0.322037</text:p>
          </table:table-cell>
          <table:table-cell office:value-type="float" office:value="179.678">
            <text:p>179.678</text:p>
          </table:table-cell>
          <table:table-cell office:value-type="float" office:value="0.556085">
            <text:p>0.5560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7773">
            <text:p>56.7773</text:p>
          </table:table-cell>
          <table:table-cell office:value-type="float" office:value="0.321182">
            <text:p>0.321182</text:p>
          </table:table-cell>
          <table:table-cell office:value-type="float" office:value="179.679">
            <text:p>179.679</text:p>
          </table:table-cell>
          <table:table-cell office:value-type="float" office:value="0.555415">
            <text:p>0.5554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8882">
            <text:p>56.8882</text:p>
          </table:table-cell>
          <table:table-cell office:value-type="float" office:value="0.320389">
            <text:p>0.320389</text:p>
          </table:table-cell>
          <table:table-cell office:value-type="float" office:value="179.68">
            <text:p>179.68</text:p>
          </table:table-cell>
          <table:table-cell office:value-type="float" office:value="0.555555">
            <text:p>0.5555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9978">
            <text:p>56.9978</text:p>
          </table:table-cell>
          <table:table-cell office:value-type="float" office:value="0.319595">
            <text:p>0.319595</text:p>
          </table:table-cell>
          <table:table-cell office:value-type="float" office:value="179.68">
            <text:p>179.68</text:p>
          </table:table-cell>
          <table:table-cell office:value-type="float" office:value="0.555408">
            <text:p>0.55540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1128">
            <text:p>57.1128</text:p>
          </table:table-cell>
          <table:table-cell office:value-type="float" office:value="0.318985">
            <text:p>0.318985</text:p>
          </table:table-cell>
          <table:table-cell office:value-type="float" office:value="179.681">
            <text:p>179.681</text:p>
          </table:table-cell>
          <table:table-cell office:value-type="float" office:value="0.55607">
            <text:p>0.556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2205">
            <text:p>57.2205</text:p>
          </table:table-cell>
          <table:table-cell office:value-type="float" office:value="0.318192">
            <text:p>0.318192</text:p>
          </table:table-cell>
          <table:table-cell office:value-type="float" office:value="179.682">
            <text:p>179.682</text:p>
          </table:table-cell>
          <table:table-cell office:value-type="float" office:value="0.555662">
            <text:p>0.5556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3218">
            <text:p>57.3218</text:p>
          </table:table-cell>
          <table:table-cell office:value-type="float" office:value="0.31749">
            <text:p>0.31749</text:p>
          </table:table-cell>
          <table:table-cell office:value-type="float" office:value="179.683">
            <text:p>179.683</text:p>
          </table:table-cell>
          <table:table-cell office:value-type="float" office:value="0.555669">
            <text:p>0.5556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4309">
            <text:p>57.4309</text:p>
          </table:table-cell>
          <table:table-cell office:value-type="float" office:value="0.317001">
            <text:p>0.317001</text:p>
          </table:table-cell>
          <table:table-cell office:value-type="float" office:value="179.683">
            <text:p>179.683</text:p>
          </table:table-cell>
          <table:table-cell office:value-type="float" office:value="0.555984">
            <text:p>0.5559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5415">
            <text:p>57.5415</text:p>
          </table:table-cell>
          <table:table-cell office:value-type="float" office:value="0.316574">
            <text:p>0.316574</text:p>
          </table:table-cell>
          <table:table-cell office:value-type="float" office:value="179.683">
            <text:p>179.683</text:p>
          </table:table-cell>
          <table:table-cell office:value-type="float" office:value="0.556164">
            <text:p>0.5561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6543">
            <text:p>57.6543</text:p>
          </table:table-cell>
          <table:table-cell office:value-type="float" office:value="0.316208">
            <text:p>0.316208</text:p>
          </table:table-cell>
          <table:table-cell office:value-type="float" office:value="179.684">
            <text:p>179.684</text:p>
          </table:table-cell>
          <table:table-cell office:value-type="float" office:value="0.556111">
            <text:p>0.5561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7615">
            <text:p>57.7615</text:p>
          </table:table-cell>
          <table:table-cell office:value-type="float" office:value="0.315567">
            <text:p>0.315567</text:p>
          </table:table-cell>
          <table:table-cell office:value-type="float" office:value="179.684">
            <text:p>179.684</text:p>
          </table:table-cell>
          <table:table-cell office:value-type="float" office:value="0.555218">
            <text:p>0.5552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8718">
            <text:p>57.8718</text:p>
          </table:table-cell>
          <table:table-cell office:value-type="float" office:value="0.315018">
            <text:p>0.315018</text:p>
          </table:table-cell>
          <table:table-cell office:value-type="float" office:value="179.685">
            <text:p>179.685</text:p>
          </table:table-cell>
          <table:table-cell office:value-type="float" office:value="0.555854">
            <text:p>0.5558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9814">
            <text:p>57.9814</text:p>
          </table:table-cell>
          <table:table-cell office:value-type="float" office:value="0.314545">
            <text:p>0.314545</text:p>
          </table:table-cell>
          <table:table-cell office:value-type="float" office:value="179.685">
            <text:p>179.685</text:p>
          </table:table-cell>
          <table:table-cell office:value-type="float" office:value="0.555485">
            <text:p>0.5554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0923">
            <text:p>58.0923</text:p>
          </table:table-cell>
          <table:table-cell office:value-type="float" office:value="0.313995">
            <text:p>0.313995</text:p>
          </table:table-cell>
          <table:table-cell office:value-type="float" office:value="179.686">
            <text:p>179.686</text:p>
          </table:table-cell>
          <table:table-cell office:value-type="float" office:value="0.555188">
            <text:p>0.5551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2021">
            <text:p>58.2021</text:p>
          </table:table-cell>
          <table:table-cell office:value-type="float" office:value="0.313568">
            <text:p>0.313568</text:p>
          </table:table-cell>
          <table:table-cell office:value-type="float" office:value="179.686">
            <text:p>179.686</text:p>
          </table:table-cell>
          <table:table-cell office:value-type="float" office:value="0.555622">
            <text:p>0.5556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3071">
            <text:p>58.3071</text:p>
          </table:table-cell>
          <table:table-cell office:value-type="float" office:value="0.313141">
            <text:p>0.313141</text:p>
          </table:table-cell>
          <table:table-cell office:value-type="float" office:value="179.687">
            <text:p>179.687</text:p>
          </table:table-cell>
          <table:table-cell office:value-type="float" office:value="0.555302">
            <text:p>0.5553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4163">
            <text:p>58.4163</text:p>
          </table:table-cell>
          <table:table-cell office:value-type="float" office:value="0.312912">
            <text:p>0.312912</text:p>
          </table:table-cell>
          <table:table-cell office:value-type="float" office:value="179.687">
            <text:p>179.687</text:p>
          </table:table-cell>
          <table:table-cell office:value-type="float" office:value="0.556037">
            <text:p>0.5560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5271">
            <text:p>58.5271</text:p>
          </table:table-cell>
          <table:table-cell office:value-type="float" office:value="0.312668">
            <text:p>0.312668</text:p>
          </table:table-cell>
          <table:table-cell office:value-type="float" office:value="179.687">
            <text:p>179.687</text:p>
          </table:table-cell>
          <table:table-cell office:value-type="float" office:value="0.555743">
            <text:p>0.55574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6375">
            <text:p>58.6375</text:p>
          </table:table-cell>
          <table:table-cell office:value-type="float" office:value="0.312424">
            <text:p>0.312424</text:p>
          </table:table-cell>
          <table:table-cell office:value-type="float" office:value="179.688">
            <text:p>179.688</text:p>
          </table:table-cell>
          <table:table-cell office:value-type="float" office:value="0.555946">
            <text:p>0.5559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7483">
            <text:p>58.7483</text:p>
          </table:table-cell>
          <table:table-cell office:value-type="float" office:value="0.312241">
            <text:p>0.312241</text:p>
          </table:table-cell>
          <table:table-cell office:value-type="float" office:value="179.688">
            <text:p>179.688</text:p>
          </table:table-cell>
          <table:table-cell office:value-type="float" office:value="0.555921">
            <text:p>0.5559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8599">
            <text:p>58.8599</text:p>
          </table:table-cell>
          <table:table-cell office:value-type="float" office:value="0.31221">
            <text:p>0.31221</text:p>
          </table:table-cell>
          <table:table-cell office:value-type="float" office:value="179.688">
            <text:p>179.688</text:p>
          </table:table-cell>
          <table:table-cell office:value-type="float" office:value="0.555945">
            <text:p>0.5559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9714">
            <text:p>58.9714</text:p>
          </table:table-cell>
          <table:table-cell office:value-type="float" office:value="0.312271">
            <text:p>0.312271</text:p>
          </table:table-cell>
          <table:table-cell office:value-type="float" office:value="179.688">
            <text:p>179.688</text:p>
          </table:table-cell>
          <table:table-cell office:value-type="float" office:value="0.556223">
            <text:p>0.5562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0813">
            <text:p>59.0813</text:p>
          </table:table-cell>
          <table:table-cell office:value-type="float" office:value="0.312149">
            <text:p>0.312149</text:p>
          </table:table-cell>
          <table:table-cell office:value-type="float" office:value="179.688">
            <text:p>179.688</text:p>
          </table:table-cell>
          <table:table-cell office:value-type="float" office:value="0.555919">
            <text:p>0.5559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1919">
            <text:p>59.1919</text:p>
          </table:table-cell>
          <table:table-cell office:value-type="float" office:value="0.31221">
            <text:p>0.31221</text:p>
          </table:table-cell>
          <table:table-cell office:value-type="float" office:value="179.688">
            <text:p>179.688</text:p>
          </table:table-cell>
          <table:table-cell office:value-type="float" office:value="0.556208">
            <text:p>0.55620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343">
            <text:p>59.343</text:p>
          </table:table-cell>
          <table:table-cell office:value-type="float" office:value="0.312424">
            <text:p>0.312424</text:p>
          </table:table-cell>
          <table:table-cell office:value-type="float" office:value="179.688">
            <text:p>179.688</text:p>
          </table:table-cell>
          <table:table-cell office:value-type="float" office:value="0.556772">
            <text:p>0.5567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4543">
            <text:p>59.4543</text:p>
          </table:table-cell>
          <table:table-cell office:value-type="float" office:value="0.312485">
            <text:p>0.312485</text:p>
          </table:table-cell>
          <table:table-cell office:value-type="float" office:value="179.688">
            <text:p>179.688</text:p>
          </table:table-cell>
          <table:table-cell office:value-type="float" office:value="0.556501">
            <text:p>0.5565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5593">
            <text:p>59.5593</text:p>
          </table:table-cell>
          <table:table-cell office:value-type="float" office:value="0.312668">
            <text:p>0.312668</text:p>
          </table:table-cell>
          <table:table-cell office:value-type="float" office:value="179.687">
            <text:p>179.687</text:p>
          </table:table-cell>
          <table:table-cell office:value-type="float" office:value="0.556803">
            <text:p>0.5568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6597">
            <text:p>59.6597</text:p>
          </table:table-cell>
          <table:table-cell office:value-type="float" office:value="0.313095">
            <text:p>0.313095</text:p>
          </table:table-cell>
          <table:table-cell office:value-type="float" office:value="179.687">
            <text:p>179.687</text:p>
          </table:table-cell>
          <table:table-cell office:value-type="float" office:value="0.557163">
            <text:p>0.5571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7625">
            <text:p>59.7625</text:p>
          </table:table-cell>
          <table:table-cell office:value-type="float" office:value="0.313339">
            <text:p>0.313339</text:p>
          </table:table-cell>
          <table:table-cell office:value-type="float" office:value="179.687">
            <text:p>179.687</text:p>
          </table:table-cell>
          <table:table-cell office:value-type="float" office:value="0.557196">
            <text:p>0.5571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8721">
            <text:p>59.8721</text:p>
          </table:table-cell>
          <table:table-cell office:value-type="float" office:value="0.313828">
            <text:p>0.313828</text:p>
          </table:table-cell>
          <table:table-cell office:value-type="float" office:value="179.686">
            <text:p>179.686</text:p>
          </table:table-cell>
          <table:table-cell office:value-type="float" office:value="0.558296">
            <text:p>0.5582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9814">
            <text:p>59.9814</text:p>
          </table:table-cell>
          <table:table-cell office:value-type="float" office:value="0.314011">
            <text:p>0.314011</text:p>
          </table:table-cell>
          <table:table-cell office:value-type="float" office:value="179.686">
            <text:p>179.686</text:p>
          </table:table-cell>
          <table:table-cell office:value-type="float" office:value="0.556805">
            <text:p>0.5568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083">
            <text:p>60.083</text:p>
          </table:table-cell>
          <table:table-cell office:value-type="float" office:value="0.314377">
            <text:p>0.314377</text:p>
          </table:table-cell>
          <table:table-cell office:value-type="float" office:value="179.686">
            <text:p>179.686</text:p>
          </table:table-cell>
          <table:table-cell office:value-type="float" office:value="0.557394">
            <text:p>0.5573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1831">
            <text:p>60.1831</text:p>
          </table:table-cell>
          <table:table-cell office:value-type="float" office:value="0.314621">
            <text:p>0.314621</text:p>
          </table:table-cell>
          <table:table-cell office:value-type="float" office:value="179.685">
            <text:p>179.685</text:p>
          </table:table-cell>
          <table:table-cell office:value-type="float" office:value="0.556901">
            <text:p>0.5569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291">
            <text:p>60.291</text:p>
          </table:table-cell>
          <table:table-cell office:value-type="float" office:value="0.31485">
            <text:p>0.31485</text:p>
          </table:table-cell>
          <table:table-cell office:value-type="float" office:value="179.685">
            <text:p>179.685</text:p>
          </table:table-cell>
          <table:table-cell office:value-type="float" office:value="0.55691">
            <text:p>0.556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4011">
            <text:p>60.4011</text:p>
          </table:table-cell>
          <table:table-cell office:value-type="float" office:value="0.315414">
            <text:p>0.315414</text:p>
          </table:table-cell>
          <table:table-cell office:value-type="float" office:value="179.685">
            <text:p>179.685</text:p>
          </table:table-cell>
          <table:table-cell office:value-type="float" office:value="0.557621">
            <text:p>0.5576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512">
            <text:p>60.512</text:p>
          </table:table-cell>
          <table:table-cell office:value-type="float" office:value="0.315842">
            <text:p>0.315842</text:p>
          </table:table-cell>
          <table:table-cell office:value-type="float" office:value="179.684">
            <text:p>179.684</text:p>
          </table:table-cell>
          <table:table-cell office:value-type="float" office:value="0.557911">
            <text:p>0.5579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6213">
            <text:p>60.6213</text:p>
          </table:table-cell>
          <table:table-cell office:value-type="float" office:value="0.316269">
            <text:p>0.316269</text:p>
          </table:table-cell>
          <table:table-cell office:value-type="float" office:value="179.684">
            <text:p>179.684</text:p>
          </table:table-cell>
          <table:table-cell office:value-type="float" office:value="0.557992">
            <text:p>0.5579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7334">
            <text:p>60.7334</text:p>
          </table:table-cell>
          <table:table-cell office:value-type="float" office:value="0.316818">
            <text:p>0.316818</text:p>
          </table:table-cell>
          <table:table-cell office:value-type="float" office:value="179.683">
            <text:p>179.683</text:p>
          </table:table-cell>
          <table:table-cell office:value-type="float" office:value="0.558587">
            <text:p>0.5585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8447">
            <text:p>60.8447</text:p>
          </table:table-cell>
          <table:table-cell office:value-type="float" office:value="0.317123">
            <text:p>0.317123</text:p>
          </table:table-cell>
          <table:table-cell office:value-type="float" office:value="179.683">
            <text:p>179.683</text:p>
          </table:table-cell>
          <table:table-cell office:value-type="float" office:value="0.557635">
            <text:p>0.5576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9548">
            <text:p>60.9548</text:p>
          </table:table-cell>
          <table:table-cell office:value-type="float" office:value="0.317856">
            <text:p>0.317856</text:p>
          </table:table-cell>
          <table:table-cell office:value-type="float" office:value="179.682">
            <text:p>179.682</text:p>
          </table:table-cell>
          <table:table-cell office:value-type="float" office:value="0.558824">
            <text:p>0.55882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0654">
            <text:p>61.0654</text:p>
          </table:table-cell>
          <table:table-cell office:value-type="float" office:value="0.318527">
            <text:p>0.318527</text:p>
          </table:table-cell>
          <table:table-cell office:value-type="float" office:value="179.681">
            <text:p>179.681</text:p>
          </table:table-cell>
          <table:table-cell office:value-type="float" office:value="0.558453">
            <text:p>0.5584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1753">
            <text:p>61.1753</text:p>
          </table:table-cell>
          <table:table-cell office:value-type="float" office:value="0.319077">
            <text:p>0.319077</text:p>
          </table:table-cell>
          <table:table-cell office:value-type="float" office:value="179.681">
            <text:p>179.681</text:p>
          </table:table-cell>
          <table:table-cell office:value-type="float" office:value="0.558277">
            <text:p>0.5582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2874">
            <text:p>61.2874</text:p>
          </table:table-cell>
          <table:table-cell office:value-type="float" office:value="0.319443">
            <text:p>0.319443</text:p>
          </table:table-cell>
          <table:table-cell office:value-type="float" office:value="179.681">
            <text:p>179.681</text:p>
          </table:table-cell>
          <table:table-cell office:value-type="float" office:value="0.558306">
            <text:p>0.5583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3989">
            <text:p>61.3989</text:p>
          </table:table-cell>
          <table:table-cell office:value-type="float" office:value="0.320053">
            <text:p>0.320053</text:p>
          </table:table-cell>
          <table:table-cell office:value-type="float" office:value="179.68">
            <text:p>179.68</text:p>
          </table:table-cell>
          <table:table-cell office:value-type="float" office:value="0.558953">
            <text:p>0.5589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509">
            <text:p>61.509</text:p>
          </table:table-cell>
          <table:table-cell office:value-type="float" office:value="0.320419">
            <text:p>0.320419</text:p>
          </table:table-cell>
          <table:table-cell office:value-type="float" office:value="179.68">
            <text:p>179.68</text:p>
          </table:table-cell>
          <table:table-cell office:value-type="float" office:value="0.558483">
            <text:p>0.5584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6201">
            <text:p>61.6201</text:p>
          </table:table-cell>
          <table:table-cell office:value-type="float" office:value="0.321182">
            <text:p>0.321182</text:p>
          </table:table-cell>
          <table:table-cell office:value-type="float" office:value="179.679">
            <text:p>179.679</text:p>
          </table:table-cell>
          <table:table-cell office:value-type="float" office:value="0.559673">
            <text:p>0.5596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7356">
            <text:p>61.7356</text:p>
          </table:table-cell>
          <table:table-cell office:value-type="float" office:value="0.321671">
            <text:p>0.321671</text:p>
          </table:table-cell>
          <table:table-cell office:value-type="float" office:value="179.678">
            <text:p>179.678</text:p>
          </table:table-cell>
          <table:table-cell office:value-type="float" office:value="0.558751">
            <text:p>0.5587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8408">
            <text:p>61.8408</text:p>
          </table:table-cell>
          <table:table-cell office:value-type="float" office:value="0.32222">
            <text:p>0.32222</text:p>
          </table:table-cell>
          <table:table-cell office:value-type="float" office:value="179.678">
            <text:p>179.678</text:p>
          </table:table-cell>
          <table:table-cell office:value-type="float" office:value="0.559331">
            <text:p>0.5593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9509">
            <text:p>61.9509</text:p>
          </table:table-cell>
          <table:table-cell office:value-type="float" office:value="0.32283">
            <text:p>0.32283</text:p>
          </table:table-cell>
          <table:table-cell office:value-type="float" office:value="179.677">
            <text:p>179.677</text:p>
          </table:table-cell>
          <table:table-cell office:value-type="float" office:value="0.559697">
            <text:p>0.5596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061">
            <text:p>62.061</text:p>
          </table:table-cell>
          <table:table-cell office:value-type="float" office:value="0.323441">
            <text:p>0.323441</text:p>
          </table:table-cell>
          <table:table-cell office:value-type="float" office:value="179.677">
            <text:p>179.677</text:p>
          </table:table-cell>
          <table:table-cell office:value-type="float" office:value="0.559804">
            <text:p>0.5598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1711">
            <text:p>62.1711</text:p>
          </table:table-cell>
          <table:table-cell office:value-type="float" office:value="0.324051">
            <text:p>0.324051</text:p>
          </table:table-cell>
          <table:table-cell office:value-type="float" office:value="179.676">
            <text:p>179.676</text:p>
          </table:table-cell>
          <table:table-cell office:value-type="float" office:value="0.559914">
            <text:p>0.55991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2778">
            <text:p>62.2778</text:p>
          </table:table-cell>
          <table:table-cell office:value-type="float" office:value="0.324692">
            <text:p>0.324692</text:p>
          </table:table-cell>
          <table:table-cell office:value-type="float" office:value="179.675">
            <text:p>179.675</text:p>
          </table:table-cell>
          <table:table-cell office:value-type="float" office:value="0.559651">
            <text:p>0.5596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3833">
            <text:p>62.3833</text:p>
          </table:table-cell>
          <table:table-cell office:value-type="float" office:value="0.325348">
            <text:p>0.325348</text:p>
          </table:table-cell>
          <table:table-cell office:value-type="float" office:value="179.675">
            <text:p>179.675</text:p>
          </table:table-cell>
          <table:table-cell office:value-type="float" office:value="0.559839">
            <text:p>0.5598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491">
            <text:p>62.491</text:p>
          </table:table-cell>
          <table:table-cell office:value-type="float" office:value="0.32608">
            <text:p>0.32608</text:p>
          </table:table-cell>
          <table:table-cell office:value-type="float" office:value="179.674">
            <text:p>179.674</text:p>
          </table:table-cell>
          <table:table-cell office:value-type="float" office:value="0.560307">
            <text:p>0.5603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5986">
            <text:p>62.5986</text:p>
          </table:table-cell>
          <table:table-cell office:value-type="float" office:value="0.326813">
            <text:p>0.326813</text:p>
          </table:table-cell>
          <table:table-cell office:value-type="float" office:value="179.673">
            <text:p>179.673</text:p>
          </table:table-cell>
          <table:table-cell office:value-type="float" office:value="0.560172">
            <text:p>0.5601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749">
            <text:p>62.749</text:p>
          </table:table-cell>
          <table:table-cell office:value-type="float" office:value="0.328156">
            <text:p>0.328156</text:p>
          </table:table-cell>
          <table:table-cell office:value-type="float" office:value="179.672">
            <text:p>179.672</text:p>
          </table:table-cell>
          <table:table-cell office:value-type="float" office:value="0.560951">
            <text:p>0.5609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8613">
            <text:p>62.8613</text:p>
          </table:table-cell>
          <table:table-cell office:value-type="float" office:value="0.329071">
            <text:p>0.329071</text:p>
          </table:table-cell>
          <table:table-cell office:value-type="float" office:value="179.671">
            <text:p>179.671</text:p>
          </table:table-cell>
          <table:table-cell office:value-type="float" office:value="0.561128">
            <text:p>0.5611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9714">
            <text:p>62.9714</text:p>
          </table:table-cell>
          <table:table-cell office:value-type="float" office:value="0.330292">
            <text:p>0.330292</text:p>
          </table:table-cell>
          <table:table-cell office:value-type="float" office:value="179.67">
            <text:p>179.67</text:p>
          </table:table-cell>
          <table:table-cell office:value-type="float" office:value="0.562138">
            <text:p>0.5621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0825">
            <text:p>63.0825</text:p>
          </table:table-cell>
          <table:table-cell office:value-type="float" office:value="0.331528">
            <text:p>0.331528</text:p>
          </table:table-cell>
          <table:table-cell office:value-type="float" office:value="179.668">
            <text:p>179.668</text:p>
          </table:table-cell>
          <table:table-cell office:value-type="float" office:value="0.562548">
            <text:p>0.5625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1897">
            <text:p>63.1897</text:p>
          </table:table-cell>
          <table:table-cell office:value-type="float" office:value="0.332626">
            <text:p>0.332626</text:p>
          </table:table-cell>
          <table:table-cell office:value-type="float" office:value="179.667">
            <text:p>179.667</text:p>
          </table:table-cell>
          <table:table-cell office:value-type="float" office:value="0.562524">
            <text:p>0.56252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3401">
            <text:p>63.3401</text:p>
          </table:table-cell>
          <table:table-cell office:value-type="float" office:value="0.334412">
            <text:p>0.334412</text:p>
          </table:table-cell>
          <table:table-cell office:value-type="float" office:value="179.666">
            <text:p>179.666</text:p>
          </table:table-cell>
          <table:table-cell office:value-type="float" office:value="0.562679">
            <text:p>0.5626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4512">
            <text:p>63.4512</text:p>
          </table:table-cell>
          <table:table-cell office:value-type="float" office:value="0.335617">
            <text:p>0.335617</text:p>
          </table:table-cell>
          <table:table-cell office:value-type="float" office:value="179.664">
            <text:p>179.664</text:p>
          </table:table-cell>
          <table:table-cell office:value-type="float" office:value="0.563516">
            <text:p>0.5635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561">
            <text:p>63.561</text:p>
          </table:table-cell>
          <table:table-cell office:value-type="float" office:value="0.337082">
            <text:p>0.337082</text:p>
          </table:table-cell>
          <table:table-cell office:value-type="float" office:value="179.663">
            <text:p>179.663</text:p>
          </table:table-cell>
          <table:table-cell office:value-type="float" office:value="0.5639">
            <text:p>0.56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6724">
            <text:p>63.6724</text:p>
          </table:table-cell>
          <table:table-cell office:value-type="float" office:value="0.338547">
            <text:p>0.338547</text:p>
          </table:table-cell>
          <table:table-cell office:value-type="float" office:value="179.661">
            <text:p>179.661</text:p>
          </table:table-cell>
          <table:table-cell office:value-type="float" office:value="0.564164">
            <text:p>0.5641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7769">
            <text:p>63.7769</text:p>
          </table:table-cell>
          <table:table-cell office:value-type="float" office:value="0.339951">
            <text:p>0.339951</text:p>
          </table:table-cell>
          <table:table-cell office:value-type="float" office:value="179.66">
            <text:p>179.66</text:p>
          </table:table-cell>
          <table:table-cell office:value-type="float" office:value="0.564146">
            <text:p>0.5641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8916">
            <text:p>63.8916</text:p>
          </table:table-cell>
          <table:table-cell office:value-type="float" office:value="0.341476">
            <text:p>0.341476</text:p>
          </table:table-cell>
          <table:table-cell office:value-type="float" office:value="179.659">
            <text:p>179.659</text:p>
          </table:table-cell>
          <table:table-cell office:value-type="float" office:value="0.564709">
            <text:p>0.5647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999">
            <text:p>63.999</text:p>
          </table:table-cell>
          <table:table-cell office:value-type="float" office:value="0.342957">
            <text:p>0.342957</text:p>
          </table:table-cell>
          <table:table-cell office:value-type="float" office:value="179.657">
            <text:p>179.657</text:p>
          </table:table-cell>
          <table:table-cell office:value-type="float" office:value="0.565196">
            <text:p>0.5651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0996">
            <text:p>64.0996</text:p>
          </table:table-cell>
          <table:table-cell office:value-type="float" office:value="0.344162">
            <text:p>0.344162</text:p>
          </table:table-cell>
          <table:table-cell office:value-type="float" office:value="179.656">
            <text:p>179.656</text:p>
          </table:table-cell>
          <table:table-cell office:value-type="float" office:value="0.564366">
            <text:p>0.5643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2">
            <text:p>64.2</text:p>
          </table:table-cell>
          <table:table-cell office:value-type="float" office:value="0.345566">
            <text:p>0.345566</text:p>
          </table:table-cell>
          <table:table-cell office:value-type="float" office:value="179.654">
            <text:p>179.654</text:p>
          </table:table-cell>
          <table:table-cell office:value-type="float" office:value="0.565426">
            <text:p>0.5654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3069">
            <text:p>64.3069</text:p>
          </table:table-cell>
          <table:table-cell office:value-type="float" office:value="0.346909">
            <text:p>0.346909</text:p>
          </table:table-cell>
          <table:table-cell office:value-type="float" office:value="179.653">
            <text:p>179.653</text:p>
          </table:table-cell>
          <table:table-cell office:value-type="float" office:value="0.565645">
            <text:p>0.5656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416">
            <text:p>64.416</text:p>
          </table:table-cell>
          <table:table-cell office:value-type="float" office:value="0.348541">
            <text:p>0.348541</text:p>
          </table:table-cell>
          <table:table-cell office:value-type="float" office:value="179.651">
            <text:p>179.651</text:p>
          </table:table-cell>
          <table:table-cell office:value-type="float" office:value="0.566486">
            <text:p>0.5664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5264">
            <text:p>64.5264</text:p>
          </table:table-cell>
          <table:table-cell office:value-type="float" office:value="0.350067">
            <text:p>0.350067</text:p>
          </table:table-cell>
          <table:table-cell office:value-type="float" office:value="179.65">
            <text:p>179.65</text:p>
          </table:table-cell>
          <table:table-cell office:value-type="float" office:value="0.566495">
            <text:p>0.5664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6343">
            <text:p>64.6343</text:p>
          </table:table-cell>
          <table:table-cell office:value-type="float" office:value="0.351562">
            <text:p>0.351562</text:p>
          </table:table-cell>
          <table:table-cell office:value-type="float" office:value="179.648">
            <text:p>179.648</text:p>
          </table:table-cell>
          <table:table-cell office:value-type="float" office:value="0.566632">
            <text:p>0.5666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7363">
            <text:p>64.7363</text:p>
          </table:table-cell>
          <table:table-cell office:value-type="float" office:value="0.353134">
            <text:p>0.353134</text:p>
          </table:table-cell>
          <table:table-cell office:value-type="float" office:value="179.647">
            <text:p>179.647</text:p>
          </table:table-cell>
          <table:table-cell office:value-type="float" office:value="0.567057">
            <text:p>0.5670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8401">
            <text:p>64.8401</text:p>
          </table:table-cell>
          <table:table-cell office:value-type="float" office:value="0.354645">
            <text:p>0.354645</text:p>
          </table:table-cell>
          <table:table-cell office:value-type="float" office:value="179.645">
            <text:p>179.645</text:p>
          </table:table-cell>
          <table:table-cell office:value-type="float" office:value="0.567317">
            <text:p>0.5673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9502">
            <text:p>64.9502</text:p>
          </table:table-cell>
          <table:table-cell office:value-type="float" office:value="0.35643">
            <text:p>0.35643</text:p>
          </table:table-cell>
          <table:table-cell office:value-type="float" office:value="179.644">
            <text:p>179.644</text:p>
          </table:table-cell>
          <table:table-cell office:value-type="float" office:value="0.568057">
            <text:p>0.5680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0603">
            <text:p>65.0603</text:p>
          </table:table-cell>
          <table:table-cell office:value-type="float" office:value="0.35791">
            <text:p>0.35791</text:p>
          </table:table-cell>
          <table:table-cell office:value-type="float" office:value="179.642">
            <text:p>179.642</text:p>
          </table:table-cell>
          <table:table-cell office:value-type="float" office:value="0.567777">
            <text:p>0.5677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1748">
            <text:p>65.1748</text:p>
          </table:table-cell>
          <table:table-cell office:value-type="float" office:value="0.359619">
            <text:p>0.359619</text:p>
          </table:table-cell>
          <table:table-cell office:value-type="float" office:value="179.64">
            <text:p>179.64</text:p>
          </table:table-cell>
          <table:table-cell office:value-type="float" office:value="0.568492">
            <text:p>0.5684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2766">
            <text:p>65.2766</text:p>
          </table:table-cell>
          <table:table-cell office:value-type="float" office:value="0.361023">
            <text:p>0.361023</text:p>
          </table:table-cell>
          <table:table-cell office:value-type="float" office:value="179.639">
            <text:p>179.639</text:p>
          </table:table-cell>
          <table:table-cell office:value-type="float" office:value="0.567945">
            <text:p>0.5679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3884">
            <text:p>65.3884</text:p>
          </table:table-cell>
          <table:table-cell office:value-type="float" office:value="0.362427">
            <text:p>0.362427</text:p>
          </table:table-cell>
          <table:table-cell office:value-type="float" office:value="179.638">
            <text:p>179.638</text:p>
          </table:table-cell>
          <table:table-cell office:value-type="float" office:value="0.568209">
            <text:p>0.5682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4895">
            <text:p>65.4895</text:p>
          </table:table-cell>
          <table:table-cell office:value-type="float" office:value="0.363953">
            <text:p>0.363953</text:p>
          </table:table-cell>
          <table:table-cell office:value-type="float" office:value="179.636">
            <text:p>179.636</text:p>
          </table:table-cell>
          <table:table-cell office:value-type="float" office:value="0.569008">
            <text:p>0.56900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6416">
            <text:p>65.6416</text:p>
          </table:table-cell>
          <table:table-cell office:value-type="float" office:value="0.36615">
            <text:p>0.36615</text:p>
          </table:table-cell>
          <table:table-cell office:value-type="float" office:value="179.634">
            <text:p>179.634</text:p>
          </table:table-cell>
          <table:table-cell office:value-type="float" office:value="0.569388">
            <text:p>0.5693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7444">
            <text:p>65.7444</text:p>
          </table:table-cell>
          <table:table-cell office:value-type="float" office:value="0.367615">
            <text:p>0.367615</text:p>
          </table:table-cell>
          <table:table-cell office:value-type="float" office:value="179.632">
            <text:p>179.632</text:p>
          </table:table-cell>
          <table:table-cell office:value-type="float" office:value="0.569905">
            <text:p>0.5699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8501">
            <text:p>65.8501</text:p>
          </table:table-cell>
          <table:table-cell office:value-type="float" office:value="0.369034">
            <text:p>0.369034</text:p>
          </table:table-cell>
          <table:table-cell office:value-type="float" office:value="179.631">
            <text:p>179.631</text:p>
          </table:table-cell>
          <table:table-cell office:value-type="float" office:value="0.569384">
            <text:p>0.5693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9514">
            <text:p>65.9514</text:p>
          </table:table-cell>
          <table:table-cell office:value-type="float" office:value="0.370483">
            <text:p>0.370483</text:p>
          </table:table-cell>
          <table:table-cell office:value-type="float" office:value="179.63">
            <text:p>179.63</text:p>
          </table:table-cell>
          <table:table-cell office:value-type="float" office:value="0.569912">
            <text:p>0.5699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0583">
            <text:p>66.0583</text:p>
          </table:table-cell>
          <table:table-cell office:value-type="float" office:value="0.37207">
            <text:p>0.37207</text:p>
          </table:table-cell>
          <table:table-cell office:value-type="float" office:value="179.628">
            <text:p>179.628</text:p>
          </table:table-cell>
          <table:table-cell office:value-type="float" office:value="0.570198">
            <text:p>0.5701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1653">
            <text:p>66.1653</text:p>
          </table:table-cell>
          <table:table-cell office:value-type="float" office:value="0.37355">
            <text:p>0.37355</text:p>
          </table:table-cell>
          <table:table-cell office:value-type="float" office:value="179.626">
            <text:p>179.626</text:p>
          </table:table-cell>
          <table:table-cell office:value-type="float" office:value="0.570933">
            <text:p>0.5709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2673">
            <text:p>66.2673</text:p>
          </table:table-cell>
          <table:table-cell office:value-type="float" office:value="0.374847">
            <text:p>0.374847</text:p>
          </table:table-cell>
          <table:table-cell office:value-type="float" office:value="179.625">
            <text:p>179.625</text:p>
          </table:table-cell>
          <table:table-cell office:value-type="float" office:value="0.570231">
            <text:p>0.5702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3765">
            <text:p>66.3765</text:p>
          </table:table-cell>
          <table:table-cell office:value-type="float" office:value="0.376175">
            <text:p>0.376175</text:p>
          </table:table-cell>
          <table:table-cell office:value-type="float" office:value="179.624">
            <text:p>179.624</text:p>
          </table:table-cell>
          <table:table-cell office:value-type="float" office:value="0.570907">
            <text:p>0.5709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4846">
            <text:p>66.4846</text:p>
          </table:table-cell>
          <table:table-cell office:value-type="float" office:value="0.37764">
            <text:p>0.37764</text:p>
          </table:table-cell>
          <table:table-cell office:value-type="float" office:value="179.622">
            <text:p>179.622</text:p>
          </table:table-cell>
          <table:table-cell office:value-type="float" office:value="0.570713">
            <text:p>0.5707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5962">
            <text:p>66.5962</text:p>
          </table:table-cell>
          <table:table-cell office:value-type="float" office:value="0.379288">
            <text:p>0.379288</text:p>
          </table:table-cell>
          <table:table-cell office:value-type="float" office:value="179.621">
            <text:p>179.621</text:p>
          </table:table-cell>
          <table:table-cell office:value-type="float" office:value="0.57178">
            <text:p>0.571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7463">
            <text:p>66.7463</text:p>
          </table:table-cell>
          <table:table-cell office:value-type="float" office:value="0.381287">
            <text:p>0.381287</text:p>
          </table:table-cell>
          <table:table-cell office:value-type="float" office:value="179.619">
            <text:p>179.619</text:p>
          </table:table-cell>
          <table:table-cell office:value-type="float" office:value="0.571321">
            <text:p>0.5713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8562">
            <text:p>66.8562</text:p>
          </table:table-cell>
          <table:table-cell office:value-type="float" office:value="0.382751">
            <text:p>0.382751</text:p>
          </table:table-cell>
          <table:table-cell office:value-type="float" office:value="179.617">
            <text:p>179.617</text:p>
          </table:table-cell>
          <table:table-cell office:value-type="float" office:value="0.572119">
            <text:p>0.5721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9658">
            <text:p>66.9658</text:p>
          </table:table-cell>
          <table:table-cell office:value-type="float" office:value="0.384033">
            <text:p>0.384033</text:p>
          </table:table-cell>
          <table:table-cell office:value-type="float" office:value="179.616">
            <text:p>179.616</text:p>
          </table:table-cell>
          <table:table-cell office:value-type="float" office:value="0.571828">
            <text:p>0.5718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0732">
            <text:p>67.0732</text:p>
          </table:table-cell>
          <table:table-cell office:value-type="float" office:value="0.385315">
            <text:p>0.385315</text:p>
          </table:table-cell>
          <table:table-cell office:value-type="float" office:value="179.615">
            <text:p>179.615</text:p>
          </table:table-cell>
          <table:table-cell office:value-type="float" office:value="0.572312">
            <text:p>0.5723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2224">
            <text:p>67.2224</text:p>
          </table:table-cell>
          <table:table-cell office:value-type="float" office:value="0.387329">
            <text:p>0.387329</text:p>
          </table:table-cell>
          <table:table-cell office:value-type="float" office:value="179.613">
            <text:p>179.613</text:p>
          </table:table-cell>
          <table:table-cell office:value-type="float" office:value="0.572133">
            <text:p>0.5721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3269">
            <text:p>67.3269</text:p>
          </table:table-cell>
          <table:table-cell office:value-type="float" office:value="0.388641">
            <text:p>0.388641</text:p>
          </table:table-cell>
          <table:table-cell office:value-type="float" office:value="179.611">
            <text:p>179.611</text:p>
          </table:table-cell>
          <table:table-cell office:value-type="float" office:value="0.572783">
            <text:p>0.5727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4321">
            <text:p>67.4321</text:p>
          </table:table-cell>
          <table:table-cell office:value-type="float" office:value="0.389938">
            <text:p>0.389938</text:p>
          </table:table-cell>
          <table:table-cell office:value-type="float" office:value="179.61">
            <text:p>179.61</text:p>
          </table:table-cell>
          <table:table-cell office:value-type="float" office:value="0.573136">
            <text:p>0.5731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5425">
            <text:p>67.5425</text:p>
          </table:table-cell>
          <table:table-cell office:value-type="float" office:value="0.391235">
            <text:p>0.391235</text:p>
          </table:table-cell>
          <table:table-cell office:value-type="float" office:value="179.609">
            <text:p>179.609</text:p>
          </table:table-cell>
          <table:table-cell office:value-type="float" office:value="0.573188">
            <text:p>0.5731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6531">
            <text:p>67.6531</text:p>
          </table:table-cell>
          <table:table-cell office:value-type="float" office:value="0.392487">
            <text:p>0.392487</text:p>
          </table:table-cell>
          <table:table-cell office:value-type="float" office:value="179.608">
            <text:p>179.608</text:p>
          </table:table-cell>
          <table:table-cell office:value-type="float" office:value="0.573341">
            <text:p>0.5733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76">
            <text:p>67.76</text:p>
          </table:table-cell>
          <table:table-cell office:value-type="float" office:value="0.393951">
            <text:p>0.393951</text:p>
          </table:table-cell>
          <table:table-cell office:value-type="float" office:value="179.606">
            <text:p>179.606</text:p>
          </table:table-cell>
          <table:table-cell office:value-type="float" office:value="0.574136">
            <text:p>0.5741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8694">
            <text:p>67.8694</text:p>
          </table:table-cell>
          <table:table-cell office:value-type="float" office:value="0.395111">
            <text:p>0.395111</text:p>
          </table:table-cell>
          <table:table-cell office:value-type="float" office:value="179.605">
            <text:p>179.605</text:p>
          </table:table-cell>
          <table:table-cell office:value-type="float" office:value="0.573797">
            <text:p>0.5737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979">
            <text:p>67.979</text:p>
          </table:table-cell>
          <table:table-cell office:value-type="float" office:value="0.396301">
            <text:p>0.396301</text:p>
          </table:table-cell>
          <table:table-cell office:value-type="float" office:value="179.604">
            <text:p>179.604</text:p>
          </table:table-cell>
          <table:table-cell office:value-type="float" office:value="0.57377">
            <text:p>0.573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0884">
            <text:p>68.0884</text:p>
          </table:table-cell>
          <table:table-cell office:value-type="float" office:value="0.397812">
            <text:p>0.397812</text:p>
          </table:table-cell>
          <table:table-cell office:value-type="float" office:value="179.602">
            <text:p>179.602</text:p>
          </table:table-cell>
          <table:table-cell office:value-type="float" office:value="0.574839">
            <text:p>0.5748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199">
            <text:p>68.199</text:p>
          </table:table-cell>
          <table:table-cell office:value-type="float" office:value="0.399323">
            <text:p>0.399323</text:p>
          </table:table-cell>
          <table:table-cell office:value-type="float" office:value="179.601">
            <text:p>179.601</text:p>
          </table:table-cell>
          <table:table-cell office:value-type="float" office:value="0.575356">
            <text:p>0.57535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3113">
            <text:p>68.3113</text:p>
          </table:table-cell>
          <table:table-cell office:value-type="float" office:value="0.400528">
            <text:p>0.400528</text:p>
          </table:table-cell>
          <table:table-cell office:value-type="float" office:value="179.599">
            <text:p>179.599</text:p>
          </table:table-cell>
          <table:table-cell office:value-type="float" office:value="0.574477">
            <text:p>0.5744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4216">
            <text:p>68.4216</text:p>
          </table:table-cell>
          <table:table-cell office:value-type="float" office:value="0.401733">
            <text:p>0.401733</text:p>
          </table:table-cell>
          <table:table-cell office:value-type="float" office:value="179.598">
            <text:p>179.598</text:p>
          </table:table-cell>
          <table:table-cell office:value-type="float" office:value="0.574503">
            <text:p>0.5745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5332">
            <text:p>68.5332</text:p>
          </table:table-cell>
          <table:table-cell office:value-type="float" office:value="0.402832">
            <text:p>0.402832</text:p>
          </table:table-cell>
          <table:table-cell office:value-type="float" office:value="179.597">
            <text:p>179.597</text:p>
          </table:table-cell>
          <table:table-cell office:value-type="float" office:value="0.574928">
            <text:p>0.5749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6428">
            <text:p>68.6428</text:p>
          </table:table-cell>
          <table:table-cell office:value-type="float" office:value="0.403931">
            <text:p>0.403931</text:p>
          </table:table-cell>
          <table:table-cell office:value-type="float" office:value="179.596">
            <text:p>179.596</text:p>
          </table:table-cell>
          <table:table-cell office:value-type="float" office:value="0.575127">
            <text:p>0.5751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7576">
            <text:p>68.7576</text:p>
          </table:table-cell>
          <table:table-cell office:value-type="float" office:value="0.40509">
            <text:p>0.40509</text:p>
          </table:table-cell>
          <table:table-cell office:value-type="float" office:value="179.595">
            <text:p>179.595</text:p>
          </table:table-cell>
          <table:table-cell office:value-type="float" office:value="0.575121">
            <text:p>0.5751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8677">
            <text:p>68.8677</text:p>
          </table:table-cell>
          <table:table-cell office:value-type="float" office:value="0.406189">
            <text:p>0.406189</text:p>
          </table:table-cell>
          <table:table-cell office:value-type="float" office:value="179.594">
            <text:p>179.594</text:p>
          </table:table-cell>
          <table:table-cell office:value-type="float" office:value="0.576011">
            <text:p>0.5760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981">
            <text:p>68.981</text:p>
          </table:table-cell>
          <table:table-cell office:value-type="float" office:value="0.407288">
            <text:p>0.407288</text:p>
          </table:table-cell>
          <table:table-cell office:value-type="float" office:value="179.593">
            <text:p>179.593</text:p>
          </table:table-cell>
          <table:table-cell office:value-type="float" office:value="0.575971">
            <text:p>0.5759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0925">
            <text:p>69.0925</text:p>
          </table:table-cell>
          <table:table-cell office:value-type="float" office:value="0.40834">
            <text:p>0.40834</text:p>
          </table:table-cell>
          <table:table-cell office:value-type="float" office:value="179.592">
            <text:p>179.592</text:p>
          </table:table-cell>
          <table:table-cell office:value-type="float" office:value="0.575669">
            <text:p>0.5756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2">
            <text:p>69.2</text:p>
          </table:table-cell>
          <table:table-cell office:value-type="float" office:value="0.409439">
            <text:p>0.409439</text:p>
          </table:table-cell>
          <table:table-cell office:value-type="float" office:value="179.591">
            <text:p>179.591</text:p>
          </table:table-cell>
          <table:table-cell office:value-type="float" office:value="0.575862">
            <text:p>0.5758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3069">
            <text:p>69.3069</text:p>
          </table:table-cell>
          <table:table-cell office:value-type="float" office:value="0.410538">
            <text:p>0.410538</text:p>
          </table:table-cell>
          <table:table-cell office:value-type="float" office:value="179.589">
            <text:p>179.589</text:p>
          </table:table-cell>
          <table:table-cell office:value-type="float" office:value="0.576568">
            <text:p>0.5765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4146">
            <text:p>69.4146</text:p>
          </table:table-cell>
          <table:table-cell office:value-type="float" office:value="0.411575">
            <text:p>0.411575</text:p>
          </table:table-cell>
          <table:table-cell office:value-type="float" office:value="179.588">
            <text:p>179.588</text:p>
          </table:table-cell>
          <table:table-cell office:value-type="float" office:value="0.575959">
            <text:p>0.5759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5259">
            <text:p>69.5259</text:p>
          </table:table-cell>
          <table:table-cell office:value-type="float" office:value="0.412659">
            <text:p>0.412659</text:p>
          </table:table-cell>
          <table:table-cell office:value-type="float" office:value="179.587">
            <text:p>179.587</text:p>
          </table:table-cell>
          <table:table-cell office:value-type="float" office:value="0.576451">
            <text:p>0.5764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636">
            <text:p>69.636</text:p>
          </table:table-cell>
          <table:table-cell office:value-type="float" office:value="0.413544">
            <text:p>0.413544</text:p>
          </table:table-cell>
          <table:table-cell office:value-type="float" office:value="179.586">
            <text:p>179.586</text:p>
          </table:table-cell>
          <table:table-cell office:value-type="float" office:value="0.576327">
            <text:p>0.5763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7483">
            <text:p>69.7483</text:p>
          </table:table-cell>
          <table:table-cell office:value-type="float" office:value="0.41452">
            <text:p>0.41452</text:p>
          </table:table-cell>
          <table:table-cell office:value-type="float" office:value="179.585">
            <text:p>179.585</text:p>
          </table:table-cell>
          <table:table-cell office:value-type="float" office:value="0.576763">
            <text:p>0.5767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8586">
            <text:p>69.8586</text:p>
          </table:table-cell>
          <table:table-cell office:value-type="float" office:value="0.415344">
            <text:p>0.415344</text:p>
          </table:table-cell>
          <table:table-cell office:value-type="float" office:value="179.585">
            <text:p>179.585</text:p>
          </table:table-cell>
          <table:table-cell office:value-type="float" office:value="0.576275">
            <text:p>0.5762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9705">
            <text:p>69.9705</text:p>
          </table:table-cell>
          <table:table-cell office:value-type="float" office:value="0.416382">
            <text:p>0.416382</text:p>
          </table:table-cell>
          <table:table-cell office:value-type="float" office:value="179.584">
            <text:p>179.584</text:p>
          </table:table-cell>
          <table:table-cell office:value-type="float" office:value="0.577111">
            <text:p>0.5771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0793">
            <text:p>70.0793</text:p>
          </table:table-cell>
          <table:table-cell office:value-type="float" office:value="0.417221">
            <text:p>0.417221</text:p>
          </table:table-cell>
          <table:table-cell office:value-type="float" office:value="179.583">
            <text:p>179.583</text:p>
          </table:table-cell>
          <table:table-cell office:value-type="float" office:value="0.576917">
            <text:p>0.5769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1899">
            <text:p>70.1899</text:p>
          </table:table-cell>
          <table:table-cell office:value-type="float" office:value="0.418121">
            <text:p>0.418121</text:p>
          </table:table-cell>
          <table:table-cell office:value-type="float" office:value="179.582">
            <text:p>179.582</text:p>
          </table:table-cell>
          <table:table-cell office:value-type="float" office:value="0.577153">
            <text:p>0.5771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3015">
            <text:p>70.3015</text:p>
          </table:table-cell>
          <table:table-cell office:value-type="float" office:value="0.419189">
            <text:p>0.419189</text:p>
          </table:table-cell>
          <table:table-cell office:value-type="float" office:value="179.581">
            <text:p>179.581</text:p>
          </table:table-cell>
          <table:table-cell office:value-type="float" office:value="0.577745">
            <text:p>0.5777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4104">
            <text:p>70.4104</text:p>
          </table:table-cell>
          <table:table-cell office:value-type="float" office:value="0.420288">
            <text:p>0.420288</text:p>
          </table:table-cell>
          <table:table-cell office:value-type="float" office:value="179.58">
            <text:p>179.58</text:p>
          </table:table-cell>
          <table:table-cell office:value-type="float" office:value="0.578071">
            <text:p>0.5780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5215">
            <text:p>70.5215</text:p>
          </table:table-cell>
          <table:table-cell office:value-type="float" office:value="0.421463">
            <text:p>0.421463</text:p>
          </table:table-cell>
          <table:table-cell office:value-type="float" office:value="179.579">
            <text:p>179.579</text:p>
          </table:table-cell>
          <table:table-cell office:value-type="float" office:value="0.578839">
            <text:p>0.5788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6318">
            <text:p>70.6318</text:p>
          </table:table-cell>
          <table:table-cell office:value-type="float" office:value="0.422394">
            <text:p>0.422394</text:p>
          </table:table-cell>
          <table:table-cell office:value-type="float" office:value="179.578">
            <text:p>179.578</text:p>
          </table:table-cell>
          <table:table-cell office:value-type="float" office:value="0.578415">
            <text:p>0.5784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7422">
            <text:p>70.7422</text:p>
          </table:table-cell>
          <table:table-cell office:value-type="float" office:value="0.423447">
            <text:p>0.423447</text:p>
          </table:table-cell>
          <table:table-cell office:value-type="float" office:value="179.577">
            <text:p>179.577</text:p>
          </table:table-cell>
          <table:table-cell office:value-type="float" office:value="0.578628">
            <text:p>0.5786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854">
            <text:p>70.854</text:p>
          </table:table-cell>
          <table:table-cell office:value-type="float" office:value="0.424301">
            <text:p>0.424301</text:p>
          </table:table-cell>
          <table:table-cell office:value-type="float" office:value="179.576">
            <text:p>179.576</text:p>
          </table:table-cell>
          <table:table-cell office:value-type="float" office:value="0.578257">
            <text:p>0.5782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9658">
            <text:p>70.9658</text:p>
          </table:table-cell>
          <table:table-cell office:value-type="float" office:value="0.425156">
            <text:p>0.425156</text:p>
          </table:table-cell>
          <table:table-cell office:value-type="float" office:value="179.575">
            <text:p>179.575</text:p>
          </table:table-cell>
          <table:table-cell office:value-type="float" office:value="0.578176">
            <text:p>0.5781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0664">
            <text:p>71.0664</text:p>
          </table:table-cell>
          <table:table-cell office:value-type="float" office:value="0.42598">
            <text:p>0.42598</text:p>
          </table:table-cell>
          <table:table-cell office:value-type="float" office:value="179.574">
            <text:p>179.574</text:p>
          </table:table-cell>
          <table:table-cell office:value-type="float" office:value="0.578423">
            <text:p>0.5784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1665">
            <text:p>71.1665</text:p>
          </table:table-cell>
          <table:table-cell office:value-type="float" office:value="0.426712">
            <text:p>0.426712</text:p>
          </table:table-cell>
          <table:table-cell office:value-type="float" office:value="179.573">
            <text:p>179.573</text:p>
          </table:table-cell>
          <table:table-cell office:value-type="float" office:value="0.578421">
            <text:p>0.5784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2676">
            <text:p>71.2676</text:p>
          </table:table-cell>
          <table:table-cell office:value-type="float" office:value="0.427505">
            <text:p>0.427505</text:p>
          </table:table-cell>
          <table:table-cell office:value-type="float" office:value="179.572">
            <text:p>179.572</text:p>
          </table:table-cell>
          <table:table-cell office:value-type="float" office:value="0.578566">
            <text:p>0.5785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3801">
            <text:p>71.3801</text:p>
          </table:table-cell>
          <table:table-cell office:value-type="float" office:value="0.428436">
            <text:p>0.428436</text:p>
          </table:table-cell>
          <table:table-cell office:value-type="float" office:value="179.572">
            <text:p>179.572</text:p>
          </table:table-cell>
          <table:table-cell office:value-type="float" office:value="0.579138">
            <text:p>0.5791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4854">
            <text:p>71.4854</text:p>
          </table:table-cell>
          <table:table-cell office:value-type="float" office:value="0.429047">
            <text:p>0.429047</text:p>
          </table:table-cell>
          <table:table-cell office:value-type="float" office:value="179.571">
            <text:p>179.571</text:p>
          </table:table-cell>
          <table:table-cell office:value-type="float" office:value="0.578572">
            <text:p>0.5785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5959">
            <text:p>71.5959</text:p>
          </table:table-cell>
          <table:table-cell office:value-type="float" office:value="0.429718">
            <text:p>0.429718</text:p>
          </table:table-cell>
          <table:table-cell office:value-type="float" office:value="179.57">
            <text:p>179.57</text:p>
          </table:table-cell>
          <table:table-cell office:value-type="float" office:value="0.57895">
            <text:p>0.578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7051">
            <text:p>71.7051</text:p>
          </table:table-cell>
          <table:table-cell office:value-type="float" office:value="0.430389">
            <text:p>0.430389</text:p>
          </table:table-cell>
          <table:table-cell office:value-type="float" office:value="179.57">
            <text:p>179.57</text:p>
          </table:table-cell>
          <table:table-cell office:value-type="float" office:value="0.578827">
            <text:p>0.5788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8098">
            <text:p>71.8098</text:p>
          </table:table-cell>
          <table:table-cell office:value-type="float" office:value="0.431061">
            <text:p>0.431061</text:p>
          </table:table-cell>
          <table:table-cell office:value-type="float" office:value="179.569">
            <text:p>179.569</text:p>
          </table:table-cell>
          <table:table-cell office:value-type="float" office:value="0.578947">
            <text:p>0.5789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9221">
            <text:p>71.9221</text:p>
          </table:table-cell>
          <table:table-cell office:value-type="float" office:value="0.43161">
            <text:p>0.43161</text:p>
          </table:table-cell>
          <table:table-cell office:value-type="float" office:value="179.568">
            <text:p>179.568</text:p>
          </table:table-cell>
          <table:table-cell office:value-type="float" office:value="0.579018">
            <text:p>0.5790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072">
            <text:p>72.072</text:p>
          </table:table-cell>
          <table:table-cell office:value-type="float" office:value="0.432419">
            <text:p>0.432419</text:p>
          </table:table-cell>
          <table:table-cell office:value-type="float" office:value="179.568">
            <text:p>179.568</text:p>
          </table:table-cell>
          <table:table-cell office:value-type="float" office:value="0.578776">
            <text:p>0.5787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1726">
            <text:p>72.1726</text:p>
          </table:table-cell>
          <table:table-cell office:value-type="float" office:value="0.432983">
            <text:p>0.432983</text:p>
          </table:table-cell>
          <table:table-cell office:value-type="float" office:value="179.567">
            <text:p>179.567</text:p>
          </table:table-cell>
          <table:table-cell office:value-type="float" office:value="0.579544">
            <text:p>0.5795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3269">
            <text:p>72.3269</text:p>
          </table:table-cell>
          <table:table-cell office:value-type="float" office:value="0.433594">
            <text:p>0.433594</text:p>
          </table:table-cell>
          <table:table-cell office:value-type="float" office:value="179.566">
            <text:p>179.566</text:p>
          </table:table-cell>
          <table:table-cell office:value-type="float" office:value="0.578841">
            <text:p>0.5788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4368">
            <text:p>72.4368</text:p>
          </table:table-cell>
          <table:table-cell office:value-type="float" office:value="0.434067">
            <text:p>0.434067</text:p>
          </table:table-cell>
          <table:table-cell office:value-type="float" office:value="179.566">
            <text:p>179.566</text:p>
          </table:table-cell>
          <table:table-cell office:value-type="float" office:value="0.579142">
            <text:p>0.5791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5469">
            <text:p>72.5469</text:p>
          </table:table-cell>
          <table:table-cell office:value-type="float" office:value="0.434662">
            <text:p>0.434662</text:p>
          </table:table-cell>
          <table:table-cell office:value-type="float" office:value="179.565">
            <text:p>179.565</text:p>
          </table:table-cell>
          <table:table-cell office:value-type="float" office:value="0.579518">
            <text:p>0.5795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6577">
            <text:p>72.6577</text:p>
          </table:table-cell>
          <table:table-cell office:value-type="float" office:value="0.435028">
            <text:p>0.435028</text:p>
          </table:table-cell>
          <table:table-cell office:value-type="float" office:value="179.565">
            <text:p>179.565</text:p>
          </table:table-cell>
          <table:table-cell office:value-type="float" office:value="0.579594">
            <text:p>0.5795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7671">
            <text:p>72.7671</text:p>
          </table:table-cell>
          <table:table-cell office:value-type="float" office:value="0.435394">
            <text:p>0.435394</text:p>
          </table:table-cell>
          <table:table-cell office:value-type="float" office:value="179.565">
            <text:p>179.565</text:p>
          </table:table-cell>
          <table:table-cell office:value-type="float" office:value="0.579178">
            <text:p>0.5791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8762">
            <text:p>72.8762</text:p>
          </table:table-cell>
          <table:table-cell office:value-type="float" office:value="0.435699">
            <text:p>0.435699</text:p>
          </table:table-cell>
          <table:table-cell office:value-type="float" office:value="179.564">
            <text:p>179.564</text:p>
          </table:table-cell>
          <table:table-cell office:value-type="float" office:value="0.57922">
            <text:p>0.579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9861">
            <text:p>72.9861</text:p>
          </table:table-cell>
          <table:table-cell office:value-type="float" office:value="0.436005">
            <text:p>0.436005</text:p>
          </table:table-cell>
          <table:table-cell office:value-type="float" office:value="179.564">
            <text:p>179.564</text:p>
          </table:table-cell>
          <table:table-cell office:value-type="float" office:value="0.57903">
            <text:p>0.579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0896">
            <text:p>73.0896</text:p>
          </table:table-cell>
          <table:table-cell office:value-type="float" office:value="0.436249">
            <text:p>0.436249</text:p>
          </table:table-cell>
          <table:table-cell office:value-type="float" office:value="179.564">
            <text:p>179.564</text:p>
          </table:table-cell>
          <table:table-cell office:value-type="float" office:value="0.57879">
            <text:p>0.578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1973">
            <text:p>73.1973</text:p>
          </table:table-cell>
          <table:table-cell office:value-type="float" office:value="0.436554">
            <text:p>0.436554</text:p>
          </table:table-cell>
          <table:table-cell office:value-type="float" office:value="179.563">
            <text:p>179.563</text:p>
          </table:table-cell>
          <table:table-cell office:value-type="float" office:value="0.579138">
            <text:p>0.5791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3022">
            <text:p>73.3022</text:p>
          </table:table-cell>
          <table:table-cell office:value-type="float" office:value="0.43692">
            <text:p>0.43692</text:p>
          </table:table-cell>
          <table:table-cell office:value-type="float" office:value="179.563">
            <text:p>179.563</text:p>
          </table:table-cell>
          <table:table-cell office:value-type="float" office:value="0.5797">
            <text:p>0.57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4175">
            <text:p>73.4175</text:p>
          </table:table-cell>
          <table:table-cell office:value-type="float" office:value="0.436981">
            <text:p>0.436981</text:p>
          </table:table-cell>
          <table:table-cell office:value-type="float" office:value="179.563">
            <text:p>179.563</text:p>
          </table:table-cell>
          <table:table-cell office:value-type="float" office:value="0.578692">
            <text:p>0.5786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5271">
            <text:p>73.5271</text:p>
          </table:table-cell>
          <table:table-cell office:value-type="float" office:value="0.437225">
            <text:p>0.437225</text:p>
          </table:table-cell>
          <table:table-cell office:value-type="float" office:value="179.563">
            <text:p>179.563</text:p>
          </table:table-cell>
          <table:table-cell office:value-type="float" office:value="0.579008">
            <text:p>0.57900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6765">
            <text:p>73.6765</text:p>
          </table:table-cell>
          <table:table-cell office:value-type="float" office:value="0.437347">
            <text:p>0.437347</text:p>
          </table:table-cell>
          <table:table-cell office:value-type="float" office:value="179.563">
            <text:p>179.563</text:p>
          </table:table-cell>
          <table:table-cell office:value-type="float" office:value="0.578991">
            <text:p>0.5789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7849">
            <text:p>73.7849</text:p>
          </table:table-cell>
          <table:table-cell office:value-type="float" office:value="0.437592">
            <text:p>0.437592</text:p>
          </table:table-cell>
          <table:table-cell office:value-type="float" office:value="179.562">
            <text:p>179.562</text:p>
          </table:table-cell>
          <table:table-cell office:value-type="float" office:value="0.579304">
            <text:p>0.5793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8958">
            <text:p>73.8958</text:p>
          </table:table-cell>
          <table:table-cell office:value-type="float" office:value="0.437714">
            <text:p>0.437714</text:p>
          </table:table-cell>
          <table:table-cell office:value-type="float" office:value="179.562">
            <text:p>179.562</text:p>
          </table:table-cell>
          <table:table-cell office:value-type="float" office:value="0.578821">
            <text:p>0.5788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0054">
            <text:p>74.0054</text:p>
          </table:table-cell>
          <table:table-cell office:value-type="float" office:value="0.43779">
            <text:p>0.43779</text:p>
          </table:table-cell>
          <table:table-cell office:value-type="float" office:value="179.562">
            <text:p>179.562</text:p>
          </table:table-cell>
          <table:table-cell office:value-type="float" office:value="0.578814">
            <text:p>0.57881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1162">
            <text:p>74.1162</text:p>
          </table:table-cell>
          <table:table-cell office:value-type="float" office:value="0.438034">
            <text:p>0.438034</text:p>
          </table:table-cell>
          <table:table-cell office:value-type="float" office:value="179.562">
            <text:p>179.562</text:p>
          </table:table-cell>
          <table:table-cell office:value-type="float" office:value="0.579382">
            <text:p>0.5793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2266">
            <text:p>74.2266</text:p>
          </table:table-cell>
          <table:table-cell office:value-type="float" office:value="0.438202">
            <text:p>0.438202</text:p>
          </table:table-cell>
          <table:table-cell office:value-type="float" office:value="179.562">
            <text:p>179.562</text:p>
          </table:table-cell>
          <table:table-cell office:value-type="float" office:value="0.579154">
            <text:p>0.5791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332">
            <text:p>74.332</text:p>
          </table:table-cell>
          <table:table-cell office:value-type="float" office:value="0.438354">
            <text:p>0.438354</text:p>
          </table:table-cell>
          <table:table-cell office:value-type="float" office:value="179.562">
            <text:p>179.562</text:p>
          </table:table-cell>
          <table:table-cell office:value-type="float" office:value="0.5793">
            <text:p>0.57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4377">
            <text:p>74.4377</text:p>
          </table:table-cell>
          <table:table-cell office:value-type="float" office:value="0.438599">
            <text:p>0.438599</text:p>
          </table:table-cell>
          <table:table-cell office:value-type="float" office:value="179.561">
            <text:p>179.561</text:p>
          </table:table-cell>
          <table:table-cell office:value-type="float" office:value="0.579485">
            <text:p>0.5794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5493">
            <text:p>74.5493</text:p>
          </table:table-cell>
          <table:table-cell office:value-type="float" office:value="0.438507">
            <text:p>0.438507</text:p>
          </table:table-cell>
          <table:table-cell office:value-type="float" office:value="179.561">
            <text:p>179.561</text:p>
          </table:table-cell>
          <table:table-cell office:value-type="float" office:value="0.578549">
            <text:p>0.5785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6567">
            <text:p>74.6567</text:p>
          </table:table-cell>
          <table:table-cell office:value-type="float" office:value="0.438538">
            <text:p>0.438538</text:p>
          </table:table-cell>
          <table:table-cell office:value-type="float" office:value="179.561">
            <text:p>179.561</text:p>
          </table:table-cell>
          <table:table-cell office:value-type="float" office:value="0.579071">
            <text:p>0.5790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7585">
            <text:p>74.7585</text:p>
          </table:table-cell>
          <table:table-cell office:value-type="float" office:value="0.43866">
            <text:p>0.43866</text:p>
          </table:table-cell>
          <table:table-cell office:value-type="float" office:value="179.561">
            <text:p>179.561</text:p>
          </table:table-cell>
          <table:table-cell office:value-type="float" office:value="0.578969">
            <text:p>0.5789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8701">
            <text:p>74.8701</text:p>
          </table:table-cell>
          <table:table-cell office:value-type="float" office:value="0.438553">
            <text:p>0.438553</text:p>
          </table:table-cell>
          <table:table-cell office:value-type="float" office:value="179.561">
            <text:p>179.561</text:p>
          </table:table-cell>
          <table:table-cell office:value-type="float" office:value="0.578915">
            <text:p>0.5789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9739">
            <text:p>74.9739</text:p>
          </table:table-cell>
          <table:table-cell office:value-type="float" office:value="0.438248">
            <text:p>0.438248</text:p>
          </table:table-cell>
          <table:table-cell office:value-type="float" office:value="179.562">
            <text:p>179.562</text:p>
          </table:table-cell>
          <table:table-cell office:value-type="float" office:value="0.578078">
            <text:p>0.5780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0813">
            <text:p>75.0813</text:p>
          </table:table-cell>
          <table:table-cell office:value-type="float" office:value="0.438126">
            <text:p>0.438126</text:p>
          </table:table-cell>
          <table:table-cell office:value-type="float" office:value="179.562">
            <text:p>179.562</text:p>
          </table:table-cell>
          <table:table-cell office:value-type="float" office:value="0.578594">
            <text:p>0.5785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2312">
            <text:p>75.2312</text:p>
          </table:table-cell>
          <table:table-cell office:value-type="float" office:value="0.437759">
            <text:p>0.437759</text:p>
          </table:table-cell>
          <table:table-cell office:value-type="float" office:value="179.562">
            <text:p>179.562</text:p>
          </table:table-cell>
          <table:table-cell office:value-type="float" office:value="0.578259">
            <text:p>0.5782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3374">
            <text:p>75.3374</text:p>
          </table:table-cell>
          <table:table-cell office:value-type="float" office:value="0.437576">
            <text:p>0.437576</text:p>
          </table:table-cell>
          <table:table-cell office:value-type="float" office:value="179.562">
            <text:p>179.562</text:p>
          </table:table-cell>
          <table:table-cell office:value-type="float" office:value="0.578483">
            <text:p>0.5784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4514">
            <text:p>75.4514</text:p>
          </table:table-cell>
          <table:table-cell office:value-type="float" office:value="0.437454">
            <text:p>0.437454</text:p>
          </table:table-cell>
          <table:table-cell office:value-type="float" office:value="179.563">
            <text:p>179.563</text:p>
          </table:table-cell>
          <table:table-cell office:value-type="float" office:value="0.578473">
            <text:p>0.5784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5598">
            <text:p>75.5598</text:p>
          </table:table-cell>
          <table:table-cell office:value-type="float" office:value="0.437088">
            <text:p>0.437088</text:p>
          </table:table-cell>
          <table:table-cell office:value-type="float" office:value="179.563">
            <text:p>179.563</text:p>
          </table:table-cell>
          <table:table-cell office:value-type="float" office:value="0.57762">
            <text:p>0.577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6694">
            <text:p>75.6694</text:p>
          </table:table-cell>
          <table:table-cell office:value-type="float" office:value="0.436798">
            <text:p>0.436798</text:p>
          </table:table-cell>
          <table:table-cell office:value-type="float" office:value="179.563">
            <text:p>179.563</text:p>
          </table:table-cell>
          <table:table-cell office:value-type="float" office:value="0.578576">
            <text:p>0.5785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7773">
            <text:p>75.7773</text:p>
          </table:table-cell>
          <table:table-cell office:value-type="float" office:value="0.436493">
            <text:p>0.436493</text:p>
          </table:table-cell>
          <table:table-cell office:value-type="float" office:value="179.564">
            <text:p>179.564</text:p>
          </table:table-cell>
          <table:table-cell office:value-type="float" office:value="0.578285">
            <text:p>0.5782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8884">
            <text:p>75.8884</text:p>
          </table:table-cell>
          <table:table-cell office:value-type="float" office:value="0.436432">
            <text:p>0.436432</text:p>
          </table:table-cell>
          <table:table-cell office:value-type="float" office:value="179.564">
            <text:p>179.564</text:p>
          </table:table-cell>
          <table:table-cell office:value-type="float" office:value="0.578301">
            <text:p>0.5783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0015">
            <text:p>76.0015</text:p>
          </table:table-cell>
          <table:table-cell office:value-type="float" office:value="0.43602">
            <text:p>0.43602</text:p>
          </table:table-cell>
          <table:table-cell office:value-type="float" office:value="179.564">
            <text:p>179.564</text:p>
          </table:table-cell>
          <table:table-cell office:value-type="float" office:value="0.577492">
            <text:p>0.5774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1509">
            <text:p>76.1509</text:p>
          </table:table-cell>
          <table:table-cell office:value-type="float" office:value="0.435364">
            <text:p>0.435364</text:p>
          </table:table-cell>
          <table:table-cell office:value-type="float" office:value="179.565">
            <text:p>179.565</text:p>
          </table:table-cell>
          <table:table-cell office:value-type="float" office:value="0.577559">
            <text:p>0.5775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252">
            <text:p>76.252</text:p>
          </table:table-cell>
          <table:table-cell office:value-type="float" office:value="0.435242">
            <text:p>0.435242</text:p>
          </table:table-cell>
          <table:table-cell office:value-type="float" office:value="179.565">
            <text:p>179.565</text:p>
          </table:table-cell>
          <table:table-cell office:value-type="float" office:value="0.578075">
            <text:p>0.5780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3584">
            <text:p>76.3584</text:p>
          </table:table-cell>
          <table:table-cell office:value-type="float" office:value="0.434753">
            <text:p>0.434753</text:p>
          </table:table-cell>
          <table:table-cell office:value-type="float" office:value="179.565">
            <text:p>179.565</text:p>
          </table:table-cell>
          <table:table-cell office:value-type="float" office:value="0.57718">
            <text:p>0.577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5076">
            <text:p>76.5076</text:p>
          </table:table-cell>
          <table:table-cell office:value-type="float" office:value="0.434067">
            <text:p>0.434067</text:p>
          </table:table-cell>
          <table:table-cell office:value-type="float" office:value="179.566">
            <text:p>179.566</text:p>
          </table:table-cell>
          <table:table-cell office:value-type="float" office:value="0.577057">
            <text:p>0.5770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6572">
            <text:p>76.6572</text:p>
          </table:table-cell>
          <table:table-cell office:value-type="float" office:value="0.433578">
            <text:p>0.433578</text:p>
          </table:table-cell>
          <table:table-cell office:value-type="float" office:value="179.566">
            <text:p>179.566</text:p>
          </table:table-cell>
          <table:table-cell office:value-type="float" office:value="0.577775">
            <text:p>0.5777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76">
            <text:p>76.76</text:p>
          </table:table-cell>
          <table:table-cell office:value-type="float" office:value="0.433151">
            <text:p>0.433151</text:p>
          </table:table-cell>
          <table:table-cell office:value-type="float" office:value="179.567">
            <text:p>179.567</text:p>
          </table:table-cell>
          <table:table-cell office:value-type="float" office:value="0.577156">
            <text:p>0.57715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8716">
            <text:p>76.8716</text:p>
          </table:table-cell>
          <table:table-cell office:value-type="float" office:value="0.432785">
            <text:p>0.432785</text:p>
          </table:table-cell>
          <table:table-cell office:value-type="float" office:value="179.567">
            <text:p>179.567</text:p>
          </table:table-cell>
          <table:table-cell office:value-type="float" office:value="0.577095">
            <text:p>0.5770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9854">
            <text:p>76.9854</text:p>
          </table:table-cell>
          <table:table-cell office:value-type="float" office:value="0.432175">
            <text:p>0.432175</text:p>
          </table:table-cell>
          <table:table-cell office:value-type="float" office:value="179.568">
            <text:p>179.568</text:p>
          </table:table-cell>
          <table:table-cell office:value-type="float" office:value="0.576683">
            <text:p>0.5766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0884">
            <text:p>77.0884</text:p>
          </table:table-cell>
          <table:table-cell office:value-type="float" office:value="0.431686">
            <text:p>0.431686</text:p>
          </table:table-cell>
          <table:table-cell office:value-type="float" office:value="179.568">
            <text:p>179.568</text:p>
          </table:table-cell>
          <table:table-cell office:value-type="float" office:value="0.5769">
            <text:p>0.57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1963">
            <text:p>77.1963</text:p>
          </table:table-cell>
          <table:table-cell office:value-type="float" office:value="0.431137">
            <text:p>0.431137</text:p>
          </table:table-cell>
          <table:table-cell office:value-type="float" office:value="179.569">
            <text:p>179.569</text:p>
          </table:table-cell>
          <table:table-cell office:value-type="float" office:value="0.576281">
            <text:p>0.5762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3032">
            <text:p>77.3032</text:p>
          </table:table-cell>
          <table:table-cell office:value-type="float" office:value="0.430588">
            <text:p>0.430588</text:p>
          </table:table-cell>
          <table:table-cell office:value-type="float" office:value="179.569">
            <text:p>179.569</text:p>
          </table:table-cell>
          <table:table-cell office:value-type="float" office:value="0.576416">
            <text:p>0.5764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4084">
            <text:p>77.4084</text:p>
          </table:table-cell>
          <table:table-cell office:value-type="float" office:value="0.429977">
            <text:p>0.429977</text:p>
          </table:table-cell>
          <table:table-cell office:value-type="float" office:value="179.57">
            <text:p>179.57</text:p>
          </table:table-cell>
          <table:table-cell office:value-type="float" office:value="0.576233">
            <text:p>0.5762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5168">
            <text:p>77.5168</text:p>
          </table:table-cell>
          <table:table-cell office:value-type="float" office:value="0.429367">
            <text:p>0.429367</text:p>
          </table:table-cell>
          <table:table-cell office:value-type="float" office:value="179.571">
            <text:p>179.571</text:p>
          </table:table-cell>
          <table:table-cell office:value-type="float" office:value="0.575942">
            <text:p>0.5759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6243">
            <text:p>77.6243</text:p>
          </table:table-cell>
          <table:table-cell office:value-type="float" office:value="0.42865">
            <text:p>0.42865</text:p>
          </table:table-cell>
          <table:table-cell office:value-type="float" office:value="179.571">
            <text:p>179.571</text:p>
          </table:table-cell>
          <table:table-cell office:value-type="float" office:value="0.575549">
            <text:p>0.5755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7246">
            <text:p>77.7246</text:p>
          </table:table-cell>
          <table:table-cell office:value-type="float" office:value="0.427917">
            <text:p>0.427917</text:p>
          </table:table-cell>
          <table:table-cell office:value-type="float" office:value="179.572">
            <text:p>179.572</text:p>
          </table:table-cell>
          <table:table-cell office:value-type="float" office:value="0.575413">
            <text:p>0.5754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8303">
            <text:p>77.8303</text:p>
          </table:table-cell>
          <table:table-cell office:value-type="float" office:value="0.427185">
            <text:p>0.427185</text:p>
          </table:table-cell>
          <table:table-cell office:value-type="float" office:value="179.573">
            <text:p>179.573</text:p>
          </table:table-cell>
          <table:table-cell office:value-type="float" office:value="0.575281">
            <text:p>0.5752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9365">
            <text:p>77.9365</text:p>
          </table:table-cell>
          <table:table-cell office:value-type="float" office:value="0.426453">
            <text:p>0.426453</text:p>
          </table:table-cell>
          <table:table-cell office:value-type="float" office:value="179.574">
            <text:p>179.574</text:p>
          </table:table-cell>
          <table:table-cell office:value-type="float" office:value="0.575149">
            <text:p>0.5751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0444">
            <text:p>78.0444</text:p>
          </table:table-cell>
          <table:table-cell office:value-type="float" office:value="0.425522">
            <text:p>0.425522</text:p>
          </table:table-cell>
          <table:table-cell office:value-type="float" office:value="179.574">
            <text:p>179.574</text:p>
          </table:table-cell>
          <table:table-cell office:value-type="float" office:value="0.574631">
            <text:p>0.5746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1445">
            <text:p>78.1445</text:p>
          </table:table-cell>
          <table:table-cell office:value-type="float" office:value="0.42485">
            <text:p>0.42485</text:p>
          </table:table-cell>
          <table:table-cell office:value-type="float" office:value="179.575">
            <text:p>179.575</text:p>
          </table:table-cell>
          <table:table-cell office:value-type="float" office:value="0.57486">
            <text:p>0.574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2449">
            <text:p>78.2449</text:p>
          </table:table-cell>
          <table:table-cell office:value-type="float" office:value="0.42424">
            <text:p>0.42424</text:p>
          </table:table-cell>
          <table:table-cell office:value-type="float" office:value="179.576">
            <text:p>179.576</text:p>
          </table:table-cell>
          <table:table-cell office:value-type="float" office:value="0.574752">
            <text:p>0.5747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3552">
            <text:p>78.3552</text:p>
          </table:table-cell>
          <table:table-cell office:value-type="float" office:value="0.423615">
            <text:p>0.423615</text:p>
          </table:table-cell>
          <table:table-cell office:value-type="float" office:value="179.576">
            <text:p>179.576</text:p>
          </table:table-cell>
          <table:table-cell office:value-type="float" office:value="0.574841">
            <text:p>0.5748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4651">
            <text:p>78.4651</text:p>
          </table:table-cell>
          <table:table-cell office:value-type="float" office:value="0.423065">
            <text:p>0.423065</text:p>
          </table:table-cell>
          <table:table-cell office:value-type="float" office:value="179.577">
            <text:p>179.577</text:p>
          </table:table-cell>
          <table:table-cell office:value-type="float" office:value="0.575313">
            <text:p>0.5753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5759">
            <text:p>78.5759</text:p>
          </table:table-cell>
          <table:table-cell office:value-type="float" office:value="0.42247">
            <text:p>0.42247</text:p>
          </table:table-cell>
          <table:table-cell office:value-type="float" office:value="179.578">
            <text:p>179.578</text:p>
          </table:table-cell>
          <table:table-cell office:value-type="float" office:value="0.574766">
            <text:p>0.5747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6875">
            <text:p>78.6875</text:p>
          </table:table-cell>
          <table:table-cell office:value-type="float" office:value="0.421753">
            <text:p>0.421753</text:p>
          </table:table-cell>
          <table:table-cell office:value-type="float" office:value="179.578">
            <text:p>179.578</text:p>
          </table:table-cell>
          <table:table-cell office:value-type="float" office:value="0.574066">
            <text:p>0.5740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7947">
            <text:p>78.7947</text:p>
          </table:table-cell>
          <table:table-cell office:value-type="float" office:value="0.421021">
            <text:p>0.421021</text:p>
          </table:table-cell>
          <table:table-cell office:value-type="float" office:value="179.579">
            <text:p>179.579</text:p>
          </table:table-cell>
          <table:table-cell office:value-type="float" office:value="0.574431">
            <text:p>0.5744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9036">
            <text:p>78.9036</text:p>
          </table:table-cell>
          <table:table-cell office:value-type="float" office:value="0.420349">
            <text:p>0.420349</text:p>
          </table:table-cell>
          <table:table-cell office:value-type="float" office:value="179.58">
            <text:p>179.58</text:p>
          </table:table-cell>
          <table:table-cell office:value-type="float" office:value="0.573817">
            <text:p>0.5738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0146">
            <text:p>79.0146</text:p>
          </table:table-cell>
          <table:table-cell office:value-type="float" office:value="0.419601">
            <text:p>0.419601</text:p>
          </table:table-cell>
          <table:table-cell office:value-type="float" office:value="179.58">
            <text:p>179.58</text:p>
          </table:table-cell>
          <table:table-cell office:value-type="float" office:value="0.573912">
            <text:p>0.5739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1233">
            <text:p>79.1233</text:p>
          </table:table-cell>
          <table:table-cell office:value-type="float" office:value="0.418823">
            <text:p>0.418823</text:p>
          </table:table-cell>
          <table:table-cell office:value-type="float" office:value="179.581">
            <text:p>179.581</text:p>
          </table:table-cell>
          <table:table-cell office:value-type="float" office:value="0.573583">
            <text:p>0.5735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2317">
            <text:p>79.2317</text:p>
          </table:table-cell>
          <table:table-cell office:value-type="float" office:value="0.417999">
            <text:p>0.417999</text:p>
          </table:table-cell>
          <table:table-cell office:value-type="float" office:value="179.582">
            <text:p>179.582</text:p>
          </table:table-cell>
          <table:table-cell office:value-type="float" office:value="0.57361">
            <text:p>0.573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3486">
            <text:p>79.3486</text:p>
          </table:table-cell>
          <table:table-cell office:value-type="float" office:value="0.417114">
            <text:p>0.417114</text:p>
          </table:table-cell>
          <table:table-cell office:value-type="float" office:value="179.583">
            <text:p>179.583</text:p>
          </table:table-cell>
          <table:table-cell office:value-type="float" office:value="0.573434">
            <text:p>0.5734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4543">
            <text:p>79.4543</text:p>
          </table:table-cell>
          <table:table-cell office:value-type="float" office:value="0.416138">
            <text:p>0.416138</text:p>
          </table:table-cell>
          <table:table-cell office:value-type="float" office:value="179.584">
            <text:p>179.584</text:p>
          </table:table-cell>
          <table:table-cell office:value-type="float" office:value="0.572559">
            <text:p>0.5725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5649">
            <text:p>79.5649</text:p>
          </table:table-cell>
          <table:table-cell office:value-type="float" office:value="0.415329">
            <text:p>0.415329</text:p>
          </table:table-cell>
          <table:table-cell office:value-type="float" office:value="179.585">
            <text:p>179.585</text:p>
          </table:table-cell>
          <table:table-cell office:value-type="float" office:value="0.573067">
            <text:p>0.5730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6748">
            <text:p>79.6748</text:p>
          </table:table-cell>
          <table:table-cell office:value-type="float" office:value="0.414352">
            <text:p>0.414352</text:p>
          </table:table-cell>
          <table:table-cell office:value-type="float" office:value="179.586">
            <text:p>179.586</text:p>
          </table:table-cell>
          <table:table-cell office:value-type="float" office:value="0.572434">
            <text:p>0.5724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7805">
            <text:p>79.7805</text:p>
          </table:table-cell>
          <table:table-cell office:value-type="float" office:value="0.413498">
            <text:p>0.413498</text:p>
          </table:table-cell>
          <table:table-cell office:value-type="float" office:value="179.587">
            <text:p>179.587</text:p>
          </table:table-cell>
          <table:table-cell office:value-type="float" office:value="0.572548">
            <text:p>0.5725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8906">
            <text:p>79.8906</text:p>
          </table:table-cell>
          <table:table-cell office:value-type="float" office:value="0.412704">
            <text:p>0.412704</text:p>
          </table:table-cell>
          <table:table-cell office:value-type="float" office:value="179.587">
            <text:p>179.587</text:p>
          </table:table-cell>
          <table:table-cell office:value-type="float" office:value="0.572418">
            <text:p>0.5724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001">
            <text:p>80.001</text:p>
          </table:table-cell>
          <table:table-cell office:value-type="float" office:value="0.411606">
            <text:p>0.411606</text:p>
          </table:table-cell>
          <table:table-cell office:value-type="float" office:value="179.588">
            <text:p>179.588</text:p>
          </table:table-cell>
          <table:table-cell office:value-type="float" office:value="0.571671">
            <text:p>0.5716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1089">
            <text:p>80.1089</text:p>
          </table:table-cell>
          <table:table-cell office:value-type="float" office:value="0.410629">
            <text:p>0.410629</text:p>
          </table:table-cell>
          <table:table-cell office:value-type="float" office:value="179.589">
            <text:p>179.589</text:p>
          </table:table-cell>
          <table:table-cell office:value-type="float" office:value="0.571763">
            <text:p>0.5717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2112">
            <text:p>80.2112</text:p>
          </table:table-cell>
          <table:table-cell office:value-type="float" office:value="0.409515">
            <text:p>0.409515</text:p>
          </table:table-cell>
          <table:table-cell office:value-type="float" office:value="179.59">
            <text:p>179.59</text:p>
          </table:table-cell>
          <table:table-cell office:value-type="float" office:value="0.571488">
            <text:p>0.5714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3169">
            <text:p>80.3169</text:p>
          </table:table-cell>
          <table:table-cell office:value-type="float" office:value="0.408386">
            <text:p>0.408386</text:p>
          </table:table-cell>
          <table:table-cell office:value-type="float" office:value="179.592">
            <text:p>179.592</text:p>
          </table:table-cell>
          <table:table-cell office:value-type="float" office:value="0.571353">
            <text:p>0.5713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4204">
            <text:p>80.4204</text:p>
          </table:table-cell>
          <table:table-cell office:value-type="float" office:value="0.407455">
            <text:p>0.407455</text:p>
          </table:table-cell>
          <table:table-cell office:value-type="float" office:value="179.593">
            <text:p>179.593</text:p>
          </table:table-cell>
          <table:table-cell office:value-type="float" office:value="0.571388">
            <text:p>0.5713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53">
            <text:p>80.53</text:p>
          </table:table-cell>
          <table:table-cell office:value-type="float" office:value="0.406296">
            <text:p>0.406296</text:p>
          </table:table-cell>
          <table:table-cell office:value-type="float" office:value="179.594">
            <text:p>179.594</text:p>
          </table:table-cell>
          <table:table-cell office:value-type="float" office:value="0.5707">
            <text:p>0.57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6392">
            <text:p>80.6392</text:p>
          </table:table-cell>
          <table:table-cell office:value-type="float" office:value="0.405106">
            <text:p>0.405106</text:p>
          </table:table-cell>
          <table:table-cell office:value-type="float" office:value="179.595">
            <text:p>179.595</text:p>
          </table:table-cell>
          <table:table-cell office:value-type="float" office:value="0.570485">
            <text:p>0.570485</text:p>
          </table:table-cell>
          <table:table-cell office:value-type="float" office:value="180">
            <text:p>18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1">04/21/2024</text:date>, <text:time>12:02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1T12:02:15.79</dc:date>
    <dc:creator>Thorsten Kuypers</dc:creator>
    <meta:generator>OpenOffice/4.1.13$Win32 OpenOffice.org_project/4113m1$Build-9810</meta:generator>
    <meta:editing-duration>PT28M59S</meta:editing-duration>
    <meta:editing-cycles>4</meta:editing-cycles>
    <meta:document-statistic meta:table-count="1" meta:cell-count="37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75" chart:maximum="18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39cm" svg:height="18.943cm" xlink:href=".." xlink:type="simple" chart:class="chart:line" chart:style-name="ch1">
        <chart:legend svg:x="9.954cm" svg:y="0.498cm" style:legend-expansion="custom" chartooo:width="2.351cm" chartooo:height="1.148cm" style:legend-expansion-aspect-ratio="2.0479094076655" chart:style-name="ch2"/>
        <chart:plot-area chart:style-name="ch3" table:cell-range-address="Tabelle1.C12:Tabelle1.C747 Tabelle1.E12:Tabelle1.E747" chart:data-source-has-labels="row" svg:x="0.921cm" svg:y="1.646cm" svg:width="22.213cm" svg:height="16.496cm">
          <chartooo:coordinate-region svg:x="1.728cm" svg:y="1.858cm" svg:width="21.213cm" svg:height="15.1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3:Tabelle1.C747" chart:label-cell-address="Tabelle1.C12:Tabelle1.C12" chart:class="chart:line">
            <chart:data-point chart:repeated="735"/>
          </chart:series>
          <chart:series chart:style-name="ch8" chart:values-cell-range-address="Tabelle1.E13:Tabelle1.E747" chart:label-cell-address="Tabelle1.E12:Tabelle1.E12" chart:class="chart:line">
            <chart:data-point chart:repeated="7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2:Tabelle1.C12</svg:desc>
                </draw:g>
              </table:table-cell>
              <table:table-cell office:value-type="string">
                <text:p>setpoint</text:p>
                <draw:g>
                  <svg:desc>Tabelle1.E12:Tabelle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.46">
                <text:p>152.46</text:p>
                <draw:g>
                  <svg:desc>Tabelle1.C13:Tabelle1.C747</svg:desc>
                </draw:g>
              </table:table-cell>
              <table:table-cell office:value-type="float" office:value="180">
                <text:p>180</text:p>
                <draw:g>
                  <svg:desc>Tabelle1.E13:Tabelle1.E7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.44">
                <text:p>152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.421">
                <text:p>152.4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.402">
                <text:p>152.4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.384">
                <text:p>152.3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.369">
                <text:p>152.3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.359">
                <text:p>152.3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.355">
                <text:p>152.3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.359">
                <text:p>152.3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.371">
                <text:p>152.3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.394">
                <text:p>152.3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.433">
                <text:p>152.4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483">
                <text:p>152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.54">
                <text:p>152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.609">
                <text:p>152.6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.696">
                <text:p>152.6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.795">
                <text:p>152.7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.895">
                <text:p>152.8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.005">
                <text:p>153.0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.133">
                <text:p>153.1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.273">
                <text:p>153.2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3.425">
                <text:p>153.4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.583">
                <text:p>153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.75">
                <text:p>153.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.922">
                <text:p>153.9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.101">
                <text:p>154.1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.282">
                <text:p>154.2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.46">
                <text:p>154.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.647">
                <text:p>154.6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.821">
                <text:p>154.8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.012">
                <text:p>155.0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.191">
                <text:p>155.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.371">
                <text:p>155.3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.562">
                <text:p>155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.762">
                <text:p>155.7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.96">
                <text:p>155.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.162">
                <text:p>156.1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.352">
                <text:p>156.3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.543">
                <text:p>156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.742">
                <text:p>156.7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.938">
                <text:p>156.9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.134">
                <text:p>157.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.407">
                <text:p>157.4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.601">
                <text:p>157.6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.797">
                <text:p>157.7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.98">
                <text:p>157.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8.163">
                <text:p>158.1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8.346">
                <text:p>158.3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8.523">
                <text:p>158.5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8.693">
                <text:p>158.6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8.859">
                <text:p>158.8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9.037">
                <text:p>159.0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221">
                <text:p>159.2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.393">
                <text:p>159.3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9.567">
                <text:p>15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9.732">
                <text:p>159.7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.905">
                <text:p>159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0.077">
                <text:p>160.0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0.246">
                <text:p>160.2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.413">
                <text:p>160.4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.581">
                <text:p>160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0.745">
                <text:p>160.7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0.892">
                <text:p>160.8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1.047">
                <text:p>161.0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1.197">
                <text:p>161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1.347">
                <text:p>161.3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1.557">
                <text:p>161.5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1.697">
                <text:p>161.6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1.845">
                <text:p>161.8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2">
                <text:p>1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2.151">
                <text:p>162.1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.302">
                <text:p>162.3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.443">
                <text:p>162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.579">
                <text:p>162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.723">
                <text:p>162.7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2.87">
                <text:p>162.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.016">
                <text:p>163.0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3.164">
                <text:p>163.1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3.304">
                <text:p>163.3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3.448">
                <text:p>163.4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3.591">
                <text:p>163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.741">
                <text:p>163.7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3.882">
                <text:p>163.8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.02">
                <text:p>164.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.158">
                <text:p>164.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.294">
                <text:p>164.2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4.427">
                <text:p>164.4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4.559">
                <text:p>164.5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.696">
                <text:p>164.6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4.841">
                <text:p>164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.984">
                <text:p>164.9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.129">
                <text:p>165.1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5.268">
                <text:p>165.2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.411">
                <text:p>165.4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5.56">
                <text:p>165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.692">
                <text:p>165.6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5.832">
                <text:p>165.8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5.973">
                <text:p>165.9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6.12">
                <text:p>166.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6.272">
                <text:p>166.2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6.424">
                <text:p>166.4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6.574">
                <text:p>166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.719">
                <text:p>166.7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.866">
                <text:p>166.8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7.002">
                <text:p>167.0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7.141">
                <text:p>167.1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7.284">
                <text:p>167.2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7.437">
                <text:p>167.4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.59">
                <text:p>167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.746">
                <text:p>167.7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.905">
                <text:p>167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8.064">
                <text:p>168.0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.215">
                <text:p>168.2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.359">
                <text:p>168.3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.504">
                <text:p>168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.651">
                <text:p>168.6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807">
                <text:p>168.8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8.97">
                <text:p>168.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9.137">
                <text:p>169.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.297">
                <text:p>169.2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9.456">
                <text:p>169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9.626">
                <text:p>169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9.797">
                <text:p>169.7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9.953">
                <text:p>169.9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0.107">
                <text:p>170.1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0.282">
                <text:p>170.2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0.44">
                <text:p>170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.675">
                <text:p>170.6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0.833">
                <text:p>170.8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0.994">
                <text:p>170.9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1.165">
                <text:p>171.1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1.342">
                <text:p>171.3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1.521">
                <text:p>171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1.685">
                <text:p>171.6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1.86">
                <text:p>171.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2.041">
                <text:p>172.0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2.296">
                <text:p>172.2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.474">
                <text:p>172.4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2.649">
                <text:p>172.6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2.831">
                <text:p>172.8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3.011">
                <text:p>173.0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3.195">
                <text:p>173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3.377">
                <text:p>173.3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3.558">
                <text:p>173.5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3.743">
                <text:p>173.7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3.926">
                <text:p>173.9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4.105">
                <text:p>174.1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.277">
                <text:p>174.2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.464">
                <text:p>174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4.644">
                <text:p>174.6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4.899">
                <text:p>174.8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5.069">
                <text:p>175.0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5.245">
                <text:p>175.2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5.429">
                <text:p>175.4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.609">
                <text:p>175.6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5.79">
                <text:p>175.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5.968">
                <text:p>175.9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6.154">
                <text:p>176.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6.336">
                <text:p>176.3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6.507">
                <text:p>176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.76">
                <text:p>176.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.945">
                <text:p>176.9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.131">
                <text:p>177.1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7.316">
                <text:p>177.3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7.498">
                <text:p>177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.672">
                <text:p>177.6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.841">
                <text:p>177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.072">
                <text:p>178.0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.218">
                <text:p>178.2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.358">
                <text:p>178.3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8.498">
                <text:p>178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8.629">
                <text:p>178.6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8.744">
                <text:p>178.7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.9">
                <text:p>178.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8.999">
                <text:p>178.9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.088">
                <text:p>179.0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.17">
                <text:p>179.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.241">
                <text:p>179.2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.301">
                <text:p>179.3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.35">
                <text:p>179.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39">
                <text:p>179.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9.425">
                <text:p>179.4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9.451">
                <text:p>179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.48">
                <text:p>179.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.494">
                <text:p>179.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9.512">
                <text:p>179.5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9.516">
                <text:p>179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.517">
                <text:p>179.5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9.518">
                <text:p>179.5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9.52">
                <text:p>179.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.522">
                <text:p>179.5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9.525">
                <text:p>179.5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9.529">
                <text:p>179.5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9.536">
                <text:p>179.5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9.549">
                <text:p>179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9.608">
                <text:p>179.6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9.627">
                <text:p>179.6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9.648">
                <text:p>179.6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9.67">
                <text:p>179.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9.691">
                <text:p>179.6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9.712">
                <text:p>179.7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9.734">
                <text:p>179.7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9.754">
                <text:p>179.7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9.774">
                <text:p>179.7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9.793">
                <text:p>179.7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9.811">
                <text:p>179.8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9.829">
                <text:p>179.8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9.845">
                <text:p>179.8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.859">
                <text:p>179.8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9.871">
                <text:p>179.8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9.881">
                <text:p>179.8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9.891">
                <text:p>179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9.898">
                <text:p>179.8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9.903">
                <text:p>179.9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9.907">
                <text:p>179.9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9.908">
                <text:p>179.9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9.908">
                <text:p>179.9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9.907">
                <text:p>179.9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9.905">
                <text:p>179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9.902">
                <text:p>179.9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9.898">
                <text:p>179.8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9.894">
                <text:p>179.8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9.888">
                <text:p>179.8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9.883">
                <text:p>179.8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9.877">
                <text:p>179.8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9.872">
                <text:p>179.8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9.867">
                <text:p>179.8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9.862">
                <text:p>179.8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9.858">
                <text:p>179.8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.854">
                <text:p>179.8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9.851">
                <text:p>179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9.848">
                <text:p>179.8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9.846">
                <text:p>179.8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9.845">
                <text:p>179.8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9.844">
                <text:p>179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9.843">
                <text:p>179.8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9.844">
                <text:p>179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9.844">
                <text:p>179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9.845">
                <text:p>179.8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9.846">
                <text:p>179.8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9.848">
                <text:p>179.8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9.849">
                <text:p>179.8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851">
                <text:p>179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9.853">
                <text:p>179.8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9.854">
                <text:p>179.8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9.856">
                <text:p>179.8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9.857">
                <text:p>179.8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9.858">
                <text:p>179.8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9.859">
                <text:p>179.8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9.86">
                <text:p>179.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9.86">
                <text:p>179.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9.86">
                <text:p>179.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9.859">
                <text:p>179.8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9.857">
                <text:p>179.8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9.855">
                <text:p>179.8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9.853">
                <text:p>179.8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9.851">
                <text:p>179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9.848">
                <text:p>179.8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9.844">
                <text:p>179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9.841">
                <text:p>179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9.837">
                <text:p>179.8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9.833">
                <text:p>179.8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.829">
                <text:p>179.8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9.825">
                <text:p>179.8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9.821">
                <text:p>179.8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9.816">
                <text:p>179.8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9.812">
                <text:p>179.8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9.807">
                <text:p>179.8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9.803">
                <text:p>179.8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9.799">
                <text:p>179.7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9.795">
                <text:p>179.7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9.791">
                <text:p>179.7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9.787">
                <text:p>179.7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9.783">
                <text:p>179.7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9.779">
                <text:p>179.7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.775">
                <text:p>179.7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9.771">
                <text:p>179.7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9.768">
                <text:p>179.7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.764">
                <text:p>179.7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.76">
                <text:p>179.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9.757">
                <text:p>179.7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753">
                <text:p>179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.749">
                <text:p>179.7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9.746">
                <text:p>179.7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9.742">
                <text:p>179.7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9.739">
                <text:p>179.7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9.734">
                <text:p>179.7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9.73">
                <text:p>179.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9.726">
                <text:p>179.7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9.722">
                <text:p>179.7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9.717">
                <text:p>179.7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9.713">
                <text:p>179.7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9.708">
                <text:p>179.7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9.703">
                <text:p>179.7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9.698">
                <text:p>179.6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9.694">
                <text:p>179.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9.689">
                <text:p>179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9.684">
                <text:p>179.6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9.676">
                <text:p>179.6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9.672">
                <text:p>179.6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.666">
                <text:p>179.6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9.662">
                <text:p>179.6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9.657">
                <text:p>179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9.653">
                <text:p>179.6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9.649">
                <text:p>179.6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9.644">
                <text:p>179.6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9.64">
                <text:p>179.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9.637">
                <text:p>179.6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9.633">
                <text:p>179.6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9.629">
                <text:p>179.6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.625">
                <text:p>179.6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9.621">
                <text:p>179.6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9.617">
                <text:p>179.6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.614">
                <text:p>179.6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9.61">
                <text:p>179.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.606">
                <text:p>179.6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9.602">
                <text:p>179.6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9.598">
                <text:p>179.5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9.595">
                <text:p>179.5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9.557">
                <text:p>179.5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9.551">
                <text:p>179.5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9.548">
                <text:p>179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9.545">
                <text:p>179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9.541">
                <text:p>179.5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9.538">
                <text:p>179.5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9.536">
                <text:p>179.5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9.534">
                <text:p>179.5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9.532">
                <text:p>179.5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9.53">
                <text:p>179.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9.528">
                <text:p>179.5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9.527">
                <text:p>179.5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9.525">
                <text:p>179.5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9.524">
                <text:p>179.5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9.522">
                <text:p>179.5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9.521">
                <text:p>179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9.518">
                <text:p>179.5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9.517">
                <text:p>179.5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9.516">
                <text:p>179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.514">
                <text:p>179.5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.513">
                <text:p>179.5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.512">
                <text:p>179.5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9.512">
                <text:p>179.5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9.511">
                <text:p>179.5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9.511">
                <text:p>179.5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9.512">
                <text:p>179.5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9.513">
                <text:p>179.5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9.515">
                <text:p>179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9.516">
                <text:p>179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9.517">
                <text:p>179.5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9.518">
                <text:p>179.5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9.521">
                <text:p>179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.522">
                <text:p>179.5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9.524">
                <text:p>179.5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9.525">
                <text:p>179.5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9.527">
                <text:p>179.5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9.529">
                <text:p>179.5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9.53">
                <text:p>179.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9.532">
                <text:p>179.5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9.534">
                <text:p>179.5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9.536">
                <text:p>179.5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9.538">
                <text:p>179.5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9.544">
                <text:p>179.5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9.548">
                <text:p>179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9.55">
                <text:p>179.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9.552">
                <text:p>179.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9.555">
                <text:p>179.5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9.557">
                <text:p>179.5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9.558">
                <text:p>179.5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9.573">
                <text:p>179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.577">
                <text:p>179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9.579">
                <text:p>179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9.594">
                <text:p>179.5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9.596">
                <text:p>179.5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9.598">
                <text:p>179.5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9.599">
                <text:p>179.5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9.601">
                <text:p>179.6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9.603">
                <text:p>179.6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9.605">
                <text:p>179.6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9.607">
                <text:p>179.6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9.609">
                <text:p>179.6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9.611">
                <text:p>179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9.612">
                <text:p>179.6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9.614">
                <text:p>179.6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9.615">
                <text:p>179.6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9.617">
                <text:p>179.6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9.619">
                <text:p>179.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9.62">
                <text:p>179.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9.621">
                <text:p>179.6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9.623">
                <text:p>179.6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9.624">
                <text:p>179.6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9.626">
                <text:p>179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9.627">
                <text:p>179.6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9.629">
                <text:p>179.6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9.63">
                <text:p>179.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9.632">
                <text:p>179.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9.633">
                <text:p>179.6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.635">
                <text:p>179.6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9.636">
                <text:p>179.6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9.638">
                <text:p>179.6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9.639">
                <text:p>179.6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9.64">
                <text:p>179.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9.642">
                <text:p>179.6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9.643">
                <text:p>179.6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9.644">
                <text:p>179.6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9.646">
                <text:p>179.6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9.647">
                <text:p>179.6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9.649">
                <text:p>179.6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9.65">
                <text:p>179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9.651">
                <text:p>179.6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9.653">
                <text:p>179.6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9.654">
                <text:p>179.6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9.655">
                <text:p>179.6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9.657">
                <text:p>179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9.658">
                <text:p>179.6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9.659">
                <text:p>179.6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9.661">
                <text:p>179.6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9.662">
                <text:p>179.6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9.664">
                <text:p>179.6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9.666">
                <text:p>179.6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9.667">
                <text:p>179.6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9.668">
                <text:p>179.6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9.67">
                <text:p>179.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9.671">
                <text:p>179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9.672">
                <text:p>179.6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9.673">
                <text:p>179.6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9.675">
                <text:p>179.6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9.676">
                <text:p>179.6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9.677">
                <text:p>179.6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9.678">
                <text:p>179.6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9.679">
                <text:p>179.6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9.68">
                <text:p>179.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9.68">
                <text:p>179.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.681">
                <text:p>179.6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9.682">
                <text:p>179.6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9.683">
                <text:p>179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9.683">
                <text:p>179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9.683">
                <text:p>179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9.684">
                <text:p>179.6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9.684">
                <text:p>179.6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9.685">
                <text:p>179.6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9.685">
                <text:p>179.6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9.685">
                <text:p>179.6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9.685">
                <text:p>179.6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9.685">
                <text:p>179.6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9.684">
                <text:p>179.6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9.684">
                <text:p>179.6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9.683">
                <text:p>179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9.683">
                <text:p>179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9.682">
                <text:p>179.6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9.681">
                <text:p>179.6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.681">
                <text:p>179.6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.681">
                <text:p>179.6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9.68">
                <text:p>179.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9.68">
                <text:p>179.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9.679">
                <text:p>179.6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9.678">
                <text:p>179.6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9.678">
                <text:p>179.6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9.677">
                <text:p>179.6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9.677">
                <text:p>179.6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9.676">
                <text:p>179.6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9.675">
                <text:p>179.6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9.675">
                <text:p>179.6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9.674">
                <text:p>179.6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9.673">
                <text:p>179.6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9.672">
                <text:p>179.6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.671">
                <text:p>179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9.67">
                <text:p>179.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9.668">
                <text:p>179.6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9.667">
                <text:p>179.6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9.666">
                <text:p>179.6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9.664">
                <text:p>179.6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9.661">
                <text:p>179.6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9.66">
                <text:p>179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9.659">
                <text:p>179.6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9.657">
                <text:p>179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9.656">
                <text:p>179.6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9.654">
                <text:p>179.6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9.653">
                <text:p>179.6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9.651">
                <text:p>179.6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9.65">
                <text:p>179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9.648">
                <text:p>179.6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9.647">
                <text:p>179.6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9.645">
                <text:p>179.6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9.644">
                <text:p>179.6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9.642">
                <text:p>179.6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9.64">
                <text:p>179.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9.639">
                <text:p>179.6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9.638">
                <text:p>179.6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9.636">
                <text:p>179.6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9.634">
                <text:p>179.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9.632">
                <text:p>179.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9.631">
                <text:p>179.6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.63">
                <text:p>179.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9.628">
                <text:p>179.6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9.626">
                <text:p>179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9.625">
                <text:p>179.6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9.624">
                <text:p>179.6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9.622">
                <text:p>179.6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9.621">
                <text:p>179.6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9.619">
                <text:p>179.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9.617">
                <text:p>179.6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9.616">
                <text:p>179.6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9.615">
                <text:p>179.6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9.613">
                <text:p>179.6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9.611">
                <text:p>179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9.61">
                <text:p>179.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.609">
                <text:p>179.6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9.608">
                <text:p>179.6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9.606">
                <text:p>179.6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9.605">
                <text:p>179.6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9.604">
                <text:p>179.6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9.602">
                <text:p>179.6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9.601">
                <text:p>179.6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9.599">
                <text:p>179.5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9.598">
                <text:p>179.5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9.597">
                <text:p>179.5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9.596">
                <text:p>179.5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9.595">
                <text:p>179.5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9.594">
                <text:p>179.5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9.579">
                <text:p>179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9.577">
                <text:p>179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9.573">
                <text:p>179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9.573">
                <text:p>179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9.577">
                <text:p>179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9.579">
                <text:p>179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9.594">
                <text:p>179.5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9.595">
                <text:p>179.595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